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1.62856"/>
          <table:table-cell office:value-type="float" office:value="0.0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5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71.0"/>
          <table:table-cell office:value-type="float" office:value="1146.0"/>
          <table:table-cell office:value-type="float" office:value="94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89125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71.0"/>
          <table:table-cell office:value-type="float" office:value="1146.0"/>
          <table:table-cell office:value-type="float" office:value="946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85416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71.0"/>
          <table:table-cell office:value-type="float" office:value="1146.0"/>
          <table:table-cell office:value-type="float" office:value="946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1.66918"/>
          <table:table-cell office:value-type="float" office:value="0.0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938.0"/>
          <table:table-cell office:value-type="float" office:value="0.0"/>
          <table:table-cell office:value-type="float" office:value="126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7.0"/>
          <table:table-cell office:value-type="float" office:value="2428.0"/>
          <table:table-cell office:value-type="float" office:value="1603.0"/>
          <table:table-cell office:value-type="float" office:value="1602.0"/>
          <table:table-cell office:value-type="float" office:value="939.0"/>
          <table:table-cell office:value-type="float" office:value="20.0"/>
          <table:table-cell office:value-type="float" office:value="1.6197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.0"/>
          <table:table-cell office:value-type="float" office:value="949.0"/>
          <table:table-cell office:value-type="float" office:value="2321.0"/>
          <table:table-cell office:value-type="float" office:value="127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7.0"/>
          <table:table-cell office:value-type="float" office:value="2428.0"/>
          <table:table-cell office:value-type="float" office:value="1603.0"/>
          <table:table-cell office:value-type="float" office:value="1602.0"/>
          <table:table-cell office:value-type="float" office:value="971.0"/>
          <table:table-cell office:value-type="float" office:value="20.0"/>
          <table:table-cell office:value-type="float" office:value="1.89712"/>
          <table:table-cell office:value-type="float" office:value="0.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.0"/>
          <table:table-cell office:value-type="float" office:value="928.0"/>
          <table:table-cell office:value-type="float" office:value="2132.0"/>
          <table:table-cell office:value-type="float" office:value="1289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1.0"/>
          <table:table-cell office:value-type="float" office:value="2450.0"/>
          <table:table-cell office:value-type="float" office:value="1625.0"/>
          <table:table-cell office:value-type="float" office:value="1684.0"/>
          <table:table-cell office:value-type="float" office:value="1241.0"/>
          <table:table-cell office:value-type="float" office:value="2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1.78857"/>
          <table:table-cell office:value-type="float" office:value="0.183"/>
          <table:table-cell office:value-type="float" office:value="0.14"/>
          <table:table-cell office:value-type="float" office:value="22469.0"/>
          <table:table-cell office:value-type="float" office:value="0.0"/>
          <table:table-cell office:value-type="float" office:value="62.0"/>
          <table:table-cell office:value-type="float" office:value="4607.0"/>
          <table:table-cell office:value-type="float" office:value="27098.0"/>
          <table:table-cell office:value-type="float" office:value="717.0"/>
          <table:table-cell office:value-type="float" office:value="2024.0"/>
          <table:table-cell office:value-type="float" office:value="1275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59.0"/>
          <table:table-cell office:value-type="float" office:value="1833.0"/>
          <table:table-cell office:value-type="float" office:value="1491.0"/>
          <table:table-cell office:value-type="float" office:value="1246.0"/>
          <table:table-cell office:value-type="float" office:value="913.0"/>
          <table:table-cell office:value-type="float" office:value="20.0"/>
          <table:table-cell office:value-type="float" office:value="1.60074"/>
          <table:table-cell office:value-type="float" office:value="0.0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5.0"/>
          <table:table-cell office:value-type="float" office:value="717.0"/>
          <table:table-cell office:value-type="float" office:value="2024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9.0"/>
          <table:table-cell office:value-type="float" office:value="1833.0"/>
          <table:table-cell office:value-type="float" office:value="1491.0"/>
          <table:table-cell office:value-type="float" office:value="1246.0"/>
          <table:table-cell office:value-type="float" office:value="913.0"/>
          <table:table-cell office:value-type="float" office:value="20.0"/>
          <table:table-cell office:value-type="float" office:value="1.90703"/>
          <table:table-cell office:value-type="float" office:value="0.047"/>
          <table:table-cell office:value-type="float" office:value="0.02"/>
          <table:table-cell office:value-type="float" office:value="1360.0"/>
          <table:table-cell office:value-type="float" office:value="0.0"/>
          <table:table-cell office:value-type="float" office:value="12.0"/>
          <table:table-cell office:value-type="float" office:value="422.0"/>
          <table:table-cell office:value-type="float" office:value="1860.0"/>
          <table:table-cell office:value-type="float" office:value="874.0"/>
          <table:table-cell office:value-type="float" office:value="2292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00.0"/>
          <table:table-cell office:value-type="float" office:value="2224.0"/>
          <table:table-cell office:value-type="float" office:value="1515.0"/>
          <table:table-cell office:value-type="float" office:value="1503.0"/>
          <table:table-cell office:value-type="float" office:value="731.0"/>
          <table:table-cell office:value-type="float" office:value="2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1.63218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1.0"/>
          <table:table-cell office:value-type="float" office:value="994.0"/>
          <table:table-cell office:value-type="float" office:value="8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62588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1.0"/>
          <table:table-cell office:value-type="float" office:value="994.0"/>
          <table:table-cell office:value-type="float" office:value="86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98689"/>
          <table:table-cell office:value-type="float" office:value="0.0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11.0"/>
          <table:table-cell office:value-type="float" office:value="994.0"/>
          <table:table-cell office:value-type="float" office:value="86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1.7313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1.0"/>
          <table:table-cell office:value-type="float" office:value="868.0"/>
          <table:table-cell office:value-type="float" office:value="2328.0"/>
          <table:table-cell office:value-type="float" office:value="1270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2.0"/>
          <table:table-cell office:value-type="float" office:value="2189.0"/>
          <table:table-cell office:value-type="float" office:value="1483.0"/>
          <table:table-cell office:value-type="float" office:value="1442.0"/>
          <table:table-cell office:value-type="float" office:value="910.0"/>
          <table:table-cell office:value-type="float" office:value="20.0"/>
          <table:table-cell office:value-type="float" office:value="1.59367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27.0"/>
          <table:table-cell office:value-type="float" office:value="868.0"/>
          <table:table-cell office:value-type="float" office:value="2328.0"/>
          <table:table-cell office:value-type="float" office:value="1242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2.0"/>
          <table:table-cell office:value-type="float" office:value="2189.0"/>
          <table:table-cell office:value-type="float" office:value="1483.0"/>
          <table:table-cell office:value-type="float" office:value="1442.0"/>
          <table:table-cell office:value-type="float" office:value="911.0"/>
          <table:table-cell office:value-type="float" office:value="20.0"/>
          <table:table-cell office:value-type="float" office:value="1.88534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1.0"/>
          <table:table-cell office:value-type="float" office:value="848.0"/>
          <table:table-cell office:value-type="float" office:value="2260.0"/>
          <table:table-cell office:value-type="float" office:value="1288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6.0"/>
          <table:table-cell office:value-type="float" office:value="2213.0"/>
          <table:table-cell office:value-type="float" office:value="1507.0"/>
          <table:table-cell office:value-type="float" office:value="1522.0"/>
          <table:table-cell office:value-type="float" office:value="724.0"/>
          <table:table-cell office:value-type="float" office:value="2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gridworld/x4_y4_n16_r4/x4_y4_n16_r4_s4_ps1_pr4_u4_o4_l4_N001.lp</text:p>
          </table:table-cell>
          <table:table-cell office:value-type="float" office:value="1.60926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7.0"/>
          <table:table-cell office:value-type="float" office:value="1576.0"/>
          <table:table-cell office:value-type="float" office:value="4144.0"/>
          <table:table-cell office:value-type="float" office:value="125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8.0"/>
          <table:table-cell office:value-type="float" office:value="3456.0"/>
          <table:table-cell office:value-type="float" office:value="2225.0"/>
          <table:table-cell office:value-type="float" office:value="2155.0"/>
          <table:table-cell office:value-type="float" office:value="649.0"/>
          <table:table-cell office:value-type="float" office:value="20.0"/>
          <table:table-cell office:value-type="float" office:value="1.4452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51.0"/>
          <table:table-cell office:value-type="float" office:value="1576.0"/>
          <table:table-cell office:value-type="float" office:value="4144.0"/>
          <table:table-cell office:value-type="float" office:value="126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8.0"/>
          <table:table-cell office:value-type="float" office:value="3456.0"/>
          <table:table-cell office:value-type="float" office:value="2225.0"/>
          <table:table-cell office:value-type="float" office:value="2155.0"/>
          <table:table-cell office:value-type="float" office:value="649.0"/>
          <table:table-cell office:value-type="float" office:value="20.0"/>
          <table:table-cell office:value-type="float" office:value="1.95932"/>
          <table:table-cell office:value-type="float" office:value="0.163"/>
          <table:table-cell office:value-type="float" office:value="0.09"/>
          <table:table-cell office:value-type="float" office:value="4098.0"/>
          <table:table-cell office:value-type="float" office:value="0.0"/>
          <table:table-cell office:value-type="float" office:value="18.0"/>
          <table:table-cell office:value-type="float" office:value="735.0"/>
          <table:table-cell office:value-type="float" office:value="4890.0"/>
          <table:table-cell office:value-type="float" office:value="1556.0"/>
          <table:table-cell office:value-type="float" office:value="4076.0"/>
          <table:table-cell office:value-type="float" office:value="128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12.0"/>
          <table:table-cell office:value-type="float" office:value="3475.0"/>
          <table:table-cell office:value-type="float" office:value="2244.0"/>
          <table:table-cell office:value-type="float" office:value="2240.0"/>
          <table:table-cell office:value-type="float" office:value="835.0"/>
          <table:table-cell office:value-type="float" office:value="2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gridworld/x4_y4_n16_r4/x4_y4_n16_r4_s4_ps1_pr4_u4_o4_l4_N002.lp</text:p>
          </table:table-cell>
          <table:table-cell office:value-type="float" office:value="2.55712"/>
          <table:table-cell office:value-type="float" office:value="1.081"/>
          <table:table-cell office:value-type="float" office:value="1.04"/>
          <table:table-cell office:value-type="float" office:value="128829.0"/>
          <table:table-cell office:value-type="float" office:value="0.0"/>
          <table:table-cell office:value-type="float" office:value="592.0"/>
          <table:table-cell office:value-type="float" office:value="60124.0"/>
          <table:table-cell office:value-type="float" office:value="189017.0"/>
          <table:table-cell office:value-type="float" office:value="1439.0"/>
          <table:table-cell office:value-type="float" office:value="3732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76.0"/>
          <table:table-cell office:value-type="float" office:value="3208.0"/>
          <table:table-cell office:value-type="float" office:value="2088.0"/>
          <table:table-cell office:value-type="float" office:value="2009.0"/>
          <table:table-cell office:value-type="float" office:value="632.0"/>
          <table:table-cell office:value-type="float" office:value="20.0"/>
          <table:table-cell office:value-type="float" office:value="1.59119"/>
          <table:table-cell office:value-type="float" office:value="0.067"/>
          <table:table-cell office:value-type="float" office:value="0.03"/>
          <table:table-cell office:value-type="float" office:value="2123.0"/>
          <table:table-cell office:value-type="float" office:value="0.0"/>
          <table:table-cell office:value-type="float" office:value="27.0"/>
          <table:table-cell office:value-type="float" office:value="651.0"/>
          <table:table-cell office:value-type="float" office:value="2818.0"/>
          <table:table-cell office:value-type="float" office:value="1439.0"/>
          <table:table-cell office:value-type="float" office:value="3732.0"/>
          <table:table-cell office:value-type="float" office:value="125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76.0"/>
          <table:table-cell office:value-type="float" office:value="3208.0"/>
          <table:table-cell office:value-type="float" office:value="2088.0"/>
          <table:table-cell office:value-type="float" office:value="2009.0"/>
          <table:table-cell office:value-type="float" office:value="632.0"/>
          <table:table-cell office:value-type="float" office:value="20.0"/>
          <table:table-cell office:value-type="float" office:value="1.91156"/>
          <table:table-cell office:value-type="float" office:value="0.089"/>
          <table:table-cell office:value-type="float" office:value="0.02"/>
          <table:table-cell office:value-type="float" office:value="1200.0"/>
          <table:table-cell office:value-type="float" office:value="0.0"/>
          <table:table-cell office:value-type="float" office:value="20.0"/>
          <table:table-cell office:value-type="float" office:value="569.0"/>
          <table:table-cell office:value-type="float" office:value="1859.0"/>
          <table:table-cell office:value-type="float" office:value="1419.0"/>
          <table:table-cell office:value-type="float" office:value="3664.0"/>
          <table:table-cell office:value-type="float" office:value="1284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40.0"/>
          <table:table-cell office:value-type="float" office:value="3229.0"/>
          <table:table-cell office:value-type="float" office:value="2109.0"/>
          <table:table-cell office:value-type="float" office:value="2092.0"/>
          <table:table-cell office:value-type="float" office:value="814.0"/>
          <table:table-cell office:value-type="float" office:value="2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gridworld/x4_y4_n16_r4/x4_y4_n16_r4_s4_ps1_pr4_u4_o4_l4_N003.lp</text:p>
          </table:table-cell>
          <table:table-cell office:value-type="float" office:value="1.66281"/>
          <table:table-cell office:value-type="float" office:value="0.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3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30.0"/>
          <table:table-cell office:value-type="float" office:value="1738.0"/>
          <table:table-cell office:value-type="float" office:value="14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45539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5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30.0"/>
          <table:table-cell office:value-type="float" office:value="1738.0"/>
          <table:table-cell office:value-type="float" office:value="141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92841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30.0"/>
          <table:table-cell office:value-type="float" office:value="1738.0"/>
          <table:table-cell office:value-type="float" office:value="1410.0"/>
          <table:table-cell office:value-type="string">
            <text:p/>
          </table:table-cell>
          <table:table-cell office:value-type="string">
            <text:p/>
          </table:table-cell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gridworld/x4_y4_n16_r4/x4_y4_n16_r4_s4_ps1_pr4_u4_o4_l4_N004.lp</text:p>
          </table:table-cell>
          <table:table-cell office:value-type="float" office:value="1.65384"/>
          <table:table-cell office:value-type="float" office:value="0.028"/>
          <table:table-cell office:value-type="float" office:value="0.01"/>
          <table:table-cell office:value-type="float" office:value="509.0"/>
          <table:table-cell office:value-type="float" office:value="0.0"/>
          <table:table-cell office:value-type="float" office:value="6.0"/>
          <table:table-cell office:value-type="float" office:value="229.0"/>
          <table:table-cell office:value-type="float" office:value="790.0"/>
          <table:table-cell office:value-type="float" office:value="1570.0"/>
          <table:table-cell office:value-type="float" office:value="4132.0"/>
          <table:table-cell office:value-type="float" office:value="1258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52.0"/>
          <table:table-cell office:value-type="float" office:value="3458.0"/>
          <table:table-cell office:value-type="float" office:value="2227.0"/>
          <table:table-cell office:value-type="float" office:value="2159.0"/>
          <table:table-cell office:value-type="float" office:value="665.0"/>
          <table:table-cell office:value-type="float" office:value="20.0"/>
          <table:table-cell office:value-type="float" office:value="1.4738"/>
          <table:table-cell office:value-type="float" office:value="0.02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6.0"/>
          <table:table-cell office:value-type="float" office:value="1570.0"/>
          <table:table-cell office:value-type="float" office:value="4132.0"/>
          <table:table-cell office:value-type="float" office:value="1270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2.0"/>
          <table:table-cell office:value-type="float" office:value="3458.0"/>
          <table:table-cell office:value-type="float" office:value="2227.0"/>
          <table:table-cell office:value-type="float" office:value="2159.0"/>
          <table:table-cell office:value-type="float" office:value="665.0"/>
          <table:table-cell office:value-type="float" office:value="20.0"/>
          <table:table-cell office:value-type="float" office:value="1.99616"/>
          <table:table-cell office:value-type="float" office:value="0.199"/>
          <table:table-cell office:value-type="float" office:value="0.13"/>
          <table:table-cell office:value-type="float" office:value="6956.0"/>
          <table:table-cell office:value-type="float" office:value="0.0"/>
          <table:table-cell office:value-type="float" office:value="60.0"/>
          <table:table-cell office:value-type="float" office:value="4237.0"/>
          <table:table-cell office:value-type="float" office:value="11242.0"/>
          <table:table-cell office:value-type="float" office:value="1550.0"/>
          <table:table-cell office:value-type="float" office:value="4064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16.0"/>
          <table:table-cell office:value-type="float" office:value="3477.0"/>
          <table:table-cell office:value-type="float" office:value="2246.0"/>
          <table:table-cell office:value-type="float" office:value="2244.0"/>
          <table:table-cell office:value-type="float" office:value="851.0"/>
          <table:table-cell office:value-type="float" office:value="2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gridworld/x4_y4_n16_r4/x4_y4_n16_r4_s4_ps1_pr4_u4_o4_l4_N005.lp</text:p>
          </table:table-cell>
          <table:table-cell office:value-type="float" office:value="2.57695"/>
          <table:table-cell office:value-type="float" office:value="0.948"/>
          <table:table-cell office:value-type="float" office:value="0.92"/>
          <table:table-cell office:value-type="float" office:value="117272.0"/>
          <table:table-cell office:value-type="float" office:value="0.0"/>
          <table:table-cell office:value-type="float" office:value="518.0"/>
          <table:table-cell office:value-type="float" office:value="54469.0"/>
          <table:table-cell office:value-type="float" office:value="171827.0"/>
          <table:table-cell office:value-type="float" office:value="1511.0"/>
          <table:table-cell office:value-type="float" office:value="3935.0"/>
          <table:table-cell office:value-type="float" office:value="126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6.0"/>
          <table:table-cell office:value-type="float" office:value="3329.0"/>
          <table:table-cell office:value-type="float" office:value="2160.0"/>
          <table:table-cell office:value-type="float" office:value="2078.0"/>
          <table:table-cell office:value-type="float" office:value="640.0"/>
          <table:table-cell office:value-type="float" office:value="20.0"/>
          <table:table-cell office:value-type="float" office:value="3.12914"/>
          <table:table-cell office:value-type="float" office:value="1.698"/>
          <table:table-cell office:value-type="float" office:value="1.66"/>
          <table:table-cell office:value-type="float" office:value="209196.0"/>
          <table:table-cell office:value-type="float" office:value="0.0"/>
          <table:table-cell office:value-type="float" office:value="2046.0"/>
          <table:table-cell office:value-type="float" office:value="249776.0"/>
          <table:table-cell office:value-type="float" office:value="459012.0"/>
          <table:table-cell office:value-type="float" office:value="1511.0"/>
          <table:table-cell office:value-type="float" office:value="3935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6.0"/>
          <table:table-cell office:value-type="float" office:value="3329.0"/>
          <table:table-cell office:value-type="float" office:value="2160.0"/>
          <table:table-cell office:value-type="float" office:value="2078.0"/>
          <table:table-cell office:value-type="float" office:value="640.0"/>
          <table:table-cell office:value-type="float" office:value="20.0"/>
          <table:table-cell office:value-type="float" office:value="1.9387"/>
          <table:table-cell office:value-type="float" office:value="0.157"/>
          <table:table-cell office:value-type="float" office:value="0.08"/>
          <table:table-cell office:value-type="float" office:value="2875.0"/>
          <table:table-cell office:value-type="float" office:value="0.0"/>
          <table:table-cell office:value-type="float" office:value="91.0"/>
          <table:table-cell office:value-type="float" office:value="7085.0"/>
          <table:table-cell office:value-type="float" office:value="9974.0"/>
          <table:table-cell office:value-type="float" office:value="1491.0"/>
          <table:table-cell office:value-type="float" office:value="3867.0"/>
          <table:table-cell office:value-type="float" office:value="128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80.0"/>
          <table:table-cell office:value-type="float" office:value="3349.0"/>
          <table:table-cell office:value-type="float" office:value="2180.0"/>
          <table:table-cell office:value-type="float" office:value="2162.0"/>
          <table:table-cell office:value-type="float" office:value="824.0"/>
          <table:table-cell office:value-type="float" office:value="2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gridworld/x5_y5_n20_r5/x5_y5_n20_r5_s5_ps1_pr5_u5_o5_l5_N001.lp</text:p>
          </table:table-cell>
          <table:table-cell office:value-type="float" office:value="1.68932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80.0"/>
          <table:table-cell office:value-type="float" office:value="0.0"/>
          <table:table-cell office:value-type="float" office:value="125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2.0"/>
          <table:table-cell office:value-type="float" office:value="3694.0"/>
          <table:table-cell office:value-type="float" office:value="2335.0"/>
          <table:table-cell office:value-type="float" office:value="2365.0"/>
          <table:table-cell office:value-type="float" office:value="1388.0"/>
          <table:table-cell office:value-type="float" office:value="25.0"/>
          <table:table-cell office:value-type="float" office:value="1.45846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488.0"/>
          <table:table-cell office:value-type="float" office:value="4830.0"/>
          <table:table-cell office:value-type="float" office:value="1262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2.0"/>
          <table:table-cell office:value-type="float" office:value="3694.0"/>
          <table:table-cell office:value-type="float" office:value="2335.0"/>
          <table:table-cell office:value-type="float" office:value="2365.0"/>
          <table:table-cell office:value-type="float" office:value="1426.0"/>
          <table:table-cell office:value-type="float" office:value="25.0"/>
          <table:table-cell office:value-type="float" office:value="1.89241"/>
          <table:table-cell office:value-type="float" office:value="0.049"/>
          <table:table-cell office:value-type="float" office:value="0.01"/>
          <table:table-cell office:value-type="float" office:value="600.0"/>
          <table:table-cell office:value-type="float" office:value="0.0"/>
          <table:table-cell office:value-type="float" office:value="9.0"/>
          <table:table-cell office:value-type="float" office:value="366.0"/>
          <table:table-cell office:value-type="float" office:value="976.0"/>
          <table:table-cell office:value-type="float" office:value="1467.0"/>
          <table:table-cell office:value-type="float" office:value="2426.0"/>
          <table:table-cell office:value-type="float" office:value="129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72.0"/>
          <table:table-cell office:value-type="float" office:value="3719.0"/>
          <table:table-cell office:value-type="float" office:value="2360.0"/>
          <table:table-cell office:value-type="float" office:value="2470.0"/>
          <table:table-cell office:value-type="float" office:value="1770.0"/>
          <table:table-cell office:value-type="float" office:value="25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gridworld/x5_y5_n20_r5/x5_y5_n20_r5_s5_ps1_pr5_u5_o5_l5_N002.lp</text:p>
          </table:table-cell>
          <table:table-cell office:value-type="float" office:value="1.61632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.0"/>
          <table:table-cell office:value-type="float" office:value="1422.0"/>
          <table:table-cell office:value-type="float" office:value="3545.0"/>
          <table:table-cell office:value-type="float" office:value="1270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98.0"/>
          <table:table-cell office:value-type="float" office:value="3447.0"/>
          <table:table-cell office:value-type="float" office:value="2180.0"/>
          <table:table-cell office:value-type="float" office:value="2215.0"/>
          <table:table-cell office:value-type="float" office:value="1282.0"/>
          <table:table-cell office:value-type="float" office:value="25.0"/>
          <table:table-cell office:value-type="float" office:value="1.69763"/>
          <table:table-cell office:value-type="float" office:value="0.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.0"/>
          <table:table-cell office:value-type="float" office:value="1422.0"/>
          <table:table-cell office:value-type="float" office:value="3545.0"/>
          <table:table-cell office:value-type="float" office:value="125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98.0"/>
          <table:table-cell office:value-type="float" office:value="3447.0"/>
          <table:table-cell office:value-type="float" office:value="2180.0"/>
          <table:table-cell office:value-type="float" office:value="2215.0"/>
          <table:table-cell office:value-type="float" office:value="1281.0"/>
          <table:table-cell office:value-type="float" office:value="25.0"/>
          <table:table-cell office:value-type="float" office:value="1.84242"/>
          <table:table-cell office:value-type="float" office:value="0.058"/>
          <table:table-cell office:value-type="float" office:value="0.0"/>
          <table:table-cell office:value-type="float" office:value="99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212.0"/>
          <table:table-cell office:value-type="float" office:value="1397.0"/>
          <table:table-cell office:value-type="float" office:value="3460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78.0"/>
          <table:table-cell office:value-type="float" office:value="3477.0"/>
          <table:table-cell office:value-type="float" office:value="2210.0"/>
          <table:table-cell office:value-type="float" office:value="2315.0"/>
          <table:table-cell office:value-type="float" office:value="977.0"/>
          <table:table-cell office:value-type="float" office:value="25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gridworld/x5_y5_n20_r5/x5_y5_n20_r5_s5_ps1_pr5_u5_o5_l5_N003.lp</text:p>
          </table:table-cell>
          <table:table-cell office:value-type="float" office:value="1.61368"/>
          <table:table-cell office:value-type="float" office:value="0.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35.0"/>
          <table:table-cell office:value-type="float" office:value="2018.0"/>
          <table:table-cell office:value-type="float" office:value="172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73155"/>
          <table:table-cell office:value-type="float" office:value="0.0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35.0"/>
          <table:table-cell office:value-type="float" office:value="2018.0"/>
          <table:table-cell office:value-type="float" office:value="1727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85098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35.0"/>
          <table:table-cell office:value-type="float" office:value="2018.0"/>
          <table:table-cell office:value-type="float" office:value="1727.0"/>
          <table:table-cell office:value-type="string">
            <text:p/>
          </table:table-cell>
          <table:table-cell office:value-type="string">
            <text:p/>
          </table:table-cell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gridworld/x5_y5_n20_r5/x5_y5_n20_r5_s5_ps1_pr5_u5_o5_l5_N004.lp</text:p>
          </table:table-cell>
          <table:table-cell office:value-type="float" office:value="1.55465"/>
          <table:table-cell office:value-type="float" office:value="0.0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7.0"/>
          <table:table-cell office:value-type="float" office:value="1690.0"/>
          <table:table-cell office:value-type="float" office:value="4303.0"/>
          <table:table-cell office:value-type="float" office:value="124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73.0"/>
          <table:table-cell office:value-type="float" office:value="3954.0"/>
          <table:table-cell office:value-type="float" office:value="2476.0"/>
          <table:table-cell office:value-type="float" office:value="2531.0"/>
          <table:table-cell office:value-type="float" office:value="834.0"/>
          <table:table-cell office:value-type="float" office:value="25.0"/>
          <table:table-cell office:value-type="float" office:value="1.44351"/>
          <table:table-cell office:value-type="float" office:value="0.0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33.0"/>
          <table:table-cell office:value-type="float" office:value="1690.0"/>
          <table:table-cell office:value-type="float" office:value="4303.0"/>
          <table:table-cell office:value-type="float" office:value="127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73.0"/>
          <table:table-cell office:value-type="float" office:value="3954.0"/>
          <table:table-cell office:value-type="float" office:value="2476.0"/>
          <table:table-cell office:value-type="float" office:value="2531.0"/>
          <table:table-cell office:value-type="float" office:value="834.0"/>
          <table:table-cell office:value-type="float" office:value="25.0"/>
          <table:table-cell office:value-type="float" office:value="1.97046"/>
          <table:table-cell office:value-type="float" office:value="0.096"/>
          <table:table-cell office:value-type="float" office:value="0.05"/>
          <table:table-cell office:value-type="float" office:value="2800.0"/>
          <table:table-cell office:value-type="float" office:value="0.0"/>
          <table:table-cell office:value-type="float" office:value="35.0"/>
          <table:table-cell office:value-type="float" office:value="1348.0"/>
          <table:table-cell office:value-type="float" office:value="4189.0"/>
          <table:table-cell office:value-type="float" office:value="1665.0"/>
          <table:table-cell office:value-type="float" office:value="4218.0"/>
          <table:table-cell office:value-type="float" office:value="1293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53.0"/>
          <table:table-cell office:value-type="float" office:value="3980.0"/>
          <table:table-cell office:value-type="float" office:value="2502.0"/>
          <table:table-cell office:value-type="float" office:value="2635.0"/>
          <table:table-cell office:value-type="float" office:value="1062.0"/>
          <table:table-cell office:value-type="float" office:value="25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gridworld/x5_y5_n20_r5/x5_y5_n20_r5_s5_ps1_pr5_u5_o5_l5_N005.lp</text:p>
          </table:table-cell>
          <table:table-cell office:value-type="float" office:value="1.7122"/>
          <table:table-cell office:value-type="float" office:value="0.0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13.0"/>
          <table:table-cell office:value-type="float" office:value="1628.0"/>
          <table:table-cell office:value-type="float" office:value="4207.0"/>
          <table:table-cell office:value-type="float" office:value="1276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42.0"/>
          <table:table-cell office:value-type="float" office:value="3861.0"/>
          <table:table-cell office:value-type="float" office:value="2433.0"/>
          <table:table-cell office:value-type="float" office:value="2478.0"/>
          <table:table-cell office:value-type="float" office:value="837.0"/>
          <table:table-cell office:value-type="float" office:value="25.0"/>
          <table:table-cell office:value-type="float" office:value="2.29612"/>
          <table:table-cell office:value-type="float" office:value="0.563"/>
          <table:table-cell office:value-type="float" office:value="0.54"/>
          <table:table-cell office:value-type="float" office:value="52380.0"/>
          <table:table-cell office:value-type="float" office:value="0.0"/>
          <table:table-cell office:value-type="float" office:value="396.0"/>
          <table:table-cell office:value-type="float" office:value="39357.0"/>
          <table:table-cell office:value-type="float" office:value="91834.0"/>
          <table:table-cell office:value-type="float" office:value="1628.0"/>
          <table:table-cell office:value-type="float" office:value="4207.0"/>
          <table:table-cell office:value-type="float" office:value="127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42.0"/>
          <table:table-cell office:value-type="float" office:value="3861.0"/>
          <table:table-cell office:value-type="float" office:value="2433.0"/>
          <table:table-cell office:value-type="float" office:value="2478.0"/>
          <table:table-cell office:value-type="float" office:value="837.0"/>
          <table:table-cell office:value-type="float" office:value="25.0"/>
          <table:table-cell office:value-type="float" office:value="2.06607"/>
          <table:table-cell office:value-type="float" office:value="0.185"/>
          <table:table-cell office:value-type="float" office:value="0.16"/>
          <table:table-cell office:value-type="float" office:value="11900.0"/>
          <table:table-cell office:value-type="float" office:value="0.0"/>
          <table:table-cell office:value-type="float" office:value="62.0"/>
          <table:table-cell office:value-type="float" office:value="5967.0"/>
          <table:table-cell office:value-type="float" office:value="17941.0"/>
          <table:table-cell office:value-type="float" office:value="1603.0"/>
          <table:table-cell office:value-type="float" office:value="4122.0"/>
          <table:table-cell office:value-type="float" office:value="130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22.0"/>
          <table:table-cell office:value-type="float" office:value="3887.0"/>
          <table:table-cell office:value-type="float" office:value="2459.0"/>
          <table:table-cell office:value-type="float" office:value="2582.0"/>
          <table:table-cell office:value-type="float" office:value="1065.0"/>
          <table:table-cell office:value-type="float" office:value="25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gridworld/x5_y5_n25_r5/x5_y5_n25_r5_s5_ps1_pr5_u5_o5_l5_N001.lp</text:p>
          </table:table-cell>
          <table:table-cell office:value-type="float" office:value="1.63915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1.0"/>
          <table:table-cell office:value-type="float" office:value="2319.0"/>
          <table:table-cell office:value-type="float" office:value="5693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86.0"/>
          <table:table-cell office:value-type="float" office:value="5071.0"/>
          <table:table-cell office:value-type="float" office:value="3132.0"/>
          <table:table-cell office:value-type="float" office:value="3141.0"/>
          <table:table-cell office:value-type="float" office:value="920.0"/>
          <table:table-cell office:value-type="float" office:value="25.0"/>
          <table:table-cell office:value-type="float" office:value="2.06511"/>
          <table:table-cell office:value-type="float" office:value="0.619"/>
          <table:table-cell office:value-type="float" office:value="0.57"/>
          <table:table-cell office:value-type="float" office:value="35520.0"/>
          <table:table-cell office:value-type="float" office:value="0.0"/>
          <table:table-cell office:value-type="float" office:value="534.0"/>
          <table:table-cell office:value-type="float" office:value="52689.0"/>
          <table:table-cell office:value-type="float" office:value="88234.0"/>
          <table:table-cell office:value-type="float" office:value="2319.0"/>
          <table:table-cell office:value-type="float" office:value="5693.0"/>
          <table:table-cell office:value-type="float" office:value="1275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86.0"/>
          <table:table-cell office:value-type="float" office:value="5071.0"/>
          <table:table-cell office:value-type="float" office:value="3132.0"/>
          <table:table-cell office:value-type="float" office:value="3141.0"/>
          <table:table-cell office:value-type="float" office:value="920.0"/>
          <table:table-cell office:value-type="float" office:value="25.0"/>
          <table:table-cell office:value-type="float" office:value="4.92677"/>
          <table:table-cell office:value-type="float" office:value="3.068"/>
          <table:table-cell office:value-type="float" office:value="3.04"/>
          <table:table-cell office:value-type="float" office:value="228000.0"/>
          <table:table-cell office:value-type="float" office:value="0.0"/>
          <table:table-cell office:value-type="float" office:value="627.0"/>
          <table:table-cell office:value-type="float" office:value="62126.0"/>
          <table:table-cell office:value-type="float" office:value="290203.0"/>
          <table:table-cell office:value-type="float" office:value="2294.0"/>
          <table:table-cell office:value-type="float" office:value="5608.0"/>
          <table:table-cell office:value-type="float" office:value="129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66.0"/>
          <table:table-cell office:value-type="float" office:value="5095.0"/>
          <table:table-cell office:value-type="float" office:value="3156.0"/>
          <table:table-cell office:value-type="float" office:value="3247.0"/>
          <table:table-cell office:value-type="float" office:value="1152.0"/>
          <table:table-cell office:value-type="float" office:value="25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gridworld/x5_y5_n25_r5/x5_y5_n25_r5_s5_ps1_pr5_u5_o5_l5_N002.lp</text:p>
          </table:table-cell>
          <table:table-cell office:value-type="float" office:value="1.58262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31.0"/>
          <table:table-cell office:value-type="float" office:value="2726.0"/>
          <table:table-cell office:value-type="float" office:value="226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49762"/>
          <table:table-cell office:value-type="float" office:value="0.0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2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31.0"/>
          <table:table-cell office:value-type="float" office:value="2726.0"/>
          <table:table-cell office:value-type="float" office:value="226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82186"/>
          <table:table-cell office:value-type="float" office:value="0.0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31.0"/>
          <table:table-cell office:value-type="float" office:value="2726.0"/>
          <table:table-cell office:value-type="float" office:value="2263.0"/>
          <table:table-cell office:value-type="string">
            <text:p/>
          </table:table-cell>
          <table:table-cell office:value-type="string">
            <text:p/>
          </table:table-cell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gridworld/x5_y5_n25_r5/x5_y5_n25_r5_s5_ps1_pr5_u5_o5_l5_N003.lp</text:p>
          </table:table-cell>
          <table:table-cell office:value-type="float" office:value="15.4749"/>
          <table:table-cell office:value-type="float" office:value="13.982"/>
          <table:table-cell office:value-type="float" office:value="13.91"/>
          <table:table-cell office:value-type="float" office:value="849728.0"/>
          <table:table-cell office:value-type="float" office:value="0.0"/>
          <table:table-cell office:value-type="float" office:value="8190.0"/>
          <table:table-cell office:value-type="float" office:value="1026939.0"/>
          <table:table-cell office:value-type="float" office:value="1876808.0"/>
          <table:table-cell office:value-type="float" office:value="2551.0"/>
          <table:table-cell office:value-type="float" office:value="6483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76.0"/>
          <table:table-cell office:value-type="float" office:value="5578.0"/>
          <table:table-cell office:value-type="float" office:value="3376.0"/>
          <table:table-cell office:value-type="float" office:value="3482.0"/>
          <table:table-cell office:value-type="float" office:value="952.0"/>
          <table:table-cell office:value-type="float" office:value="25.0"/>
          <table:table-cell office:value-type="float" office:value="25.6641"/>
          <table:table-cell office:value-type="float" office:value="24.161"/>
          <table:table-cell office:value-type="float" office:value="24.11"/>
          <table:table-cell office:value-type="float" office:value="2236428.0"/>
          <table:table-cell office:value-type="float" office:value="0.0"/>
          <table:table-cell office:value-type="float" office:value="10236.0"/>
          <table:table-cell office:value-type="float" office:value="1325770.0"/>
          <table:table-cell office:value-type="float" office:value="3562285.0"/>
          <table:table-cell office:value-type="float" office:value="2551.0"/>
          <table:table-cell office:value-type="float" office:value="6483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076.0"/>
          <table:table-cell office:value-type="float" office:value="5578.0"/>
          <table:table-cell office:value-type="float" office:value="3376.0"/>
          <table:table-cell office:value-type="float" office:value="3482.0"/>
          <table:table-cell office:value-type="float" office:value="952.0"/>
          <table:table-cell office:value-type="float" office:value="25.0"/>
          <table:table-cell office:value-type="float" office:value="3.951"/>
          <table:table-cell office:value-type="float" office:value="2.203"/>
          <table:table-cell office:value-type="float" office:value="2.11"/>
          <table:table-cell office:value-type="float" office:value="152425.0"/>
          <table:table-cell office:value-type="float" office:value="0.0"/>
          <table:table-cell office:value-type="float" office:value="1217.0"/>
          <table:table-cell office:value-type="float" office:value="166992.0"/>
          <table:table-cell office:value-type="float" office:value="319479.0"/>
          <table:table-cell office:value-type="float" office:value="2526.0"/>
          <table:table-cell office:value-type="float" office:value="6398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56.0"/>
          <table:table-cell office:value-type="float" office:value="5600.0"/>
          <table:table-cell office:value-type="float" office:value="3398.0"/>
          <table:table-cell office:value-type="float" office:value="3590.0"/>
          <table:table-cell office:value-type="float" office:value="1188.0"/>
          <table:table-cell office:value-type="float" office:value="25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gridworld/x5_y5_n25_r5/x5_y5_n25_r5_s5_ps1_pr5_u5_o5_l5_N004.lp</text:p>
          </table:table-cell>
          <table:table-cell office:value-type="float" office:value="2.28806"/>
          <table:table-cell office:value-type="float" office:value="0.714"/>
          <table:table-cell office:value-type="float" office:value="0.66"/>
          <table:table-cell office:value-type="float" office:value="55428.0"/>
          <table:table-cell office:value-type="float" office:value="0.0"/>
          <table:table-cell office:value-type="float" office:value="420.0"/>
          <table:table-cell office:value-type="float" office:value="48412.0"/>
          <table:table-cell office:value-type="float" office:value="103911.0"/>
          <table:table-cell office:value-type="float" office:value="2307.0"/>
          <table:table-cell office:value-type="float" office:value="5683.0"/>
          <table:table-cell office:value-type="float" office:value="1277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79.0"/>
          <table:table-cell office:value-type="float" office:value="5073.0"/>
          <table:table-cell office:value-type="float" office:value="3132.0"/>
          <table:table-cell office:value-type="float" office:value="3152.0"/>
          <table:table-cell office:value-type="float" office:value="930.0"/>
          <table:table-cell office:value-type="float" office:value="25.0"/>
          <table:table-cell office:value-type="float" office:value="1.52308"/>
          <table:table-cell office:value-type="float" office:value="0.077"/>
          <table:table-cell office:value-type="float" office:value="0.05"/>
          <table:table-cell office:value-type="float" office:value="2040.0"/>
          <table:table-cell office:value-type="float" office:value="0.0"/>
          <table:table-cell office:value-type="float" office:value="73.0"/>
          <table:table-cell office:value-type="float" office:value="3436.0"/>
          <table:table-cell office:value-type="float" office:value="5564.0"/>
          <table:table-cell office:value-type="float" office:value="2307.0"/>
          <table:table-cell office:value-type="float" office:value="5683.0"/>
          <table:table-cell office:value-type="float" office:value="126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79.0"/>
          <table:table-cell office:value-type="float" office:value="5073.0"/>
          <table:table-cell office:value-type="float" office:value="3132.0"/>
          <table:table-cell office:value-type="float" office:value="3152.0"/>
          <table:table-cell office:value-type="float" office:value="930.0"/>
          <table:table-cell office:value-type="float" office:value="25.0"/>
          <table:table-cell office:value-type="float" office:value="1.85171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82.0"/>
          <table:table-cell office:value-type="float" office:value="2282.0"/>
          <table:table-cell office:value-type="float" office:value="5598.0"/>
          <table:table-cell office:value-type="float" office:value="130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59.0"/>
          <table:table-cell office:value-type="float" office:value="5098.0"/>
          <table:table-cell office:value-type="float" office:value="3157.0"/>
          <table:table-cell office:value-type="float" office:value="3257.0"/>
          <table:table-cell office:value-type="float" office:value="1160.0"/>
          <table:table-cell office:value-type="float" office:value="25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gridworld/x5_y5_n25_r5/x5_y5_n25_r5_s5_ps1_pr5_u5_o5_l5_N005.lp</text:p>
          </table:table-cell>
          <table:table-cell office:value-type="float" office:value="1.64296"/>
          <table:table-cell office:value-type="float" office:value="0.0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5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85.0"/>
          <table:table-cell office:value-type="float" office:value="2838.0"/>
          <table:table-cell office:value-type="float" office:value="236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0384"/>
          <table:table-cell office:value-type="float" office:value="0.0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85.0"/>
          <table:table-cell office:value-type="float" office:value="2838.0"/>
          <table:table-cell office:value-type="float" office:value="236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85911"/>
          <table:table-cell office:value-type="float" office:value="0.0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85.0"/>
          <table:table-cell office:value-type="float" office:value="2838.0"/>
          <table:table-cell office:value-type="float" office:value="2368.0"/>
          <table:table-cell office:value-type="string">
            <text:p/>
          </table:table-cell>
          <table:table-cell office:value-type="string">
            <text:p/>
          </table:table-cell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2])" office:value-type="float"/>
          <table:table-cell table:formula="of:=SUM([.C3:.C22])" office:value-type="float"/>
          <table:table-cell table:formula="of:=SUM([.D3:.D22])" office:value-type="float"/>
          <table:table-cell table:formula="of:=SUM([.E3:.E22])" office:value-type="float"/>
          <table:table-cell table:formula="of:=SUM([.F3:.F22])" office:value-type="float"/>
          <table:table-cell table:formula="of:=SUM([.G3:.G22])" office:value-type="float"/>
          <table:table-cell table:formula="of:=SUM([.H3:.H22])" office:value-type="float"/>
          <table:table-cell table:formula="of:=SUM([.I3:.I22])" office:value-type="float"/>
          <table:table-cell table:formula="of:=SUM([.J3:.J22])" office:value-type="float"/>
          <table:table-cell table:formula="of:=SUM([.K3:.K22])" office:value-type="float"/>
          <table:table-cell table:formula="of:=SUM([.L3:.L22])" office:value-type="float"/>
          <table:table-cell table:formula="of:=SUM([.M3:.M22])" office:value-type="float"/>
          <table:table-cell table:formula="of:=SUM([.N3:.N22])" office:value-type="float"/>
          <table:table-cell table:formula="of:=SUM([.O3:.O22])" office:value-type="float"/>
          <table:table-cell table:formula="of:=SUM([.P3:.P22])" office:value-type="float"/>
          <table:table-cell table:formula="of:=SUM([.Q3:.Q22])" office:value-type="float"/>
          <table:table-cell table:formula="of:=SUM([.R3:.R22])" office:value-type="float"/>
          <table:table-cell table:formula="of:=SUM([.S3:.S22])" office:value-type="float"/>
          <table:table-cell table:formula="of:=SUM([.T3:.T22])" office:value-type="float"/>
          <table:table-cell table:formula="of:=SUM([.U3:.U22])" office:value-type="float"/>
          <table:table-cell table:formula="of:=SUM([.V3:.V22])" office:value-type="float"/>
          <table:table-cell table:formula="of:=SUM([.W3:.W22])" office:value-type="float"/>
          <table:table-cell table:formula="of:=SUM([.X3:.X22])" office:value-type="float"/>
          <table:table-cell table:formula="of:=SUM([.Y3:.Y22])" office:value-type="float"/>
          <table:table-cell table:formula="of:=SUM([.Z3:.Z22])" office:value-type="float"/>
          <table:table-cell table:formula="of:=SUM([.AA3:.AA22])" office:value-type="float"/>
          <table:table-cell table:formula="of:=SUM([.AB3:.AB22])" office:value-type="float"/>
          <table:table-cell table:formula="of:=SUM([.AC3:.AC22])" office:value-type="float"/>
          <table:table-cell table:formula="of:=SUM([.AD3:.AD22])" office:value-type="float"/>
          <table:table-cell table:formula="of:=SUM([.AE3:.AE22])" office:value-type="float"/>
          <table:table-cell table:formula="of:=SUM([.AF3:.AF22])" office:value-type="float"/>
          <table:table-cell table:formula="of:=SUM([.AG3:.AG22])" office:value-type="float"/>
          <table:table-cell table:formula="of:=SUM([.AH3:.AH22])" office:value-type="float"/>
          <table:table-cell table:formula="of:=SUM([.AI3:.AI22])" office:value-type="float"/>
          <table:table-cell table:formula="of:=SUM([.AJ3:.AJ22])" office:value-type="float"/>
          <table:table-cell table:formula="of:=SUM([.AK3:.AK22])" office:value-type="float"/>
          <table:table-cell table:formula="of:=SUM([.AL3:.AL22])" office:value-type="float"/>
          <table:table-cell table:formula="of:=SUM([.AM3:.AM22])" office:value-type="float"/>
          <table:table-cell table:formula="of:=SUM([.AN3:.AN22])" office:value-type="float"/>
          <table:table-cell table:formula="of:=SUM([.AO3:.AO22])" office:value-type="float"/>
          <table:table-cell table:formula="of:=SUM([.AP3:.AP22])" office:value-type="float"/>
          <table:table-cell table:formula="of:=SUM([.AQ3:.AQ22])" office:value-type="float"/>
          <table:table-cell table:formula="of:=SUM([.AR3:.AR22])" office:value-type="float"/>
          <table:table-cell table:formula="of:=SUM([.AS3:.AS22])" office:value-type="float"/>
          <table:table-cell table:formula="of:=SUM([.AT3:.AT22])" office:value-type="float"/>
          <table:table-cell table:formula="of:=SUM([.AU3:.AU22])" office:value-type="float"/>
          <table:table-cell table:formula="of:=SUM([.AV3:.AV22])" office:value-type="float"/>
          <table:table-cell table:formula="of:=SUM([.AW3:.AW22])" office:value-type="float"/>
          <table:table-cell table:formula="of:=SUM([.AX3:.AX22])" office:value-type="float"/>
          <table:table-cell table:formula="of:=SUM([.AY3:.AY22])" office:value-type="float"/>
          <table:table-cell table:formula="of:=SUM([.AZ3:.AZ22])" office:value-type="float"/>
          <table:table-cell table:formula="of:=SUM([.BA3:.BA22])" office:value-type="float"/>
          <table:table-cell table:formula="of:=SUM([.BB3:.BB22])" office:value-type="float"/>
          <table:table-cell table:formula="of:=SUM([.BC3:.BC22])" office:value-type="float"/>
          <table:table-cell table:formula="of:=SUM([.BD3:.BD22])" office:value-type="float"/>
          <table:table-cell table:formula="of:=SUM([.BE3:.BE22])" office:value-type="float"/>
          <table:table-cell table:formula="of:=SUM([.BF3:.BF22])" office:value-type="float"/>
          <table:table-cell table:formula="of:=SUM([.BG3:.BG22])" office:value-type="float"/>
          <table:table-cell table:formula="of:=SUM([.BH3:.BH22])" office:value-type="float"/>
          <table:table-cell table:formula="of:=SUM([.BI3:.BI22])" office:value-type="float"/>
          <table:table-cell table:formula="of:=SUM([.BJ3:.BJ22])" office:value-type="float"/>
          <table:table-cell table:formula="of:=SUM([.BK3:.BK22])" office:value-type="float"/>
          <table:table-cell table:formula="of:=SUM([.BL3:.BL22])" office:value-type="float"/>
          <table:table-cell table:formula="of:=SUM([.BM3:.BM22])" office:value-type="float"/>
          <table:table-cell table:formula="of:=SUM([.BN3:.BN22])" office:value-type="float"/>
          <table:table-cell table:formula="of:=SUM([.BO3:.BO22])" office:value-type="float"/>
          <table:table-cell table:formula="of:=SUM([.BP3:.BP22])" office:value-type="float"/>
          <table:table-cell table:formula="of:=SUM([.BQ3:.BQ22])" office:value-type="float"/>
          <table:table-cell table:formula="of:=SUM([.BR3:.BR22])" office:value-type="float"/>
          <table:table-cell table:formula="of:=SUM([.BS3:.BS22])" office:value-type="float"/>
          <table:table-cell table:formula="of:=SUM([.BT3:.BT22])" office:value-type="float"/>
          <table:table-cell table:formula="of:=SUM([.BU3:.BU22])" office:value-type="float"/>
          <table:table-cell table:formula="of:=SUM([.BV3:.BV22])" office:value-type="float"/>
          <table:table-cell table:formula="of:=SUM([.BW3:.BW22])" office:value-type="float"/>
          <table:table-cell table:formula="of:=SUM([.BX3:.BX22])" office:value-type="float"/>
          <table:table-cell table:formula="of:=SUM([.BY3:.BY22])" office:value-type="float"/>
          <table:table-cell table:formula="of:=SUM([.BZ3:.BZ22])" office:value-type="float"/>
          <table:table-cell table:formula="of:=SUM([.CA3:.CA22])" office:value-type="float"/>
          <table:table-cell table:formula="of:=SUM([.CB3:.CB22])" office:value-type="float"/>
          <table:table-cell table:formula="of:=SUM([.CC3:.CC22])" office:value-type="float"/>
          <table:table-cell table:formula="of:=SUM([.CD3:.CD22])" office:value-type="float"/>
          <table:table-cell table:formula="of:=SUM([.CE3:.CE22])" office:value-type="float"/>
          <table:table-cell table:formula="of:=SUM([.CF3:.CF22])" office:value-type="float"/>
          <table:table-cell table:formula="of:=SUM([.CG3:.CG22])" office:value-type="float"/>
          <table:table-cell table:formula="of:=SUM([.CH3:.CH22])" office:value-type="float"/>
          <table:table-cell table:formula="of:=SUM([.CI3:.CI22])" office:value-type="float"/>
          <table:table-cell table:formula="of:=SUM([.CJ3:.CJ22])" office:value-type="float"/>
          <table:table-cell table:formula="of:=SUM([.CK3:.CK22])" office:value-type="float"/>
          <table:table-cell table:formula="of:=SUM([.CL3:.CL22])" office:value-type="float"/>
          <table:table-cell table:formula="of:=SUM([.CM3:.CM22])" office:value-type="float"/>
          <table:table-cell table:formula="of:=SUM([.CN3:.CN22])" office:value-type="float"/>
          <table:table-cell table:formula="of:=SUM([.CO3:.CO22])" office:value-type="float"/>
          <table:table-cell table:formula="of:=SUM([.CP3:.CP22])" office:value-type="float"/>
          <table:table-cell table:formula="of:=SUM([.CQ3:.CQ22])" office:value-type="float"/>
          <table:table-cell table:formula="of:=SUM([.CR3:.CR22])" office:value-type="float"/>
          <table:table-cell table:formula="of:=SUM([.CS3:.CS22])" office:value-type="float"/>
          <table:table-cell table:formula="of:=SUM([.CT3:.CT22])" office:value-type="float"/>
          <table:table-cell table:formula="of:=SUM([.CU3:.CU22])" office:value-type="float"/>
          <table:table-cell table:formula="of:=SUM([.CV3:.CV22])" office:value-type="float"/>
          <table:table-cell table:formula="of:=SUM([.CW3:.CW22])" office:value-type="float"/>
          <table:table-cell table:formula="of:=SUM([.CX3:.CX22])" office:value-type="float"/>
          <table:table-cell table:formula="of:=SUM([.CY3:.CY22])" office:value-type="float"/>
          <table:table-cell table:formula="of:=SUM([.CZ3:.CZ22])" office:value-type="float"/>
          <table:table-cell table:formula="of:=SUM([.DA3:.DA22])" office:value-type="float"/>
          <table:table-cell table:formula="of:=SUM([.DB3:.DB22])" office:value-type="float"/>
          <table:table-cell table:formula="of:=SUM([.DC3:.DC22])" office:value-type="float"/>
          <table:table-cell table:formula="of:=SUM([.DD3:.DD22])" office:value-type="float"/>
          <table:table-cell table:formula="of:=SUM([.DE3:.DE22])" office:value-type="float"/>
          <table:table-cell table:formula="of:=SUM([.DF3:.DF22])" office:value-type="float"/>
          <table:table-cell table:formula="of:=SUM([.DG3:.DG22])" office:value-type="float"/>
          <table:table-cell table:formula="of:=SUM([.DH3:.DH22])" office:value-type="float"/>
          <table:table-cell table:formula="of:=SUM([.DI3:.DI22])" office:value-type="float"/>
          <table:table-cell table:formula="of:=SUM([.DJ3:.DJ22])" office:value-type="float"/>
          <table:table-cell table:formula="of:=SUM([.DK3:.DK22])" office:value-type="float"/>
          <table:table-cell table:formula="of:=SUM([.DL3:.DL22])" office:value-type="float"/>
          <table:table-cell table:formula="of:=SUM([.DM3:.DM22])" office:value-type="float"/>
          <table:table-cell table:formula="of:=SUM([.DN3:.DN22])" office:value-type="float"/>
          <table:table-cell table:formula="of:=SUM([.DO3:.DO22])" office:value-type="float"/>
          <table:table-cell table:formula="of:=SUM([.DP3:.DP22])" office:value-type="float"/>
          <table:table-cell table:formula="of:=SUM([.DQ3:.DQ2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2])" office:value-type="float"/>
          <table:table-cell table:formula="of:=AVERAGE([.C3:.C22])" office:value-type="float"/>
          <table:table-cell table:formula="of:=AVERAGE([.D3:.D22])" office:value-type="float"/>
          <table:table-cell table:formula="of:=AVERAGE([.E3:.E22])" office:value-type="float"/>
          <table:table-cell table:formula="of:=AVERAGE([.F3:.F22])" office:value-type="float"/>
          <table:table-cell table:formula="of:=AVERAGE([.G3:.G22])" office:value-type="float"/>
          <table:table-cell table:formula="of:=AVERAGE([.H3:.H22])" office:value-type="float"/>
          <table:table-cell table:formula="of:=AVERAGE([.I3:.I22])" office:value-type="float"/>
          <table:table-cell table:formula="of:=AVERAGE([.J3:.J22])" office:value-type="float"/>
          <table:table-cell table:formula="of:=AVERAGE([.K3:.K22])" office:value-type="float"/>
          <table:table-cell table:formula="of:=AVERAGE([.L3:.L22])" office:value-type="float"/>
          <table:table-cell table:formula="of:=AVERAGE([.M3:.M22])" office:value-type="float"/>
          <table:table-cell table:formula="of:=AVERAGE([.N3:.N22])" office:value-type="float"/>
          <table:table-cell table:formula="of:=AVERAGE([.O3:.O22])" office:value-type="float"/>
          <table:table-cell table:formula="of:=AVERAGE([.P3:.P22])" office:value-type="float"/>
          <table:table-cell table:formula="of:=AVERAGE([.Q3:.Q22])" office:value-type="float"/>
          <table:table-cell table:formula="of:=AVERAGE([.R3:.R22])" office:value-type="float"/>
          <table:table-cell table:formula="of:=AVERAGE([.S3:.S22])" office:value-type="float"/>
          <table:table-cell table:formula="of:=AVERAGE([.T3:.T22])" office:value-type="float"/>
          <table:table-cell table:formula="of:=AVERAGE([.U3:.U22])" office:value-type="float"/>
          <table:table-cell table:formula="of:=AVERAGE([.V3:.V22])" office:value-type="float"/>
          <table:table-cell table:formula="of:=AVERAGE([.W3:.W22])" office:value-type="float"/>
          <table:table-cell table:formula="of:=AVERAGE([.X3:.X22])" office:value-type="float"/>
          <table:table-cell table:formula="of:=AVERAGE([.Y3:.Y22])" office:value-type="float"/>
          <table:table-cell table:formula="of:=AVERAGE([.Z3:.Z22])" office:value-type="float"/>
          <table:table-cell table:formula="of:=AVERAGE([.AA3:.AA22])" office:value-type="float"/>
          <table:table-cell table:formula="of:=AVERAGE([.AB3:.AB22])" office:value-type="float"/>
          <table:table-cell table:formula="of:=AVERAGE([.AC3:.AC22])" office:value-type="float"/>
          <table:table-cell table:formula="of:=AVERAGE([.AD3:.AD22])" office:value-type="float"/>
          <table:table-cell table:formula="of:=AVERAGE([.AE3:.AE22])" office:value-type="float"/>
          <table:table-cell table:formula="of:=AVERAGE([.AF3:.AF22])" office:value-type="float"/>
          <table:table-cell table:formula="of:=AVERAGE([.AG3:.AG22])" office:value-type="float"/>
          <table:table-cell table:formula="of:=AVERAGE([.AH3:.AH22])" office:value-type="float"/>
          <table:table-cell table:formula="of:=AVERAGE([.AI3:.AI22])" office:value-type="float"/>
          <table:table-cell table:formula="of:=AVERAGE([.AJ3:.AJ22])" office:value-type="float"/>
          <table:table-cell table:formula="of:=AVERAGE([.AK3:.AK22])" office:value-type="float"/>
          <table:table-cell table:formula="of:=AVERAGE([.AL3:.AL22])" office:value-type="float"/>
          <table:table-cell table:formula="of:=AVERAGE([.AM3:.AM22])" office:value-type="float"/>
          <table:table-cell table:formula="of:=AVERAGE([.AN3:.AN22])" office:value-type="float"/>
          <table:table-cell table:formula="of:=AVERAGE([.AO3:.AO22])" office:value-type="float"/>
          <table:table-cell table:formula="of:=AVERAGE([.AP3:.AP22])" office:value-type="float"/>
          <table:table-cell table:formula="of:=AVERAGE([.AQ3:.AQ22])" office:value-type="float"/>
          <table:table-cell table:formula="of:=AVERAGE([.AR3:.AR22])" office:value-type="float"/>
          <table:table-cell table:formula="of:=AVERAGE([.AS3:.AS22])" office:value-type="float"/>
          <table:table-cell table:formula="of:=AVERAGE([.AT3:.AT22])" office:value-type="float"/>
          <table:table-cell table:formula="of:=AVERAGE([.AU3:.AU22])" office:value-type="float"/>
          <table:table-cell table:formula="of:=AVERAGE([.AV3:.AV22])" office:value-type="float"/>
          <table:table-cell table:formula="of:=AVERAGE([.AW3:.AW22])" office:value-type="float"/>
          <table:table-cell table:formula="of:=AVERAGE([.AX3:.AX22])" office:value-type="float"/>
          <table:table-cell table:formula="of:=AVERAGE([.AY3:.AY22])" office:value-type="float"/>
          <table:table-cell table:formula="of:=AVERAGE([.AZ3:.AZ22])" office:value-type="float"/>
          <table:table-cell table:formula="of:=AVERAGE([.BA3:.BA22])" office:value-type="float"/>
          <table:table-cell table:formula="of:=AVERAGE([.BB3:.BB22])" office:value-type="float"/>
          <table:table-cell table:formula="of:=AVERAGE([.BC3:.BC22])" office:value-type="float"/>
          <table:table-cell table:formula="of:=AVERAGE([.BD3:.BD22])" office:value-type="float"/>
          <table:table-cell table:formula="of:=AVERAGE([.BE3:.BE22])" office:value-type="float"/>
          <table:table-cell table:formula="of:=AVERAGE([.BF3:.BF22])" office:value-type="float"/>
          <table:table-cell table:formula="of:=AVERAGE([.BG3:.BG22])" office:value-type="float"/>
          <table:table-cell table:formula="of:=AVERAGE([.BH3:.BH22])" office:value-type="float"/>
          <table:table-cell table:formula="of:=AVERAGE([.BI3:.BI22])" office:value-type="float"/>
          <table:table-cell table:formula="of:=AVERAGE([.BJ3:.BJ22])" office:value-type="float"/>
          <table:table-cell table:formula="of:=AVERAGE([.BK3:.BK22])" office:value-type="float"/>
          <table:table-cell table:formula="of:=AVERAGE([.BL3:.BL22])" office:value-type="float"/>
          <table:table-cell table:formula="of:=AVERAGE([.BM3:.BM22])" office:value-type="float"/>
          <table:table-cell table:formula="of:=AVERAGE([.BN3:.BN22])" office:value-type="float"/>
          <table:table-cell table:formula="of:=AVERAGE([.BO3:.BO22])" office:value-type="float"/>
          <table:table-cell table:formula="of:=AVERAGE([.BP3:.BP22])" office:value-type="float"/>
          <table:table-cell table:formula="of:=AVERAGE([.BQ3:.BQ22])" office:value-type="float"/>
          <table:table-cell table:formula="of:=AVERAGE([.BR3:.BR22])" office:value-type="float"/>
          <table:table-cell table:formula="of:=AVERAGE([.BS3:.BS22])" office:value-type="float"/>
          <table:table-cell table:formula="of:=AVERAGE([.BT3:.BT22])" office:value-type="float"/>
          <table:table-cell table:formula="of:=AVERAGE([.BU3:.BU22])" office:value-type="float"/>
          <table:table-cell table:formula="of:=AVERAGE([.BV3:.BV22])" office:value-type="float"/>
          <table:table-cell table:formula="of:=AVERAGE([.BW3:.BW22])" office:value-type="float"/>
          <table:table-cell table:formula="of:=AVERAGE([.BX3:.BX22])" office:value-type="float"/>
          <table:table-cell table:formula="of:=AVERAGE([.BY3:.BY22])" office:value-type="float"/>
          <table:table-cell table:formula="of:=AVERAGE([.BZ3:.BZ22])" office:value-type="float"/>
          <table:table-cell table:formula="of:=AVERAGE([.CA3:.CA22])" office:value-type="float"/>
          <table:table-cell table:formula="of:=AVERAGE([.CB3:.CB22])" office:value-type="float"/>
          <table:table-cell table:formula="of:=AVERAGE([.CC3:.CC22])" office:value-type="float"/>
          <table:table-cell table:formula="of:=AVERAGE([.CD3:.CD22])" office:value-type="float"/>
          <table:table-cell table:formula="of:=AVERAGE([.CE3:.CE22])" office:value-type="float"/>
          <table:table-cell table:formula="of:=AVERAGE([.CF3:.CF22])" office:value-type="float"/>
          <table:table-cell table:formula="of:=AVERAGE([.CG3:.CG22])" office:value-type="float"/>
          <table:table-cell table:formula="of:=AVERAGE([.CH3:.CH22])" office:value-type="float"/>
          <table:table-cell table:formula="of:=AVERAGE([.CI3:.CI22])" office:value-type="float"/>
          <table:table-cell table:formula="of:=AVERAGE([.CJ3:.CJ22])" office:value-type="float"/>
          <table:table-cell table:formula="of:=AVERAGE([.CK3:.CK22])" office:value-type="float"/>
          <table:table-cell table:formula="of:=AVERAGE([.CL3:.CL22])" office:value-type="float"/>
          <table:table-cell table:formula="of:=AVERAGE([.CM3:.CM22])" office:value-type="float"/>
          <table:table-cell table:formula="of:=AVERAGE([.CN3:.CN22])" office:value-type="float"/>
          <table:table-cell table:formula="of:=AVERAGE([.CO3:.CO22])" office:value-type="float"/>
          <table:table-cell table:formula="of:=AVERAGE([.CP3:.CP22])" office:value-type="float"/>
          <table:table-cell table:formula="of:=AVERAGE([.CQ3:.CQ22])" office:value-type="float"/>
          <table:table-cell table:formula="of:=AVERAGE([.CR3:.CR22])" office:value-type="float"/>
          <table:table-cell table:formula="of:=AVERAGE([.CS3:.CS22])" office:value-type="float"/>
          <table:table-cell table:formula="of:=AVERAGE([.CT3:.CT22])" office:value-type="float"/>
          <table:table-cell table:formula="of:=AVERAGE([.CU3:.CU22])" office:value-type="float"/>
          <table:table-cell table:formula="of:=AVERAGE([.CV3:.CV22])" office:value-type="float"/>
          <table:table-cell table:formula="of:=AVERAGE([.CW3:.CW22])" office:value-type="float"/>
          <table:table-cell table:formula="of:=AVERAGE([.CX3:.CX22])" office:value-type="float"/>
          <table:table-cell table:formula="of:=AVERAGE([.CY3:.CY22])" office:value-type="float"/>
          <table:table-cell table:formula="of:=AVERAGE([.CZ3:.CZ22])" office:value-type="float"/>
          <table:table-cell table:formula="of:=AVERAGE([.DA3:.DA22])" office:value-type="float"/>
          <table:table-cell table:formula="of:=AVERAGE([.DB3:.DB22])" office:value-type="float"/>
          <table:table-cell table:formula="of:=AVERAGE([.DC3:.DC22])" office:value-type="float"/>
          <table:table-cell table:formula="of:=AVERAGE([.DD3:.DD22])" office:value-type="float"/>
          <table:table-cell table:formula="of:=AVERAGE([.DE3:.DE22])" office:value-type="float"/>
          <table:table-cell table:formula="of:=AVERAGE([.DF3:.DF22])" office:value-type="float"/>
          <table:table-cell table:formula="of:=AVERAGE([.DG3:.DG22])" office:value-type="float"/>
          <table:table-cell table:formula="of:=AVERAGE([.DH3:.DH22])" office:value-type="float"/>
          <table:table-cell table:formula="of:=AVERAGE([.DI3:.DI22])" office:value-type="float"/>
          <table:table-cell table:formula="of:=AVERAGE([.DJ3:.DJ22])" office:value-type="float"/>
          <table:table-cell table:formula="of:=AVERAGE([.DK3:.DK22])" office:value-type="float"/>
          <table:table-cell table:formula="of:=AVERAGE([.DL3:.DL22])" office:value-type="float"/>
          <table:table-cell table:formula="of:=AVERAGE([.DM3:.DM22])" office:value-type="float"/>
          <table:table-cell table:formula="of:=AVERAGE([.DN3:.DN22])" office:value-type="float"/>
          <table:table-cell table:formula="of:=AVERAGE([.DO3:.DO22])" office:value-type="float"/>
          <table:table-cell table:formula="of:=AVERAGE([.DP3:.DP22])" office:value-type="float"/>
          <table:table-cell table:formula="of:=AVERAGE([.DQ3:.DQ2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2])" office:value-type="float"/>
          <table:table-cell table:formula="of:=STDEV([.C3:.C22])" office:value-type="float"/>
          <table:table-cell table:formula="of:=STDEV([.D3:.D22])" office:value-type="float"/>
          <table:table-cell table:formula="of:=STDEV([.E3:.E22])" office:value-type="float"/>
          <table:table-cell table:formula="of:=STDEV([.F3:.F22])" office:value-type="float"/>
          <table:table-cell table:formula="of:=STDEV([.G3:.G22])" office:value-type="float"/>
          <table:table-cell table:formula="of:=STDEV([.H3:.H22])" office:value-type="float"/>
          <table:table-cell table:formula="of:=STDEV([.I3:.I22])" office:value-type="float"/>
          <table:table-cell table:formula="of:=STDEV([.J3:.J22])" office:value-type="float"/>
          <table:table-cell table:formula="of:=STDEV([.K3:.K22])" office:value-type="float"/>
          <table:table-cell table:formula="of:=STDEV([.L3:.L22])" office:value-type="float"/>
          <table:table-cell table:formula="of:=STDEV([.M3:.M22])" office:value-type="float"/>
          <table:table-cell table:formula="of:=STDEV([.N3:.N22])" office:value-type="float"/>
          <table:table-cell table:formula="of:=STDEV([.O3:.O22])" office:value-type="float"/>
          <table:table-cell table:formula="of:=STDEV([.P3:.P22])" office:value-type="float"/>
          <table:table-cell table:formula="of:=STDEV([.Q3:.Q22])" office:value-type="float"/>
          <table:table-cell table:formula="of:=STDEV([.R3:.R22])" office:value-type="float"/>
          <table:table-cell table:formula="of:=STDEV([.S3:.S22])" office:value-type="float"/>
          <table:table-cell table:formula="of:=STDEV([.T3:.T22])" office:value-type="float"/>
          <table:table-cell table:formula="of:=STDEV([.U3:.U22])" office:value-type="float"/>
          <table:table-cell table:formula="of:=STDEV([.V3:.V22])" office:value-type="float"/>
          <table:table-cell table:formula="of:=STDEV([.W3:.W22])" office:value-type="float"/>
          <table:table-cell table:formula="of:=STDEV([.X3:.X22])" office:value-type="float"/>
          <table:table-cell table:formula="of:=STDEV([.Y3:.Y22])" office:value-type="float"/>
          <table:table-cell table:formula="of:=STDEV([.Z3:.Z22])" office:value-type="float"/>
          <table:table-cell table:formula="of:=STDEV([.AA3:.AA22])" office:value-type="float"/>
          <table:table-cell table:formula="of:=STDEV([.AB3:.AB22])" office:value-type="float"/>
          <table:table-cell table:formula="of:=STDEV([.AC3:.AC22])" office:value-type="float"/>
          <table:table-cell table:formula="of:=STDEV([.AD3:.AD22])" office:value-type="float"/>
          <table:table-cell table:formula="of:=STDEV([.AE3:.AE22])" office:value-type="float"/>
          <table:table-cell table:formula="of:=STDEV([.AF3:.AF22])" office:value-type="float"/>
          <table:table-cell table:formula="of:=STDEV([.AG3:.AG22])" office:value-type="float"/>
          <table:table-cell table:formula="of:=STDEV([.AH3:.AH22])" office:value-type="float"/>
          <table:table-cell table:formula="of:=STDEV([.AI3:.AI22])" office:value-type="float"/>
          <table:table-cell table:formula="of:=STDEV([.AJ3:.AJ22])" office:value-type="float"/>
          <table:table-cell table:formula="of:=STDEV([.AK3:.AK22])" office:value-type="float"/>
          <table:table-cell table:formula="of:=STDEV([.AL3:.AL22])" office:value-type="float"/>
          <table:table-cell table:formula="of:=STDEV([.AM3:.AM22])" office:value-type="float"/>
          <table:table-cell table:formula="of:=STDEV([.AN3:.AN22])" office:value-type="float"/>
          <table:table-cell table:formula="of:=STDEV([.AO3:.AO22])" office:value-type="float"/>
          <table:table-cell table:formula="of:=STDEV([.AP3:.AP22])" office:value-type="float"/>
          <table:table-cell table:formula="of:=STDEV([.AQ3:.AQ22])" office:value-type="float"/>
          <table:table-cell table:formula="of:=STDEV([.AR3:.AR22])" office:value-type="float"/>
          <table:table-cell table:formula="of:=STDEV([.AS3:.AS22])" office:value-type="float"/>
          <table:table-cell table:formula="of:=STDEV([.AT3:.AT22])" office:value-type="float"/>
          <table:table-cell table:formula="of:=STDEV([.AU3:.AU22])" office:value-type="float"/>
          <table:table-cell table:formula="of:=STDEV([.AV3:.AV22])" office:value-type="float"/>
          <table:table-cell table:formula="of:=STDEV([.AW3:.AW22])" office:value-type="float"/>
          <table:table-cell table:formula="of:=STDEV([.AX3:.AX22])" office:value-type="float"/>
          <table:table-cell table:formula="of:=STDEV([.AY3:.AY22])" office:value-type="float"/>
          <table:table-cell table:formula="of:=STDEV([.AZ3:.AZ22])" office:value-type="float"/>
          <table:table-cell table:formula="of:=STDEV([.BA3:.BA22])" office:value-type="float"/>
          <table:table-cell table:formula="of:=STDEV([.BB3:.BB22])" office:value-type="float"/>
          <table:table-cell table:formula="of:=STDEV([.BC3:.BC22])" office:value-type="float"/>
          <table:table-cell table:formula="of:=STDEV([.BD3:.BD22])" office:value-type="float"/>
          <table:table-cell table:formula="of:=STDEV([.BE3:.BE22])" office:value-type="float"/>
          <table:table-cell table:formula="of:=STDEV([.BF3:.BF22])" office:value-type="float"/>
          <table:table-cell table:formula="of:=STDEV([.BG3:.BG22])" office:value-type="float"/>
          <table:table-cell table:formula="of:=STDEV([.BH3:.BH22])" office:value-type="float"/>
          <table:table-cell table:formula="of:=STDEV([.BI3:.BI22])" office:value-type="float"/>
          <table:table-cell table:formula="of:=STDEV([.BJ3:.BJ22])" office:value-type="float"/>
          <table:table-cell table:formula="of:=STDEV([.BK3:.BK22])" office:value-type="float"/>
          <table:table-cell table:formula="of:=STDEV([.BL3:.BL22])" office:value-type="float"/>
          <table:table-cell table:formula="of:=STDEV([.BM3:.BM22])" office:value-type="float"/>
          <table:table-cell table:formula="of:=STDEV([.BN3:.BN22])" office:value-type="float"/>
          <table:table-cell table:formula="of:=STDEV([.BO3:.BO22])" office:value-type="float"/>
          <table:table-cell table:formula="of:=STDEV([.BP3:.BP22])" office:value-type="float"/>
          <table:table-cell table:formula="of:=STDEV([.BQ3:.BQ22])" office:value-type="float"/>
          <table:table-cell table:formula="of:=STDEV([.BR3:.BR22])" office:value-type="float"/>
          <table:table-cell table:formula="of:=STDEV([.BS3:.BS22])" office:value-type="float"/>
          <table:table-cell table:formula="of:=STDEV([.BT3:.BT22])" office:value-type="float"/>
          <table:table-cell table:formula="of:=STDEV([.BU3:.BU22])" office:value-type="float"/>
          <table:table-cell table:formula="of:=STDEV([.BV3:.BV22])" office:value-type="float"/>
          <table:table-cell table:formula="of:=STDEV([.BW3:.BW22])" office:value-type="float"/>
          <table:table-cell table:formula="of:=STDEV([.BX3:.BX22])" office:value-type="float"/>
          <table:table-cell table:formula="of:=STDEV([.BY3:.BY22])" office:value-type="float"/>
          <table:table-cell table:formula="of:=STDEV([.BZ3:.BZ22])" office:value-type="float"/>
          <table:table-cell table:formula="of:=STDEV([.CA3:.CA22])" office:value-type="float"/>
          <table:table-cell table:formula="of:=STDEV([.CB3:.CB22])" office:value-type="float"/>
          <table:table-cell table:formula="of:=STDEV([.CC3:.CC22])" office:value-type="float"/>
          <table:table-cell table:formula="of:=STDEV([.CD3:.CD22])" office:value-type="float"/>
          <table:table-cell table:formula="of:=STDEV([.CE3:.CE22])" office:value-type="float"/>
          <table:table-cell table:formula="of:=STDEV([.CF3:.CF22])" office:value-type="float"/>
          <table:table-cell table:formula="of:=STDEV([.CG3:.CG22])" office:value-type="float"/>
          <table:table-cell table:formula="of:=STDEV([.CH3:.CH22])" office:value-type="float"/>
          <table:table-cell table:formula="of:=STDEV([.CI3:.CI22])" office:value-type="float"/>
          <table:table-cell table:formula="of:=STDEV([.CJ3:.CJ22])" office:value-type="float"/>
          <table:table-cell table:formula="of:=STDEV([.CK3:.CK22])" office:value-type="float"/>
          <table:table-cell table:formula="of:=STDEV([.CL3:.CL22])" office:value-type="float"/>
          <table:table-cell table:formula="of:=STDEV([.CM3:.CM22])" office:value-type="float"/>
          <table:table-cell table:formula="of:=STDEV([.CN3:.CN22])" office:value-type="float"/>
          <table:table-cell table:formula="of:=STDEV([.CO3:.CO22])" office:value-type="float"/>
          <table:table-cell table:formula="of:=STDEV([.CP3:.CP22])" office:value-type="float"/>
          <table:table-cell table:formula="of:=STDEV([.CQ3:.CQ22])" office:value-type="float"/>
          <table:table-cell table:formula="of:=STDEV([.CR3:.CR22])" office:value-type="float"/>
          <table:table-cell table:formula="of:=STDEV([.CS3:.CS22])" office:value-type="float"/>
          <table:table-cell table:formula="of:=STDEV([.CT3:.CT22])" office:value-type="float"/>
          <table:table-cell table:formula="of:=STDEV([.CU3:.CU22])" office:value-type="float"/>
          <table:table-cell table:formula="of:=STDEV([.CV3:.CV22])" office:value-type="float"/>
          <table:table-cell table:formula="of:=STDEV([.CW3:.CW22])" office:value-type="float"/>
          <table:table-cell table:formula="of:=STDEV([.CX3:.CX22])" office:value-type="float"/>
          <table:table-cell table:formula="of:=STDEV([.CY3:.CY22])" office:value-type="float"/>
          <table:table-cell table:formula="of:=STDEV([.CZ3:.CZ22])" office:value-type="float"/>
          <table:table-cell table:formula="of:=STDEV([.DA3:.DA22])" office:value-type="float"/>
          <table:table-cell table:formula="of:=STDEV([.DB3:.DB22])" office:value-type="float"/>
          <table:table-cell table:formula="of:=STDEV([.DC3:.DC22])" office:value-type="float"/>
          <table:table-cell table:formula="of:=STDEV([.DD3:.DD22])" office:value-type="float"/>
          <table:table-cell table:formula="of:=STDEV([.DE3:.DE22])" office:value-type="float"/>
          <table:table-cell table:formula="of:=STDEV([.DF3:.DF22])" office:value-type="float"/>
          <table:table-cell table:formula="of:=STDEV([.DG3:.DG22])" office:value-type="float"/>
          <table:table-cell table:formula="of:=STDEV([.DH3:.DH22])" office:value-type="float"/>
          <table:table-cell table:formula="of:=STDEV([.DI3:.DI22])" office:value-type="float"/>
          <table:table-cell table:formula="of:=STDEV([.DJ3:.DJ22])" office:value-type="float"/>
          <table:table-cell table:formula="of:=STDEV([.DK3:.DK22])" office:value-type="float"/>
          <table:table-cell table:formula="of:=STDEV([.DL3:.DL22])" office:value-type="float"/>
          <table:table-cell table:formula="of:=STDEV([.DM3:.DM22])" office:value-type="float"/>
          <table:table-cell table:formula="of:=STDEV([.DN3:.DN22])" office:value-type="float"/>
          <table:table-cell table:formula="of:=STDEV([.DO3:.DO22])" office:value-type="float"/>
          <table:table-cell table:formula="of:=STDEV([.DP3:.DP22])" office:value-type="float"/>
          <table:table-cell table:formula="of:=STDEV([.DQ3:.DQ2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2]-[.$BJ3:.$BJ22])^2)^0.5" office:value-type="float"/>
          <table:table-cell table:number-matrix-columns-spanned="1" table:number-matrix-rows-spanned="1" table:formula="of:=SUM(([.C3:.C22]-[.$BK3:.$BK22])^2)^0.5" office:value-type="float"/>
          <table:table-cell table:number-matrix-columns-spanned="1" table:number-matrix-rows-spanned="1" table:formula="of:=SUM(([.D3:.D22]-[.$BL3:.$BL22])^2)^0.5" office:value-type="float"/>
          <table:table-cell table:number-matrix-columns-spanned="1" table:number-matrix-rows-spanned="1" table:formula="of:=SUM(([.E3:.E22]-[.$BM3:.$BM22])^2)^0.5" office:value-type="float"/>
          <table:table-cell table:number-matrix-columns-spanned="1" table:number-matrix-rows-spanned="1" table:formula="of:=SUM(([.F3:.F22]-[.$BN3:.$BN22])^2)^0.5" office:value-type="float"/>
          <table:table-cell table:number-matrix-columns-spanned="1" table:number-matrix-rows-spanned="1" table:formula="of:=SUM(([.G3:.G22]-[.$BO3:.$BO22])^2)^0.5" office:value-type="float"/>
          <table:table-cell table:number-matrix-columns-spanned="1" table:number-matrix-rows-spanned="1" table:formula="of:=SUM(([.H3:.H22]-[.$BP3:.$BP22])^2)^0.5" office:value-type="float"/>
          <table:table-cell table:number-matrix-columns-spanned="1" table:number-matrix-rows-spanned="1" table:formula="of:=SUM(([.I3:.I22]-[.$BQ3:.$BQ22])^2)^0.5" office:value-type="float"/>
          <table:table-cell table:number-matrix-columns-spanned="1" table:number-matrix-rows-spanned="1" table:formula="of:=SUM(([.J3:.J22]-[.$BR3:.$BR22])^2)^0.5" office:value-type="float"/>
          <table:table-cell table:number-matrix-columns-spanned="1" table:number-matrix-rows-spanned="1" table:formula="of:=SUM(([.K3:.K22]-[.$BS3:.$BS22])^2)^0.5" office:value-type="float"/>
          <table:table-cell table:number-matrix-columns-spanned="1" table:number-matrix-rows-spanned="1" table:formula="of:=SUM(([.L3:.L22]-[.$BT3:.$BT22])^2)^0.5" office:value-type="float"/>
          <table:table-cell table:number-matrix-columns-spanned="1" table:number-matrix-rows-spanned="1" table:formula="of:=SUM(([.M3:.M22]-[.$BU3:.$BU22])^2)^0.5" office:value-type="float"/>
          <table:table-cell table:number-matrix-columns-spanned="1" table:number-matrix-rows-spanned="1" table:formula="of:=SUM(([.N3:.N22]-[.$BV3:.$BV22])^2)^0.5" office:value-type="float"/>
          <table:table-cell table:number-matrix-columns-spanned="1" table:number-matrix-rows-spanned="1" table:formula="of:=SUM(([.O3:.O22]-[.$BW3:.$BW22])^2)^0.5" office:value-type="float"/>
          <table:table-cell table:number-matrix-columns-spanned="1" table:number-matrix-rows-spanned="1" table:formula="of:=SUM(([.P3:.P22]-[.$BX3:.$BX22])^2)^0.5" office:value-type="float"/>
          <table:table-cell table:number-matrix-columns-spanned="1" table:number-matrix-rows-spanned="1" table:formula="of:=SUM(([.Q3:.Q22]-[.$BY3:.$BY22])^2)^0.5" office:value-type="float"/>
          <table:table-cell table:number-matrix-columns-spanned="1" table:number-matrix-rows-spanned="1" table:formula="of:=SUM(([.R3:.R22]-[.$BZ3:.$BZ22])^2)^0.5" office:value-type="float"/>
          <table:table-cell table:number-matrix-columns-spanned="1" table:number-matrix-rows-spanned="1" table:formula="of:=SUM(([.S3:.S22]-[.$CA3:.$CA22])^2)^0.5" office:value-type="float"/>
          <table:table-cell table:number-matrix-columns-spanned="1" table:number-matrix-rows-spanned="1" table:formula="of:=SUM(([.T3:.T22]-[.$CB3:.$CB22])^2)^0.5" office:value-type="float"/>
          <table:table-cell table:number-matrix-columns-spanned="1" table:number-matrix-rows-spanned="1" table:formula="of:=SUM(([.U3:.U22]-[.$CC3:.$CC22])^2)^0.5" office:value-type="float"/>
          <table:table-cell table:number-matrix-columns-spanned="1" table:number-matrix-rows-spanned="1" table:formula="of:=SUM(([.V3:.V22]-[.$BJ3:.$BJ22])^2)^0.5" office:value-type="float"/>
          <table:table-cell table:number-matrix-columns-spanned="1" table:number-matrix-rows-spanned="1" table:formula="of:=SUM(([.W3:.W22]-[.$BK3:.$BK22])^2)^0.5" office:value-type="float"/>
          <table:table-cell table:number-matrix-columns-spanned="1" table:number-matrix-rows-spanned="1" table:formula="of:=SUM(([.X3:.X22]-[.$BL3:.$BL22])^2)^0.5" office:value-type="float"/>
          <table:table-cell table:number-matrix-columns-spanned="1" table:number-matrix-rows-spanned="1" table:formula="of:=SUM(([.Y3:.Y22]-[.$BM3:.$BM22])^2)^0.5" office:value-type="float"/>
          <table:table-cell table:number-matrix-columns-spanned="1" table:number-matrix-rows-spanned="1" table:formula="of:=SUM(([.Z3:.Z22]-[.$BN3:.$BN22])^2)^0.5" office:value-type="float"/>
          <table:table-cell table:number-matrix-columns-spanned="1" table:number-matrix-rows-spanned="1" table:formula="of:=SUM(([.AA3:.AA22]-[.$BO3:.$BO22])^2)^0.5" office:value-type="float"/>
          <table:table-cell table:number-matrix-columns-spanned="1" table:number-matrix-rows-spanned="1" table:formula="of:=SUM(([.AB3:.AB22]-[.$BP3:.$BP22])^2)^0.5" office:value-type="float"/>
          <table:table-cell table:number-matrix-columns-spanned="1" table:number-matrix-rows-spanned="1" table:formula="of:=SUM(([.AC3:.AC22]-[.$BQ3:.$BQ22])^2)^0.5" office:value-type="float"/>
          <table:table-cell table:number-matrix-columns-spanned="1" table:number-matrix-rows-spanned="1" table:formula="of:=SUM(([.AD3:.AD22]-[.$BR3:.$BR22])^2)^0.5" office:value-type="float"/>
          <table:table-cell table:number-matrix-columns-spanned="1" table:number-matrix-rows-spanned="1" table:formula="of:=SUM(([.AE3:.AE22]-[.$BS3:.$BS22])^2)^0.5" office:value-type="float"/>
          <table:table-cell table:number-matrix-columns-spanned="1" table:number-matrix-rows-spanned="1" table:formula="of:=SUM(([.AF3:.AF22]-[.$BT3:.$BT22])^2)^0.5" office:value-type="float"/>
          <table:table-cell table:number-matrix-columns-spanned="1" table:number-matrix-rows-spanned="1" table:formula="of:=SUM(([.AG3:.AG22]-[.$BU3:.$BU22])^2)^0.5" office:value-type="float"/>
          <table:table-cell table:number-matrix-columns-spanned="1" table:number-matrix-rows-spanned="1" table:formula="of:=SUM(([.AH3:.AH22]-[.$BV3:.$BV22])^2)^0.5" office:value-type="float"/>
          <table:table-cell table:number-matrix-columns-spanned="1" table:number-matrix-rows-spanned="1" table:formula="of:=SUM(([.AI3:.AI22]-[.$BW3:.$BW22])^2)^0.5" office:value-type="float"/>
          <table:table-cell table:number-matrix-columns-spanned="1" table:number-matrix-rows-spanned="1" table:formula="of:=SUM(([.AJ3:.AJ22]-[.$BX3:.$BX22])^2)^0.5" office:value-type="float"/>
          <table:table-cell table:number-matrix-columns-spanned="1" table:number-matrix-rows-spanned="1" table:formula="of:=SUM(([.AK3:.AK22]-[.$BY3:.$BY22])^2)^0.5" office:value-type="float"/>
          <table:table-cell table:number-matrix-columns-spanned="1" table:number-matrix-rows-spanned="1" table:formula="of:=SUM(([.AL3:.AL22]-[.$BZ3:.$BZ22])^2)^0.5" office:value-type="float"/>
          <table:table-cell table:number-matrix-columns-spanned="1" table:number-matrix-rows-spanned="1" table:formula="of:=SUM(([.AM3:.AM22]-[.$CA3:.$CA22])^2)^0.5" office:value-type="float"/>
          <table:table-cell table:number-matrix-columns-spanned="1" table:number-matrix-rows-spanned="1" table:formula="of:=SUM(([.AN3:.AN22]-[.$CB3:.$CB22])^2)^0.5" office:value-type="float"/>
          <table:table-cell table:number-matrix-columns-spanned="1" table:number-matrix-rows-spanned="1" table:formula="of:=SUM(([.AO3:.AO22]-[.$CC3:.$CC22])^2)^0.5" office:value-type="float"/>
          <table:table-cell table:number-matrix-columns-spanned="1" table:number-matrix-rows-spanned="1" table:formula="of:=SUM(([.AP3:.AP22]-[.$BJ3:.$BJ22])^2)^0.5" office:value-type="float"/>
          <table:table-cell table:number-matrix-columns-spanned="1" table:number-matrix-rows-spanned="1" table:formula="of:=SUM(([.AQ3:.AQ22]-[.$BK3:.$BK22])^2)^0.5" office:value-type="float"/>
          <table:table-cell table:number-matrix-columns-spanned="1" table:number-matrix-rows-spanned="1" table:formula="of:=SUM(([.AR3:.AR22]-[.$BL3:.$BL22])^2)^0.5" office:value-type="float"/>
          <table:table-cell table:number-matrix-columns-spanned="1" table:number-matrix-rows-spanned="1" table:formula="of:=SUM(([.AS3:.AS22]-[.$BM3:.$BM22])^2)^0.5" office:value-type="float"/>
          <table:table-cell table:number-matrix-columns-spanned="1" table:number-matrix-rows-spanned="1" table:formula="of:=SUM(([.AT3:.AT22]-[.$BN3:.$BN22])^2)^0.5" office:value-type="float"/>
          <table:table-cell table:number-matrix-columns-spanned="1" table:number-matrix-rows-spanned="1" table:formula="of:=SUM(([.AU3:.AU22]-[.$BO3:.$BO22])^2)^0.5" office:value-type="float"/>
          <table:table-cell table:number-matrix-columns-spanned="1" table:number-matrix-rows-spanned="1" table:formula="of:=SUM(([.AV3:.AV22]-[.$BP3:.$BP22])^2)^0.5" office:value-type="float"/>
          <table:table-cell table:number-matrix-columns-spanned="1" table:number-matrix-rows-spanned="1" table:formula="of:=SUM(([.AW3:.AW22]-[.$BQ3:.$BQ22])^2)^0.5" office:value-type="float"/>
          <table:table-cell table:number-matrix-columns-spanned="1" table:number-matrix-rows-spanned="1" table:formula="of:=SUM(([.AX3:.AX22]-[.$BR3:.$BR22])^2)^0.5" office:value-type="float"/>
          <table:table-cell table:number-matrix-columns-spanned="1" table:number-matrix-rows-spanned="1" table:formula="of:=SUM(([.AY3:.AY22]-[.$BS3:.$BS22])^2)^0.5" office:value-type="float"/>
          <table:table-cell table:number-matrix-columns-spanned="1" table:number-matrix-rows-spanned="1" table:formula="of:=SUM(([.AZ3:.AZ22]-[.$BT3:.$BT22])^2)^0.5" office:value-type="float"/>
          <table:table-cell table:number-matrix-columns-spanned="1" table:number-matrix-rows-spanned="1" table:formula="of:=SUM(([.BA3:.BA22]-[.$BU3:.$BU22])^2)^0.5" office:value-type="float"/>
          <table:table-cell table:number-matrix-columns-spanned="1" table:number-matrix-rows-spanned="1" table:formula="of:=SUM(([.BB3:.BB22]-[.$BV3:.$BV22])^2)^0.5" office:value-type="float"/>
          <table:table-cell table:number-matrix-columns-spanned="1" table:number-matrix-rows-spanned="1" table:formula="of:=SUM(([.BC3:.BC22]-[.$BW3:.$BW22])^2)^0.5" office:value-type="float"/>
          <table:table-cell table:number-matrix-columns-spanned="1" table:number-matrix-rows-spanned="1" table:formula="of:=SUM(([.BD3:.BD22]-[.$BX3:.$BX22])^2)^0.5" office:value-type="float"/>
          <table:table-cell table:number-matrix-columns-spanned="1" table:number-matrix-rows-spanned="1" table:formula="of:=SUM(([.BE3:.BE22]-[.$BY3:.$BY22])^2)^0.5" office:value-type="float"/>
          <table:table-cell table:number-matrix-columns-spanned="1" table:number-matrix-rows-spanned="1" table:formula="of:=SUM(([.BF3:.BF22]-[.$BZ3:.$BZ22])^2)^0.5" office:value-type="float"/>
          <table:table-cell table:number-matrix-columns-spanned="1" table:number-matrix-rows-spanned="1" table:formula="of:=SUM(([.BG3:.BG22]-[.$CA3:.$CA22])^2)^0.5" office:value-type="float"/>
          <table:table-cell table:number-matrix-columns-spanned="1" table:number-matrix-rows-spanned="1" table:formula="of:=SUM(([.BH3:.BH22]-[.$CB3:.$CB22])^2)^0.5" office:value-type="float"/>
          <table:table-cell table:number-matrix-columns-spanned="1" table:number-matrix-rows-spanned="1" table:formula="of:=SUM(([.BI3:.BI22]-[.$CC3:.$CC2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2]=[.$BJ3:.$BJ22])" office:value-type="float"/>
          <table:table-cell table:number-matrix-columns-spanned="1" table:number-matrix-rows-spanned="1" table:formula="of:=SUM([.C3:.C22]=[.$BK3:.$BK22])" office:value-type="float"/>
          <table:table-cell table:number-matrix-columns-spanned="1" table:number-matrix-rows-spanned="1" table:formula="of:=SUM([.D3:.D22]=[.$BL3:.$BL22])" office:value-type="float"/>
          <table:table-cell table:number-matrix-columns-spanned="1" table:number-matrix-rows-spanned="1" table:formula="of:=SUM([.E3:.E22]=[.$BM3:.$BM22])" office:value-type="float"/>
          <table:table-cell table:number-matrix-columns-spanned="1" table:number-matrix-rows-spanned="1" table:formula="of:=SUM([.F3:.F22]=[.$BN3:.$BN22])" office:value-type="float"/>
          <table:table-cell table:number-matrix-columns-spanned="1" table:number-matrix-rows-spanned="1" table:formula="of:=SUM([.G3:.G22]=[.$BO3:.$BO22])" office:value-type="float"/>
          <table:table-cell table:number-matrix-columns-spanned="1" table:number-matrix-rows-spanned="1" table:formula="of:=SUM([.H3:.H22]=[.$BP3:.$BP22])" office:value-type="float"/>
          <table:table-cell table:number-matrix-columns-spanned="1" table:number-matrix-rows-spanned="1" table:formula="of:=SUM([.I3:.I22]=[.$BQ3:.$BQ22])" office:value-type="float"/>
          <table:table-cell table:number-matrix-columns-spanned="1" table:number-matrix-rows-spanned="1" table:formula="of:=SUM([.J3:.J22]=[.$BR3:.$BR22])" office:value-type="float"/>
          <table:table-cell table:number-matrix-columns-spanned="1" table:number-matrix-rows-spanned="1" table:formula="of:=SUM([.K3:.K22]=[.$BS3:.$BS22])" office:value-type="float"/>
          <table:table-cell table:number-matrix-columns-spanned="1" table:number-matrix-rows-spanned="1" table:formula="of:=SUM([.L3:.L22]=[.$BT3:.$BT22])" office:value-type="float"/>
          <table:table-cell table:number-matrix-columns-spanned="1" table:number-matrix-rows-spanned="1" table:formula="of:=SUM([.M3:.M22]=[.$BU3:.$BU22])" office:value-type="float"/>
          <table:table-cell table:number-matrix-columns-spanned="1" table:number-matrix-rows-spanned="1" table:formula="of:=SUM([.N3:.N22]=[.$BV3:.$BV22])" office:value-type="float"/>
          <table:table-cell table:number-matrix-columns-spanned="1" table:number-matrix-rows-spanned="1" table:formula="of:=SUM([.O3:.O22]=[.$BW3:.$BW22])" office:value-type="float"/>
          <table:table-cell table:number-matrix-columns-spanned="1" table:number-matrix-rows-spanned="1" table:formula="of:=SUM([.P3:.P22]=[.$BX3:.$BX22])" office:value-type="float"/>
          <table:table-cell table:number-matrix-columns-spanned="1" table:number-matrix-rows-spanned="1" table:formula="of:=SUM([.Q3:.Q22]=[.$BY3:.$BY22])" office:value-type="float"/>
          <table:table-cell table:number-matrix-columns-spanned="1" table:number-matrix-rows-spanned="1" table:formula="of:=SUM([.R3:.R22]=[.$BZ3:.$BZ22])" office:value-type="float"/>
          <table:table-cell table:number-matrix-columns-spanned="1" table:number-matrix-rows-spanned="1" table:formula="of:=SUM([.S3:.S22]=[.$CA3:.$CA22])" office:value-type="float"/>
          <table:table-cell table:number-matrix-columns-spanned="1" table:number-matrix-rows-spanned="1" table:formula="of:=SUM([.T3:.T22]=[.$CB3:.$CB22])" office:value-type="float"/>
          <table:table-cell table:number-matrix-columns-spanned="1" table:number-matrix-rows-spanned="1" table:formula="of:=SUM([.U3:.U22]=[.$CC3:.$CC22])" office:value-type="float"/>
          <table:table-cell table:number-matrix-columns-spanned="1" table:number-matrix-rows-spanned="1" table:formula="of:=SUM([.V3:.V22]=[.$BJ3:.$BJ22])" office:value-type="float"/>
          <table:table-cell table:number-matrix-columns-spanned="1" table:number-matrix-rows-spanned="1" table:formula="of:=SUM([.W3:.W22]=[.$BK3:.$BK22])" office:value-type="float"/>
          <table:table-cell table:number-matrix-columns-spanned="1" table:number-matrix-rows-spanned="1" table:formula="of:=SUM([.X3:.X22]=[.$BL3:.$BL22])" office:value-type="float"/>
          <table:table-cell table:number-matrix-columns-spanned="1" table:number-matrix-rows-spanned="1" table:formula="of:=SUM([.Y3:.Y22]=[.$BM3:.$BM22])" office:value-type="float"/>
          <table:table-cell table:number-matrix-columns-spanned="1" table:number-matrix-rows-spanned="1" table:formula="of:=SUM([.Z3:.Z22]=[.$BN3:.$BN22])" office:value-type="float"/>
          <table:table-cell table:number-matrix-columns-spanned="1" table:number-matrix-rows-spanned="1" table:formula="of:=SUM([.AA3:.AA22]=[.$BO3:.$BO22])" office:value-type="float"/>
          <table:table-cell table:number-matrix-columns-spanned="1" table:number-matrix-rows-spanned="1" table:formula="of:=SUM([.AB3:.AB22]=[.$BP3:.$BP22])" office:value-type="float"/>
          <table:table-cell table:number-matrix-columns-spanned="1" table:number-matrix-rows-spanned="1" table:formula="of:=SUM([.AC3:.AC22]=[.$BQ3:.$BQ22])" office:value-type="float"/>
          <table:table-cell table:number-matrix-columns-spanned="1" table:number-matrix-rows-spanned="1" table:formula="of:=SUM([.AD3:.AD22]=[.$BR3:.$BR22])" office:value-type="float"/>
          <table:table-cell table:number-matrix-columns-spanned="1" table:number-matrix-rows-spanned="1" table:formula="of:=SUM([.AE3:.AE22]=[.$BS3:.$BS22])" office:value-type="float"/>
          <table:table-cell table:number-matrix-columns-spanned="1" table:number-matrix-rows-spanned="1" table:formula="of:=SUM([.AF3:.AF22]=[.$BT3:.$BT22])" office:value-type="float"/>
          <table:table-cell table:number-matrix-columns-spanned="1" table:number-matrix-rows-spanned="1" table:formula="of:=SUM([.AG3:.AG22]=[.$BU3:.$BU22])" office:value-type="float"/>
          <table:table-cell table:number-matrix-columns-spanned="1" table:number-matrix-rows-spanned="1" table:formula="of:=SUM([.AH3:.AH22]=[.$BV3:.$BV22])" office:value-type="float"/>
          <table:table-cell table:number-matrix-columns-spanned="1" table:number-matrix-rows-spanned="1" table:formula="of:=SUM([.AI3:.AI22]=[.$BW3:.$BW22])" office:value-type="float"/>
          <table:table-cell table:number-matrix-columns-spanned="1" table:number-matrix-rows-spanned="1" table:formula="of:=SUM([.AJ3:.AJ22]=[.$BX3:.$BX22])" office:value-type="float"/>
          <table:table-cell table:number-matrix-columns-spanned="1" table:number-matrix-rows-spanned="1" table:formula="of:=SUM([.AK3:.AK22]=[.$BY3:.$BY22])" office:value-type="float"/>
          <table:table-cell table:number-matrix-columns-spanned="1" table:number-matrix-rows-spanned="1" table:formula="of:=SUM([.AL3:.AL22]=[.$BZ3:.$BZ22])" office:value-type="float"/>
          <table:table-cell table:number-matrix-columns-spanned="1" table:number-matrix-rows-spanned="1" table:formula="of:=SUM([.AM3:.AM22]=[.$CA3:.$CA22])" office:value-type="float"/>
          <table:table-cell table:number-matrix-columns-spanned="1" table:number-matrix-rows-spanned="1" table:formula="of:=SUM([.AN3:.AN22]=[.$CB3:.$CB22])" office:value-type="float"/>
          <table:table-cell table:number-matrix-columns-spanned="1" table:number-matrix-rows-spanned="1" table:formula="of:=SUM([.AO3:.AO22]=[.$CC3:.$CC22])" office:value-type="float"/>
          <table:table-cell table:number-matrix-columns-spanned="1" table:number-matrix-rows-spanned="1" table:formula="of:=SUM([.AP3:.AP22]=[.$BJ3:.$BJ22])" office:value-type="float"/>
          <table:table-cell table:number-matrix-columns-spanned="1" table:number-matrix-rows-spanned="1" table:formula="of:=SUM([.AQ3:.AQ22]=[.$BK3:.$BK22])" office:value-type="float"/>
          <table:table-cell table:number-matrix-columns-spanned="1" table:number-matrix-rows-spanned="1" table:formula="of:=SUM([.AR3:.AR22]=[.$BL3:.$BL22])" office:value-type="float"/>
          <table:table-cell table:number-matrix-columns-spanned="1" table:number-matrix-rows-spanned="1" table:formula="of:=SUM([.AS3:.AS22]=[.$BM3:.$BM22])" office:value-type="float"/>
          <table:table-cell table:number-matrix-columns-spanned="1" table:number-matrix-rows-spanned="1" table:formula="of:=SUM([.AT3:.AT22]=[.$BN3:.$BN22])" office:value-type="float"/>
          <table:table-cell table:number-matrix-columns-spanned="1" table:number-matrix-rows-spanned="1" table:formula="of:=SUM([.AU3:.AU22]=[.$BO3:.$BO22])" office:value-type="float"/>
          <table:table-cell table:number-matrix-columns-spanned="1" table:number-matrix-rows-spanned="1" table:formula="of:=SUM([.AV3:.AV22]=[.$BP3:.$BP22])" office:value-type="float"/>
          <table:table-cell table:number-matrix-columns-spanned="1" table:number-matrix-rows-spanned="1" table:formula="of:=SUM([.AW3:.AW22]=[.$BQ3:.$BQ22])" office:value-type="float"/>
          <table:table-cell table:number-matrix-columns-spanned="1" table:number-matrix-rows-spanned="1" table:formula="of:=SUM([.AX3:.AX22]=[.$BR3:.$BR22])" office:value-type="float"/>
          <table:table-cell table:number-matrix-columns-spanned="1" table:number-matrix-rows-spanned="1" table:formula="of:=SUM([.AY3:.AY22]=[.$BS3:.$BS22])" office:value-type="float"/>
          <table:table-cell table:number-matrix-columns-spanned="1" table:number-matrix-rows-spanned="1" table:formula="of:=SUM([.AZ3:.AZ22]=[.$BT3:.$BT22])" office:value-type="float"/>
          <table:table-cell table:number-matrix-columns-spanned="1" table:number-matrix-rows-spanned="1" table:formula="of:=SUM([.BA3:.BA22]=[.$BU3:.$BU22])" office:value-type="float"/>
          <table:table-cell table:number-matrix-columns-spanned="1" table:number-matrix-rows-spanned="1" table:formula="of:=SUM([.BB3:.BB22]=[.$BV3:.$BV22])" office:value-type="float"/>
          <table:table-cell table:number-matrix-columns-spanned="1" table:number-matrix-rows-spanned="1" table:formula="of:=SUM([.BC3:.BC22]=[.$BW3:.$BW22])" office:value-type="float"/>
          <table:table-cell table:number-matrix-columns-spanned="1" table:number-matrix-rows-spanned="1" table:formula="of:=SUM([.BD3:.BD22]=[.$BX3:.$BX22])" office:value-type="float"/>
          <table:table-cell table:number-matrix-columns-spanned="1" table:number-matrix-rows-spanned="1" table:formula="of:=SUM([.BE3:.BE22]=[.$BY3:.$BY22])" office:value-type="float"/>
          <table:table-cell table:number-matrix-columns-spanned="1" table:number-matrix-rows-spanned="1" table:formula="of:=SUM([.BF3:.BF22]=[.$BZ3:.$BZ22])" office:value-type="float"/>
          <table:table-cell table:number-matrix-columns-spanned="1" table:number-matrix-rows-spanned="1" table:formula="of:=SUM([.BG3:.BG22]=[.$CA3:.$CA22])" office:value-type="float"/>
          <table:table-cell table:number-matrix-columns-spanned="1" table:number-matrix-rows-spanned="1" table:formula="of:=SUM([.BH3:.BH22]=[.$CB3:.$CB22])" office:value-type="float"/>
          <table:table-cell table:number-matrix-columns-spanned="1" table:number-matrix-rows-spanned="1" table:formula="of:=SUM([.BI3:.BI22]=[.$CC3:.$CC2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2]&lt;[.$CD3:.$CD22])" office:value-type="float"/>
          <table:table-cell table:number-matrix-columns-spanned="1" table:number-matrix-rows-spanned="1" table:formula="of:=SUM([.C3:.C22]&lt;[.$CE3:.$CE22])" office:value-type="float"/>
          <table:table-cell table:number-matrix-columns-spanned="1" table:number-matrix-rows-spanned="1" table:formula="of:=SUM([.D3:.D22]&lt;[.$CF3:.$CF22])" office:value-type="float"/>
          <table:table-cell table:number-matrix-columns-spanned="1" table:number-matrix-rows-spanned="1" table:formula="of:=SUM([.E3:.E22]&lt;[.$CG3:.$CG22])" office:value-type="float"/>
          <table:table-cell table:number-matrix-columns-spanned="1" table:number-matrix-rows-spanned="1" table:formula="of:=SUM([.F3:.F22]&lt;[.$CH3:.$CH22])" office:value-type="float"/>
          <table:table-cell table:number-matrix-columns-spanned="1" table:number-matrix-rows-spanned="1" table:formula="of:=SUM([.G3:.G22]&lt;[.$CI3:.$CI22])" office:value-type="float"/>
          <table:table-cell table:number-matrix-columns-spanned="1" table:number-matrix-rows-spanned="1" table:formula="of:=SUM([.H3:.H22]&lt;[.$CJ3:.$CJ22])" office:value-type="float"/>
          <table:table-cell table:number-matrix-columns-spanned="1" table:number-matrix-rows-spanned="1" table:formula="of:=SUM([.I3:.I22]&lt;[.$CK3:.$CK22])" office:value-type="float"/>
          <table:table-cell table:number-matrix-columns-spanned="1" table:number-matrix-rows-spanned="1" table:formula="of:=SUM([.J3:.J22]&lt;[.$CL3:.$CL22])" office:value-type="float"/>
          <table:table-cell table:number-matrix-columns-spanned="1" table:number-matrix-rows-spanned="1" table:formula="of:=SUM([.K3:.K22]&lt;[.$CM3:.$CM22])" office:value-type="float"/>
          <table:table-cell table:number-matrix-columns-spanned="1" table:number-matrix-rows-spanned="1" table:formula="of:=SUM([.L3:.L22]&lt;[.$CN3:.$CN22])" office:value-type="float"/>
          <table:table-cell table:number-matrix-columns-spanned="1" table:number-matrix-rows-spanned="1" table:formula="of:=SUM([.M3:.M22]&lt;[.$CO3:.$CO22])" office:value-type="float"/>
          <table:table-cell table:number-matrix-columns-spanned="1" table:number-matrix-rows-spanned="1" table:formula="of:=SUM([.N3:.N22]&lt;[.$CP3:.$CP22])" office:value-type="float"/>
          <table:table-cell table:number-matrix-columns-spanned="1" table:number-matrix-rows-spanned="1" table:formula="of:=SUM([.O3:.O22]&lt;[.$CQ3:.$CQ22])" office:value-type="float"/>
          <table:table-cell table:number-matrix-columns-spanned="1" table:number-matrix-rows-spanned="1" table:formula="of:=SUM([.P3:.P22]&lt;[.$CR3:.$CR22])" office:value-type="float"/>
          <table:table-cell table:number-matrix-columns-spanned="1" table:number-matrix-rows-spanned="1" table:formula="of:=SUM([.Q3:.Q22]&lt;[.$CS3:.$CS22])" office:value-type="float"/>
          <table:table-cell table:number-matrix-columns-spanned="1" table:number-matrix-rows-spanned="1" table:formula="of:=SUM([.R3:.R22]&lt;[.$CT3:.$CT22])" office:value-type="float"/>
          <table:table-cell table:number-matrix-columns-spanned="1" table:number-matrix-rows-spanned="1" table:formula="of:=SUM([.S3:.S22]&lt;[.$CU3:.$CU22])" office:value-type="float"/>
          <table:table-cell table:number-matrix-columns-spanned="1" table:number-matrix-rows-spanned="1" table:formula="of:=SUM([.T3:.T22]&lt;[.$CV3:.$CV22])" office:value-type="float"/>
          <table:table-cell table:number-matrix-columns-spanned="1" table:number-matrix-rows-spanned="1" table:formula="of:=SUM([.U3:.U22]&lt;[.$CW3:.$CW22])" office:value-type="float"/>
          <table:table-cell table:number-matrix-columns-spanned="1" table:number-matrix-rows-spanned="1" table:formula="of:=SUM([.V3:.V22]&lt;[.$CD3:.$CD22])" office:value-type="float"/>
          <table:table-cell table:number-matrix-columns-spanned="1" table:number-matrix-rows-spanned="1" table:formula="of:=SUM([.W3:.W22]&lt;[.$CE3:.$CE22])" office:value-type="float"/>
          <table:table-cell table:number-matrix-columns-spanned="1" table:number-matrix-rows-spanned="1" table:formula="of:=SUM([.X3:.X22]&lt;[.$CF3:.$CF22])" office:value-type="float"/>
          <table:table-cell table:number-matrix-columns-spanned="1" table:number-matrix-rows-spanned="1" table:formula="of:=SUM([.Y3:.Y22]&lt;[.$CG3:.$CG22])" office:value-type="float"/>
          <table:table-cell table:number-matrix-columns-spanned="1" table:number-matrix-rows-spanned="1" table:formula="of:=SUM([.Z3:.Z22]&lt;[.$CH3:.$CH22])" office:value-type="float"/>
          <table:table-cell table:number-matrix-columns-spanned="1" table:number-matrix-rows-spanned="1" table:formula="of:=SUM([.AA3:.AA22]&lt;[.$CI3:.$CI22])" office:value-type="float"/>
          <table:table-cell table:number-matrix-columns-spanned="1" table:number-matrix-rows-spanned="1" table:formula="of:=SUM([.AB3:.AB22]&lt;[.$CJ3:.$CJ22])" office:value-type="float"/>
          <table:table-cell table:number-matrix-columns-spanned="1" table:number-matrix-rows-spanned="1" table:formula="of:=SUM([.AC3:.AC22]&lt;[.$CK3:.$CK22])" office:value-type="float"/>
          <table:table-cell table:number-matrix-columns-spanned="1" table:number-matrix-rows-spanned="1" table:formula="of:=SUM([.AD3:.AD22]&lt;[.$CL3:.$CL22])" office:value-type="float"/>
          <table:table-cell table:number-matrix-columns-spanned="1" table:number-matrix-rows-spanned="1" table:formula="of:=SUM([.AE3:.AE22]&lt;[.$CM3:.$CM22])" office:value-type="float"/>
          <table:table-cell table:number-matrix-columns-spanned="1" table:number-matrix-rows-spanned="1" table:formula="of:=SUM([.AF3:.AF22]&lt;[.$CN3:.$CN22])" office:value-type="float"/>
          <table:table-cell table:number-matrix-columns-spanned="1" table:number-matrix-rows-spanned="1" table:formula="of:=SUM([.AG3:.AG22]&lt;[.$CO3:.$CO22])" office:value-type="float"/>
          <table:table-cell table:number-matrix-columns-spanned="1" table:number-matrix-rows-spanned="1" table:formula="of:=SUM([.AH3:.AH22]&lt;[.$CP3:.$CP22])" office:value-type="float"/>
          <table:table-cell table:number-matrix-columns-spanned="1" table:number-matrix-rows-spanned="1" table:formula="of:=SUM([.AI3:.AI22]&lt;[.$CQ3:.$CQ22])" office:value-type="float"/>
          <table:table-cell table:number-matrix-columns-spanned="1" table:number-matrix-rows-spanned="1" table:formula="of:=SUM([.AJ3:.AJ22]&lt;[.$CR3:.$CR22])" office:value-type="float"/>
          <table:table-cell table:number-matrix-columns-spanned="1" table:number-matrix-rows-spanned="1" table:formula="of:=SUM([.AK3:.AK22]&lt;[.$CS3:.$CS22])" office:value-type="float"/>
          <table:table-cell table:number-matrix-columns-spanned="1" table:number-matrix-rows-spanned="1" table:formula="of:=SUM([.AL3:.AL22]&lt;[.$CT3:.$CT22])" office:value-type="float"/>
          <table:table-cell table:number-matrix-columns-spanned="1" table:number-matrix-rows-spanned="1" table:formula="of:=SUM([.AM3:.AM22]&lt;[.$CU3:.$CU22])" office:value-type="float"/>
          <table:table-cell table:number-matrix-columns-spanned="1" table:number-matrix-rows-spanned="1" table:formula="of:=SUM([.AN3:.AN22]&lt;[.$CV3:.$CV22])" office:value-type="float"/>
          <table:table-cell table:number-matrix-columns-spanned="1" table:number-matrix-rows-spanned="1" table:formula="of:=SUM([.AO3:.AO22]&lt;[.$CW3:.$CW22])" office:value-type="float"/>
          <table:table-cell table:number-matrix-columns-spanned="1" table:number-matrix-rows-spanned="1" table:formula="of:=SUM([.AP3:.AP22]&lt;[.$CD3:.$CD22])" office:value-type="float"/>
          <table:table-cell table:number-matrix-columns-spanned="1" table:number-matrix-rows-spanned="1" table:formula="of:=SUM([.AQ3:.AQ22]&lt;[.$CE3:.$CE22])" office:value-type="float"/>
          <table:table-cell table:number-matrix-columns-spanned="1" table:number-matrix-rows-spanned="1" table:formula="of:=SUM([.AR3:.AR22]&lt;[.$CF3:.$CF22])" office:value-type="float"/>
          <table:table-cell table:number-matrix-columns-spanned="1" table:number-matrix-rows-spanned="1" table:formula="of:=SUM([.AS3:.AS22]&lt;[.$CG3:.$CG22])" office:value-type="float"/>
          <table:table-cell table:number-matrix-columns-spanned="1" table:number-matrix-rows-spanned="1" table:formula="of:=SUM([.AT3:.AT22]&lt;[.$CH3:.$CH22])" office:value-type="float"/>
          <table:table-cell table:number-matrix-columns-spanned="1" table:number-matrix-rows-spanned="1" table:formula="of:=SUM([.AU3:.AU22]&lt;[.$CI3:.$CI22])" office:value-type="float"/>
          <table:table-cell table:number-matrix-columns-spanned="1" table:number-matrix-rows-spanned="1" table:formula="of:=SUM([.AV3:.AV22]&lt;[.$CJ3:.$CJ22])" office:value-type="float"/>
          <table:table-cell table:number-matrix-columns-spanned="1" table:number-matrix-rows-spanned="1" table:formula="of:=SUM([.AW3:.AW22]&lt;[.$CK3:.$CK22])" office:value-type="float"/>
          <table:table-cell table:number-matrix-columns-spanned="1" table:number-matrix-rows-spanned="1" table:formula="of:=SUM([.AX3:.AX22]&lt;[.$CL3:.$CL22])" office:value-type="float"/>
          <table:table-cell table:number-matrix-columns-spanned="1" table:number-matrix-rows-spanned="1" table:formula="of:=SUM([.AY3:.AY22]&lt;[.$CM3:.$CM22])" office:value-type="float"/>
          <table:table-cell table:number-matrix-columns-spanned="1" table:number-matrix-rows-spanned="1" table:formula="of:=SUM([.AZ3:.AZ22]&lt;[.$CN3:.$CN22])" office:value-type="float"/>
          <table:table-cell table:number-matrix-columns-spanned="1" table:number-matrix-rows-spanned="1" table:formula="of:=SUM([.BA3:.BA22]&lt;[.$CO3:.$CO22])" office:value-type="float"/>
          <table:table-cell table:number-matrix-columns-spanned="1" table:number-matrix-rows-spanned="1" table:formula="of:=SUM([.BB3:.BB22]&lt;[.$CP3:.$CP22])" office:value-type="float"/>
          <table:table-cell table:number-matrix-columns-spanned="1" table:number-matrix-rows-spanned="1" table:formula="of:=SUM([.BC3:.BC22]&lt;[.$CQ3:.$CQ22])" office:value-type="float"/>
          <table:table-cell table:number-matrix-columns-spanned="1" table:number-matrix-rows-spanned="1" table:formula="of:=SUM([.BD3:.BD22]&lt;[.$CR3:.$CR22])" office:value-type="float"/>
          <table:table-cell table:number-matrix-columns-spanned="1" table:number-matrix-rows-spanned="1" table:formula="of:=SUM([.BE3:.BE22]&lt;[.$CS3:.$CS22])" office:value-type="float"/>
          <table:table-cell table:number-matrix-columns-spanned="1" table:number-matrix-rows-spanned="1" table:formula="of:=SUM([.BF3:.BF22]&lt;[.$CT3:.$CT22])" office:value-type="float"/>
          <table:table-cell table:number-matrix-columns-spanned="1" table:number-matrix-rows-spanned="1" table:formula="of:=SUM([.BG3:.BG22]&lt;[.$CU3:.$CU22])" office:value-type="float"/>
          <table:table-cell table:number-matrix-columns-spanned="1" table:number-matrix-rows-spanned="1" table:formula="of:=SUM([.BH3:.BH22]&lt;[.$CV3:.$CV22])" office:value-type="float"/>
          <table:table-cell table:number-matrix-columns-spanned="1" table:number-matrix-rows-spanned="1" table:formula="of:=SUM([.BI3:.BI22]&lt;[.$CW3:.$CW2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2]&gt;[.$CD3:.$CD22])" office:value-type="float"/>
          <table:table-cell table:number-matrix-columns-spanned="1" table:number-matrix-rows-spanned="1" table:formula="of:=SUM([.C3:.C22]&gt;[.$CE3:.$CE22])" office:value-type="float"/>
          <table:table-cell table:number-matrix-columns-spanned="1" table:number-matrix-rows-spanned="1" table:formula="of:=SUM([.D3:.D22]&gt;[.$CF3:.$CF22])" office:value-type="float"/>
          <table:table-cell table:number-matrix-columns-spanned="1" table:number-matrix-rows-spanned="1" table:formula="of:=SUM([.E3:.E22]&gt;[.$CG3:.$CG22])" office:value-type="float"/>
          <table:table-cell table:number-matrix-columns-spanned="1" table:number-matrix-rows-spanned="1" table:formula="of:=SUM([.F3:.F22]&gt;[.$CH3:.$CH22])" office:value-type="float"/>
          <table:table-cell table:number-matrix-columns-spanned="1" table:number-matrix-rows-spanned="1" table:formula="of:=SUM([.G3:.G22]&gt;[.$CI3:.$CI22])" office:value-type="float"/>
          <table:table-cell table:number-matrix-columns-spanned="1" table:number-matrix-rows-spanned="1" table:formula="of:=SUM([.H3:.H22]&gt;[.$CJ3:.$CJ22])" office:value-type="float"/>
          <table:table-cell table:number-matrix-columns-spanned="1" table:number-matrix-rows-spanned="1" table:formula="of:=SUM([.I3:.I22]&gt;[.$CK3:.$CK22])" office:value-type="float"/>
          <table:table-cell table:number-matrix-columns-spanned="1" table:number-matrix-rows-spanned="1" table:formula="of:=SUM([.J3:.J22]&gt;[.$CL3:.$CL22])" office:value-type="float"/>
          <table:table-cell table:number-matrix-columns-spanned="1" table:number-matrix-rows-spanned="1" table:formula="of:=SUM([.K3:.K22]&gt;[.$CM3:.$CM22])" office:value-type="float"/>
          <table:table-cell table:number-matrix-columns-spanned="1" table:number-matrix-rows-spanned="1" table:formula="of:=SUM([.L3:.L22]&gt;[.$CN3:.$CN22])" office:value-type="float"/>
          <table:table-cell table:number-matrix-columns-spanned="1" table:number-matrix-rows-spanned="1" table:formula="of:=SUM([.M3:.M22]&gt;[.$CO3:.$CO22])" office:value-type="float"/>
          <table:table-cell table:number-matrix-columns-spanned="1" table:number-matrix-rows-spanned="1" table:formula="of:=SUM([.N3:.N22]&gt;[.$CP3:.$CP22])" office:value-type="float"/>
          <table:table-cell table:number-matrix-columns-spanned="1" table:number-matrix-rows-spanned="1" table:formula="of:=SUM([.O3:.O22]&gt;[.$CQ3:.$CQ22])" office:value-type="float"/>
          <table:table-cell table:number-matrix-columns-spanned="1" table:number-matrix-rows-spanned="1" table:formula="of:=SUM([.P3:.P22]&gt;[.$CR3:.$CR22])" office:value-type="float"/>
          <table:table-cell table:number-matrix-columns-spanned="1" table:number-matrix-rows-spanned="1" table:formula="of:=SUM([.Q3:.Q22]&gt;[.$CS3:.$CS22])" office:value-type="float"/>
          <table:table-cell table:number-matrix-columns-spanned="1" table:number-matrix-rows-spanned="1" table:formula="of:=SUM([.R3:.R22]&gt;[.$CT3:.$CT22])" office:value-type="float"/>
          <table:table-cell table:number-matrix-columns-spanned="1" table:number-matrix-rows-spanned="1" table:formula="of:=SUM([.S3:.S22]&gt;[.$CU3:.$CU22])" office:value-type="float"/>
          <table:table-cell table:number-matrix-columns-spanned="1" table:number-matrix-rows-spanned="1" table:formula="of:=SUM([.T3:.T22]&gt;[.$CV3:.$CV22])" office:value-type="float"/>
          <table:table-cell table:number-matrix-columns-spanned="1" table:number-matrix-rows-spanned="1" table:formula="of:=SUM([.U3:.U22]&gt;[.$CW3:.$CW22])" office:value-type="float"/>
          <table:table-cell table:number-matrix-columns-spanned="1" table:number-matrix-rows-spanned="1" table:formula="of:=SUM([.V3:.V22]&gt;[.$CD3:.$CD22])" office:value-type="float"/>
          <table:table-cell table:number-matrix-columns-spanned="1" table:number-matrix-rows-spanned="1" table:formula="of:=SUM([.W3:.W22]&gt;[.$CE3:.$CE22])" office:value-type="float"/>
          <table:table-cell table:number-matrix-columns-spanned="1" table:number-matrix-rows-spanned="1" table:formula="of:=SUM([.X3:.X22]&gt;[.$CF3:.$CF22])" office:value-type="float"/>
          <table:table-cell table:number-matrix-columns-spanned="1" table:number-matrix-rows-spanned="1" table:formula="of:=SUM([.Y3:.Y22]&gt;[.$CG3:.$CG22])" office:value-type="float"/>
          <table:table-cell table:number-matrix-columns-spanned="1" table:number-matrix-rows-spanned="1" table:formula="of:=SUM([.Z3:.Z22]&gt;[.$CH3:.$CH22])" office:value-type="float"/>
          <table:table-cell table:number-matrix-columns-spanned="1" table:number-matrix-rows-spanned="1" table:formula="of:=SUM([.AA3:.AA22]&gt;[.$CI3:.$CI22])" office:value-type="float"/>
          <table:table-cell table:number-matrix-columns-spanned="1" table:number-matrix-rows-spanned="1" table:formula="of:=SUM([.AB3:.AB22]&gt;[.$CJ3:.$CJ22])" office:value-type="float"/>
          <table:table-cell table:number-matrix-columns-spanned="1" table:number-matrix-rows-spanned="1" table:formula="of:=SUM([.AC3:.AC22]&gt;[.$CK3:.$CK22])" office:value-type="float"/>
          <table:table-cell table:number-matrix-columns-spanned="1" table:number-matrix-rows-spanned="1" table:formula="of:=SUM([.AD3:.AD22]&gt;[.$CL3:.$CL22])" office:value-type="float"/>
          <table:table-cell table:number-matrix-columns-spanned="1" table:number-matrix-rows-spanned="1" table:formula="of:=SUM([.AE3:.AE22]&gt;[.$CM3:.$CM22])" office:value-type="float"/>
          <table:table-cell table:number-matrix-columns-spanned="1" table:number-matrix-rows-spanned="1" table:formula="of:=SUM([.AF3:.AF22]&gt;[.$CN3:.$CN22])" office:value-type="float"/>
          <table:table-cell table:number-matrix-columns-spanned="1" table:number-matrix-rows-spanned="1" table:formula="of:=SUM([.AG3:.AG22]&gt;[.$CO3:.$CO22])" office:value-type="float"/>
          <table:table-cell table:number-matrix-columns-spanned="1" table:number-matrix-rows-spanned="1" table:formula="of:=SUM([.AH3:.AH22]&gt;[.$CP3:.$CP22])" office:value-type="float"/>
          <table:table-cell table:number-matrix-columns-spanned="1" table:number-matrix-rows-spanned="1" table:formula="of:=SUM([.AI3:.AI22]&gt;[.$CQ3:.$CQ22])" office:value-type="float"/>
          <table:table-cell table:number-matrix-columns-spanned="1" table:number-matrix-rows-spanned="1" table:formula="of:=SUM([.AJ3:.AJ22]&gt;[.$CR3:.$CR22])" office:value-type="float"/>
          <table:table-cell table:number-matrix-columns-spanned="1" table:number-matrix-rows-spanned="1" table:formula="of:=SUM([.AK3:.AK22]&gt;[.$CS3:.$CS22])" office:value-type="float"/>
          <table:table-cell table:number-matrix-columns-spanned="1" table:number-matrix-rows-spanned="1" table:formula="of:=SUM([.AL3:.AL22]&gt;[.$CT3:.$CT22])" office:value-type="float"/>
          <table:table-cell table:number-matrix-columns-spanned="1" table:number-matrix-rows-spanned="1" table:formula="of:=SUM([.AM3:.AM22]&gt;[.$CU3:.$CU22])" office:value-type="float"/>
          <table:table-cell table:number-matrix-columns-spanned="1" table:number-matrix-rows-spanned="1" table:formula="of:=SUM([.AN3:.AN22]&gt;[.$CV3:.$CV22])" office:value-type="float"/>
          <table:table-cell table:number-matrix-columns-spanned="1" table:number-matrix-rows-spanned="1" table:formula="of:=SUM([.AO3:.AO22]&gt;[.$CW3:.$CW22])" office:value-type="float"/>
          <table:table-cell table:number-matrix-columns-spanned="1" table:number-matrix-rows-spanned="1" table:formula="of:=SUM([.AP3:.AP22]&gt;[.$CD3:.$CD22])" office:value-type="float"/>
          <table:table-cell table:number-matrix-columns-spanned="1" table:number-matrix-rows-spanned="1" table:formula="of:=SUM([.AQ3:.AQ22]&gt;[.$CE3:.$CE22])" office:value-type="float"/>
          <table:table-cell table:number-matrix-columns-spanned="1" table:number-matrix-rows-spanned="1" table:formula="of:=SUM([.AR3:.AR22]&gt;[.$CF3:.$CF22])" office:value-type="float"/>
          <table:table-cell table:number-matrix-columns-spanned="1" table:number-matrix-rows-spanned="1" table:formula="of:=SUM([.AS3:.AS22]&gt;[.$CG3:.$CG22])" office:value-type="float"/>
          <table:table-cell table:number-matrix-columns-spanned="1" table:number-matrix-rows-spanned="1" table:formula="of:=SUM([.AT3:.AT22]&gt;[.$CH3:.$CH22])" office:value-type="float"/>
          <table:table-cell table:number-matrix-columns-spanned="1" table:number-matrix-rows-spanned="1" table:formula="of:=SUM([.AU3:.AU22]&gt;[.$CI3:.$CI22])" office:value-type="float"/>
          <table:table-cell table:number-matrix-columns-spanned="1" table:number-matrix-rows-spanned="1" table:formula="of:=SUM([.AV3:.AV22]&gt;[.$CJ3:.$CJ22])" office:value-type="float"/>
          <table:table-cell table:number-matrix-columns-spanned="1" table:number-matrix-rows-spanned="1" table:formula="of:=SUM([.AW3:.AW22]&gt;[.$CK3:.$CK22])" office:value-type="float"/>
          <table:table-cell table:number-matrix-columns-spanned="1" table:number-matrix-rows-spanned="1" table:formula="of:=SUM([.AX3:.AX22]&gt;[.$CL3:.$CL22])" office:value-type="float"/>
          <table:table-cell table:number-matrix-columns-spanned="1" table:number-matrix-rows-spanned="1" table:formula="of:=SUM([.AY3:.AY22]&gt;[.$CM3:.$CM22])" office:value-type="float"/>
          <table:table-cell table:number-matrix-columns-spanned="1" table:number-matrix-rows-spanned="1" table:formula="of:=SUM([.AZ3:.AZ22]&gt;[.$CN3:.$CN22])" office:value-type="float"/>
          <table:table-cell table:number-matrix-columns-spanned="1" table:number-matrix-rows-spanned="1" table:formula="of:=SUM([.BA3:.BA22]&gt;[.$CO3:.$CO22])" office:value-type="float"/>
          <table:table-cell table:number-matrix-columns-spanned="1" table:number-matrix-rows-spanned="1" table:formula="of:=SUM([.BB3:.BB22]&gt;[.$CP3:.$CP22])" office:value-type="float"/>
          <table:table-cell table:number-matrix-columns-spanned="1" table:number-matrix-rows-spanned="1" table:formula="of:=SUM([.BC3:.BC22]&gt;[.$CQ3:.$CQ22])" office:value-type="float"/>
          <table:table-cell table:number-matrix-columns-spanned="1" table:number-matrix-rows-spanned="1" table:formula="of:=SUM([.BD3:.BD22]&gt;[.$CR3:.$CR22])" office:value-type="float"/>
          <table:table-cell table:number-matrix-columns-spanned="1" table:number-matrix-rows-spanned="1" table:formula="of:=SUM([.BE3:.BE22]&gt;[.$CS3:.$CS22])" office:value-type="float"/>
          <table:table-cell table:number-matrix-columns-spanned="1" table:number-matrix-rows-spanned="1" table:formula="of:=SUM([.BF3:.BF22]&gt;[.$CT3:.$CT22])" office:value-type="float"/>
          <table:table-cell table:number-matrix-columns-spanned="1" table:number-matrix-rows-spanned="1" table:formula="of:=SUM([.BG3:.BG22]&gt;[.$CU3:.$CU22])" office:value-type="float"/>
          <table:table-cell table:number-matrix-columns-spanned="1" table:number-matrix-rows-spanned="1" table:formula="of:=SUM([.BH3:.BH22]&gt;[.$CV3:.$CV22])" office:value-type="float"/>
          <table:table-cell table:number-matrix-columns-spanned="1" table:number-matrix-rows-spanned="1" table:formula="of:=SUM([.BI3:.BI22]&gt;[.$CW3:.$CW2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2]=[.$CX3:.$CX22])" office:value-type="float"/>
          <table:table-cell table:number-matrix-columns-spanned="1" table:number-matrix-rows-spanned="1" table:formula="of:=SUM([.C3:.C22]=[.$CY3:.$CY22])" office:value-type="float"/>
          <table:table-cell table:number-matrix-columns-spanned="1" table:number-matrix-rows-spanned="1" table:formula="of:=SUM([.D3:.D22]=[.$CZ3:.$CZ22])" office:value-type="float"/>
          <table:table-cell table:number-matrix-columns-spanned="1" table:number-matrix-rows-spanned="1" table:formula="of:=SUM([.E3:.E22]=[.$DA3:.$DA22])" office:value-type="float"/>
          <table:table-cell table:number-matrix-columns-spanned="1" table:number-matrix-rows-spanned="1" table:formula="of:=SUM([.F3:.F22]=[.$DB3:.$DB22])" office:value-type="float"/>
          <table:table-cell table:number-matrix-columns-spanned="1" table:number-matrix-rows-spanned="1" table:formula="of:=SUM([.G3:.G22]=[.$DC3:.$DC22])" office:value-type="float"/>
          <table:table-cell table:number-matrix-columns-spanned="1" table:number-matrix-rows-spanned="1" table:formula="of:=SUM([.H3:.H22]=[.$DD3:.$DD22])" office:value-type="float"/>
          <table:table-cell table:number-matrix-columns-spanned="1" table:number-matrix-rows-spanned="1" table:formula="of:=SUM([.I3:.I22]=[.$DE3:.$DE22])" office:value-type="float"/>
          <table:table-cell table:number-matrix-columns-spanned="1" table:number-matrix-rows-spanned="1" table:formula="of:=SUM([.J3:.J22]=[.$DF3:.$DF22])" office:value-type="float"/>
          <table:table-cell table:number-matrix-columns-spanned="1" table:number-matrix-rows-spanned="1" table:formula="of:=SUM([.K3:.K22]=[.$DG3:.$DG22])" office:value-type="float"/>
          <table:table-cell table:number-matrix-columns-spanned="1" table:number-matrix-rows-spanned="1" table:formula="of:=SUM([.L3:.L22]=[.$DH3:.$DH22])" office:value-type="float"/>
          <table:table-cell table:number-matrix-columns-spanned="1" table:number-matrix-rows-spanned="1" table:formula="of:=SUM([.M3:.M22]=[.$DI3:.$DI22])" office:value-type="float"/>
          <table:table-cell table:number-matrix-columns-spanned="1" table:number-matrix-rows-spanned="1" table:formula="of:=SUM([.N3:.N22]=[.$DJ3:.$DJ22])" office:value-type="float"/>
          <table:table-cell table:number-matrix-columns-spanned="1" table:number-matrix-rows-spanned="1" table:formula="of:=SUM([.O3:.O22]=[.$DK3:.$DK22])" office:value-type="float"/>
          <table:table-cell table:number-matrix-columns-spanned="1" table:number-matrix-rows-spanned="1" table:formula="of:=SUM([.P3:.P22]=[.$DL3:.$DL22])" office:value-type="float"/>
          <table:table-cell table:number-matrix-columns-spanned="1" table:number-matrix-rows-spanned="1" table:formula="of:=SUM([.Q3:.Q22]=[.$DM3:.$DM22])" office:value-type="float"/>
          <table:table-cell table:number-matrix-columns-spanned="1" table:number-matrix-rows-spanned="1" table:formula="of:=SUM([.R3:.R22]=[.$DN3:.$DN22])" office:value-type="float"/>
          <table:table-cell table:number-matrix-columns-spanned="1" table:number-matrix-rows-spanned="1" table:formula="of:=SUM([.S3:.S22]=[.$DO3:.$DO22])" office:value-type="float"/>
          <table:table-cell table:number-matrix-columns-spanned="1" table:number-matrix-rows-spanned="1" table:formula="of:=SUM([.T3:.T22]=[.$DP3:.$DP22])" office:value-type="float"/>
          <table:table-cell table:number-matrix-columns-spanned="1" table:number-matrix-rows-spanned="1" table:formula="of:=SUM([.U3:.U22]=[.$DQ3:.$DQ22])" office:value-type="float"/>
          <table:table-cell table:number-matrix-columns-spanned="1" table:number-matrix-rows-spanned="1" table:formula="of:=SUM([.V3:.V22]=[.$CX3:.$CX22])" office:value-type="float"/>
          <table:table-cell table:number-matrix-columns-spanned="1" table:number-matrix-rows-spanned="1" table:formula="of:=SUM([.W3:.W22]=[.$CY3:.$CY22])" office:value-type="float"/>
          <table:table-cell table:number-matrix-columns-spanned="1" table:number-matrix-rows-spanned="1" table:formula="of:=SUM([.X3:.X22]=[.$CZ3:.$CZ22])" office:value-type="float"/>
          <table:table-cell table:number-matrix-columns-spanned="1" table:number-matrix-rows-spanned="1" table:formula="of:=SUM([.Y3:.Y22]=[.$DA3:.$DA22])" office:value-type="float"/>
          <table:table-cell table:number-matrix-columns-spanned="1" table:number-matrix-rows-spanned="1" table:formula="of:=SUM([.Z3:.Z22]=[.$DB3:.$DB22])" office:value-type="float"/>
          <table:table-cell table:number-matrix-columns-spanned="1" table:number-matrix-rows-spanned="1" table:formula="of:=SUM([.AA3:.AA22]=[.$DC3:.$DC22])" office:value-type="float"/>
          <table:table-cell table:number-matrix-columns-spanned="1" table:number-matrix-rows-spanned="1" table:formula="of:=SUM([.AB3:.AB22]=[.$DD3:.$DD22])" office:value-type="float"/>
          <table:table-cell table:number-matrix-columns-spanned="1" table:number-matrix-rows-spanned="1" table:formula="of:=SUM([.AC3:.AC22]=[.$DE3:.$DE22])" office:value-type="float"/>
          <table:table-cell table:number-matrix-columns-spanned="1" table:number-matrix-rows-spanned="1" table:formula="of:=SUM([.AD3:.AD22]=[.$DF3:.$DF22])" office:value-type="float"/>
          <table:table-cell table:number-matrix-columns-spanned="1" table:number-matrix-rows-spanned="1" table:formula="of:=SUM([.AE3:.AE22]=[.$DG3:.$DG22])" office:value-type="float"/>
          <table:table-cell table:number-matrix-columns-spanned="1" table:number-matrix-rows-spanned="1" table:formula="of:=SUM([.AF3:.AF22]=[.$DH3:.$DH22])" office:value-type="float"/>
          <table:table-cell table:number-matrix-columns-spanned="1" table:number-matrix-rows-spanned="1" table:formula="of:=SUM([.AG3:.AG22]=[.$DI3:.$DI22])" office:value-type="float"/>
          <table:table-cell table:number-matrix-columns-spanned="1" table:number-matrix-rows-spanned="1" table:formula="of:=SUM([.AH3:.AH22]=[.$DJ3:.$DJ22])" office:value-type="float"/>
          <table:table-cell table:number-matrix-columns-spanned="1" table:number-matrix-rows-spanned="1" table:formula="of:=SUM([.AI3:.AI22]=[.$DK3:.$DK22])" office:value-type="float"/>
          <table:table-cell table:number-matrix-columns-spanned="1" table:number-matrix-rows-spanned="1" table:formula="of:=SUM([.AJ3:.AJ22]=[.$DL3:.$DL22])" office:value-type="float"/>
          <table:table-cell table:number-matrix-columns-spanned="1" table:number-matrix-rows-spanned="1" table:formula="of:=SUM([.AK3:.AK22]=[.$DM3:.$DM22])" office:value-type="float"/>
          <table:table-cell table:number-matrix-columns-spanned="1" table:number-matrix-rows-spanned="1" table:formula="of:=SUM([.AL3:.AL22]=[.$DN3:.$DN22])" office:value-type="float"/>
          <table:table-cell table:number-matrix-columns-spanned="1" table:number-matrix-rows-spanned="1" table:formula="of:=SUM([.AM3:.AM22]=[.$DO3:.$DO22])" office:value-type="float"/>
          <table:table-cell table:number-matrix-columns-spanned="1" table:number-matrix-rows-spanned="1" table:formula="of:=SUM([.AN3:.AN22]=[.$DP3:.$DP22])" office:value-type="float"/>
          <table:table-cell table:number-matrix-columns-spanned="1" table:number-matrix-rows-spanned="1" table:formula="of:=SUM([.AO3:.AO22]=[.$DQ3:.$DQ22])" office:value-type="float"/>
          <table:table-cell table:number-matrix-columns-spanned="1" table:number-matrix-rows-spanned="1" table:formula="of:=SUM([.AP3:.AP22]=[.$CX3:.$CX22])" office:value-type="float"/>
          <table:table-cell table:number-matrix-columns-spanned="1" table:number-matrix-rows-spanned="1" table:formula="of:=SUM([.AQ3:.AQ22]=[.$CY3:.$CY22])" office:value-type="float"/>
          <table:table-cell table:number-matrix-columns-spanned="1" table:number-matrix-rows-spanned="1" table:formula="of:=SUM([.AR3:.AR22]=[.$CZ3:.$CZ22])" office:value-type="float"/>
          <table:table-cell table:number-matrix-columns-spanned="1" table:number-matrix-rows-spanned="1" table:formula="of:=SUM([.AS3:.AS22]=[.$DA3:.$DA22])" office:value-type="float"/>
          <table:table-cell table:number-matrix-columns-spanned="1" table:number-matrix-rows-spanned="1" table:formula="of:=SUM([.AT3:.AT22]=[.$DB3:.$DB22])" office:value-type="float"/>
          <table:table-cell table:number-matrix-columns-spanned="1" table:number-matrix-rows-spanned="1" table:formula="of:=SUM([.AU3:.AU22]=[.$DC3:.$DC22])" office:value-type="float"/>
          <table:table-cell table:number-matrix-columns-spanned="1" table:number-matrix-rows-spanned="1" table:formula="of:=SUM([.AV3:.AV22]=[.$DD3:.$DD22])" office:value-type="float"/>
          <table:table-cell table:number-matrix-columns-spanned="1" table:number-matrix-rows-spanned="1" table:formula="of:=SUM([.AW3:.AW22]=[.$DE3:.$DE22])" office:value-type="float"/>
          <table:table-cell table:number-matrix-columns-spanned="1" table:number-matrix-rows-spanned="1" table:formula="of:=SUM([.AX3:.AX22]=[.$DF3:.$DF22])" office:value-type="float"/>
          <table:table-cell table:number-matrix-columns-spanned="1" table:number-matrix-rows-spanned="1" table:formula="of:=SUM([.AY3:.AY22]=[.$DG3:.$DG22])" office:value-type="float"/>
          <table:table-cell table:number-matrix-columns-spanned="1" table:number-matrix-rows-spanned="1" table:formula="of:=SUM([.AZ3:.AZ22]=[.$DH3:.$DH22])" office:value-type="float"/>
          <table:table-cell table:number-matrix-columns-spanned="1" table:number-matrix-rows-spanned="1" table:formula="of:=SUM([.BA3:.BA22]=[.$DI3:.$DI22])" office:value-type="float"/>
          <table:table-cell table:number-matrix-columns-spanned="1" table:number-matrix-rows-spanned="1" table:formula="of:=SUM([.BB3:.BB22]=[.$DJ3:.$DJ22])" office:value-type="float"/>
          <table:table-cell table:number-matrix-columns-spanned="1" table:number-matrix-rows-spanned="1" table:formula="of:=SUM([.BC3:.BC22]=[.$DK3:.$DK22])" office:value-type="float"/>
          <table:table-cell table:number-matrix-columns-spanned="1" table:number-matrix-rows-spanned="1" table:formula="of:=SUM([.BD3:.BD22]=[.$DL3:.$DL22])" office:value-type="float"/>
          <table:table-cell table:number-matrix-columns-spanned="1" table:number-matrix-rows-spanned="1" table:formula="of:=SUM([.BE3:.BE22]=[.$DM3:.$DM22])" office:value-type="float"/>
          <table:table-cell table:number-matrix-columns-spanned="1" table:number-matrix-rows-spanned="1" table:formula="of:=SUM([.BF3:.BF22]=[.$DN3:.$DN22])" office:value-type="float"/>
          <table:table-cell table:number-matrix-columns-spanned="1" table:number-matrix-rows-spanned="1" table:formula="of:=SUM([.BG3:.BG22]=[.$DO3:.$DO22])" office:value-type="float"/>
          <table:table-cell table:number-matrix-columns-spanned="1" table:number-matrix-rows-spanned="1" table:formula="of:=SUM([.BH3:.BH22]=[.$DP3:.$DP22])" office:value-type="float"/>
          <table:table-cell table:number-matrix-columns-spanned="1" table:number-matrix-rows-spanned="1" table:formula="of:=SUM([.BI3:.BI22]=[.$DQ3:.$DQ2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gridworld/x4_y4_n1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gridworld/x5_y5_n20_r5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gridworld/x5_y5_n25_r5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6])" office:value-type="float"/>
          <table:table-cell table:formula="of:=SUM([.C3:.C6])" office:value-type="float"/>
          <table:table-cell table:formula="of:=SUM([.D3:.D6])" office:value-type="float"/>
          <table:table-cell table:formula="of:=SUM([.E3:.E6])" office:value-type="float"/>
          <table:table-cell table:formula="of:=SUM([.F3:.F6])" office:value-type="float"/>
          <table:table-cell table:formula="of:=SUM([.G3:.G6])" office:value-type="float"/>
          <table:table-cell table:formula="of:=SUM([.H3:.H6])" office:value-type="float"/>
          <table:table-cell table:formula="of:=SUM([.I3:.I6])" office:value-type="float"/>
          <table:table-cell table:formula="of:=SUM([.J3:.J6])" office:value-type="float"/>
          <table:table-cell table:formula="of:=SUM([.K3:.K6])" office:value-type="float"/>
          <table:table-cell table:formula="of:=SUM([.L3:.L6])" office:value-type="float"/>
          <table:table-cell table:formula="of:=SUM([.M3:.M6])" office:value-type="float"/>
          <table:table-cell table:formula="of:=SUM([.N3:.N6])" office:value-type="float"/>
          <table:table-cell table:formula="of:=SUM([.O3:.O6])" office:value-type="float"/>
          <table:table-cell table:formula="of:=SUM([.P3:.P6])" office:value-type="float"/>
          <table:table-cell table:formula="of:=SUM([.Q3:.Q6])" office:value-type="float"/>
          <table:table-cell table:formula="of:=SUM([.R3:.R6])" office:value-type="float"/>
          <table:table-cell table:formula="of:=SUM([.S3:.S6])" office:value-type="float"/>
          <table:table-cell table:formula="of:=SUM([.T3:.T6])" office:value-type="float"/>
          <table:table-cell table:formula="of:=SUM([.U3:.U6])" office:value-type="float"/>
          <table:table-cell table:formula="of:=SUM([.V3:.V6])" office:value-type="float"/>
          <table:table-cell table:formula="of:=SUM([.W3:.W6])" office:value-type="float"/>
          <table:table-cell table:formula="of:=SUM([.X3:.X6])" office:value-type="float"/>
          <table:table-cell table:formula="of:=SUM([.Y3:.Y6])" office:value-type="float"/>
          <table:table-cell table:formula="of:=SUM([.Z3:.Z6])" office:value-type="float"/>
          <table:table-cell table:formula="of:=SUM([.AA3:.AA6])" office:value-type="float"/>
          <table:table-cell table:formula="of:=SUM([.AB3:.AB6])" office:value-type="float"/>
          <table:table-cell table:formula="of:=SUM([.AC3:.AC6])" office:value-type="float"/>
          <table:table-cell table:formula="of:=SUM([.AD3:.AD6])" office:value-type="float"/>
          <table:table-cell table:formula="of:=SUM([.AE3:.AE6])" office:value-type="float"/>
          <table:table-cell table:formula="of:=SUM([.AF3:.AF6])" office:value-type="float"/>
          <table:table-cell table:formula="of:=SUM([.AG3:.AG6])" office:value-type="float"/>
          <table:table-cell table:formula="of:=SUM([.AH3:.AH6])" office:value-type="float"/>
          <table:table-cell table:formula="of:=SUM([.AI3:.AI6])" office:value-type="float"/>
          <table:table-cell table:formula="of:=SUM([.AJ3:.AJ6])" office:value-type="float"/>
          <table:table-cell table:formula="of:=SUM([.AK3:.AK6])" office:value-type="float"/>
          <table:table-cell table:formula="of:=SUM([.AL3:.AL6])" office:value-type="float"/>
          <table:table-cell table:formula="of:=SUM([.AM3:.AM6])" office:value-type="float"/>
          <table:table-cell table:formula="of:=SUM([.AN3:.AN6])" office:value-type="float"/>
          <table:table-cell table:formula="of:=SUM([.AO3:.AO6])" office:value-type="float"/>
          <table:table-cell table:formula="of:=SUM([.AP3:.AP6])" office:value-type="float"/>
          <table:table-cell table:formula="of:=SUM([.AQ3:.AQ6])" office:value-type="float"/>
          <table:table-cell table:formula="of:=SUM([.AR3:.AR6])" office:value-type="float"/>
          <table:table-cell table:formula="of:=SUM([.AS3:.AS6])" office:value-type="float"/>
          <table:table-cell table:formula="of:=SUM([.AT3:.AT6])" office:value-type="float"/>
          <table:table-cell table:formula="of:=SUM([.AU3:.AU6])" office:value-type="float"/>
          <table:table-cell table:formula="of:=SUM([.AV3:.AV6])" office:value-type="float"/>
          <table:table-cell table:formula="of:=SUM([.AW3:.AW6])" office:value-type="float"/>
          <table:table-cell table:formula="of:=SUM([.AX3:.AX6])" office:value-type="float"/>
          <table:table-cell table:formula="of:=SUM([.AY3:.AY6])" office:value-type="float"/>
          <table:table-cell table:formula="of:=SUM([.AZ3:.AZ6])" office:value-type="float"/>
          <table:table-cell table:formula="of:=SUM([.BA3:.BA6])" office:value-type="float"/>
          <table:table-cell table:formula="of:=SUM([.BB3:.BB6])" office:value-type="float"/>
          <table:table-cell table:formula="of:=SUM([.BC3:.BC6])" office:value-type="float"/>
          <table:table-cell table:formula="of:=SUM([.BD3:.BD6])" office:value-type="float"/>
          <table:table-cell table:formula="of:=SUM([.BE3:.BE6])" office:value-type="float"/>
          <table:table-cell table:formula="of:=SUM([.BF3:.BF6])" office:value-type="float"/>
          <table:table-cell table:formula="of:=SUM([.BG3:.BG6])" office:value-type="float"/>
          <table:table-cell table:formula="of:=SUM([.BH3:.BH6])" office:value-type="float"/>
          <table:table-cell table:formula="of:=SUM([.BI3:.BI6])" office:value-type="float"/>
          <table:table-cell table:formula="of:=SUM([.BJ3:.BJ6])" office:value-type="float"/>
          <table:table-cell table:formula="of:=SUM([.BK3:.BK6])" office:value-type="float"/>
          <table:table-cell table:formula="of:=SUM([.BL3:.BL6])" office:value-type="float"/>
          <table:table-cell table:formula="of:=SUM([.BM3:.BM6])" office:value-type="float"/>
          <table:table-cell table:formula="of:=SUM([.BN3:.BN6])" office:value-type="float"/>
          <table:table-cell table:formula="of:=SUM([.BO3:.BO6])" office:value-type="float"/>
          <table:table-cell table:formula="of:=SUM([.BP3:.BP6])" office:value-type="float"/>
          <table:table-cell table:formula="of:=SUM([.BQ3:.BQ6])" office:value-type="float"/>
          <table:table-cell table:formula="of:=SUM([.BR3:.BR6])" office:value-type="float"/>
          <table:table-cell table:formula="of:=SUM([.BS3:.BS6])" office:value-type="float"/>
          <table:table-cell table:formula="of:=SUM([.BT3:.BT6])" office:value-type="float"/>
          <table:table-cell table:formula="of:=SUM([.BU3:.BU6])" office:value-type="float"/>
          <table:table-cell table:formula="of:=SUM([.BV3:.BV6])" office:value-type="float"/>
          <table:table-cell table:formula="of:=SUM([.BW3:.BW6])" office:value-type="float"/>
          <table:table-cell table:formula="of:=SUM([.BX3:.BX6])" office:value-type="float"/>
          <table:table-cell table:formula="of:=SUM([.BY3:.BY6])" office:value-type="float"/>
          <table:table-cell table:formula="of:=SUM([.BZ3:.BZ6])" office:value-type="float"/>
          <table:table-cell table:formula="of:=SUM([.CA3:.CA6])" office:value-type="float"/>
          <table:table-cell table:formula="of:=SUM([.CB3:.CB6])" office:value-type="float"/>
          <table:table-cell table:formula="of:=SUM([.CC3:.CC6])" office:value-type="float"/>
          <table:table-cell table:formula="of:=SUM([.CD3:.CD6])" office:value-type="float"/>
          <table:table-cell table:formula="of:=SUM([.CE3:.CE6])" office:value-type="float"/>
          <table:table-cell table:formula="of:=SUM([.CF3:.CF6])" office:value-type="float"/>
          <table:table-cell table:formula="of:=SUM([.CG3:.CG6])" office:value-type="float"/>
          <table:table-cell table:formula="of:=SUM([.CH3:.CH6])" office:value-type="float"/>
          <table:table-cell table:formula="of:=SUM([.CI3:.CI6])" office:value-type="float"/>
          <table:table-cell table:formula="of:=SUM([.CJ3:.CJ6])" office:value-type="float"/>
          <table:table-cell table:formula="of:=SUM([.CK3:.CK6])" office:value-type="float"/>
          <table:table-cell table:formula="of:=SUM([.CL3:.CL6])" office:value-type="float"/>
          <table:table-cell table:formula="of:=SUM([.CM3:.CM6])" office:value-type="float"/>
          <table:table-cell table:formula="of:=SUM([.CN3:.CN6])" office:value-type="float"/>
          <table:table-cell table:formula="of:=SUM([.CO3:.CO6])" office:value-type="float"/>
          <table:table-cell table:formula="of:=SUM([.CP3:.CP6])" office:value-type="float"/>
          <table:table-cell table:formula="of:=SUM([.CQ3:.CQ6])" office:value-type="float"/>
          <table:table-cell table:formula="of:=SUM([.CR3:.CR6])" office:value-type="float"/>
          <table:table-cell table:formula="of:=SUM([.CS3:.CS6])" office:value-type="float"/>
          <table:table-cell table:formula="of:=SUM([.CT3:.CT6])" office:value-type="float"/>
          <table:table-cell table:formula="of:=SUM([.CU3:.CU6])" office:value-type="float"/>
          <table:table-cell table:formula="of:=SUM([.CV3:.CV6])" office:value-type="float"/>
          <table:table-cell table:formula="of:=SUM([.CW3:.CW6])" office:value-type="float"/>
          <table:table-cell table:formula="of:=SUM([.CX3:.CX6])" office:value-type="float"/>
          <table:table-cell table:formula="of:=SUM([.CY3:.CY6])" office:value-type="float"/>
          <table:table-cell table:formula="of:=SUM([.CZ3:.CZ6])" office:value-type="float"/>
          <table:table-cell table:formula="of:=SUM([.DA3:.DA6])" office:value-type="float"/>
          <table:table-cell table:formula="of:=SUM([.DB3:.DB6])" office:value-type="float"/>
          <table:table-cell table:formula="of:=SUM([.DC3:.DC6])" office:value-type="float"/>
          <table:table-cell table:formula="of:=SUM([.DD3:.DD6])" office:value-type="float"/>
          <table:table-cell table:formula="of:=SUM([.DE3:.DE6])" office:value-type="float"/>
          <table:table-cell table:formula="of:=SUM([.DF3:.DF6])" office:value-type="float"/>
          <table:table-cell table:formula="of:=SUM([.DG3:.DG6])" office:value-type="float"/>
          <table:table-cell table:formula="of:=SUM([.DH3:.DH6])" office:value-type="float"/>
          <table:table-cell table:formula="of:=SUM([.DI3:.DI6])" office:value-type="float"/>
          <table:table-cell table:formula="of:=SUM([.DJ3:.DJ6])" office:value-type="float"/>
          <table:table-cell table:formula="of:=SUM([.DK3:.DK6])" office:value-type="float"/>
          <table:table-cell table:formula="of:=SUM([.DL3:.DL6])" office:value-type="float"/>
          <table:table-cell table:formula="of:=SUM([.DM3:.DM6])" office:value-type="float"/>
          <table:table-cell table:formula="of:=SUM([.DN3:.DN6])" office:value-type="float"/>
          <table:table-cell table:formula="of:=SUM([.DO3:.DO6])" office:value-type="float"/>
          <table:table-cell table:formula="of:=SUM([.DP3:.DP6])" office:value-type="float"/>
          <table:table-cell table:formula="of:=SUM([.DQ3:.DQ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6])" office:value-type="float"/>
          <table:table-cell table:formula="of:=AVERAGE([.C3:.C6])" office:value-type="float"/>
          <table:table-cell table:formula="of:=AVERAGE([.D3:.D6])" office:value-type="float"/>
          <table:table-cell table:formula="of:=AVERAGE([.E3:.E6])" office:value-type="float"/>
          <table:table-cell table:formula="of:=AVERAGE([.F3:.F6])" office:value-type="float"/>
          <table:table-cell table:formula="of:=AVERAGE([.G3:.G6])" office:value-type="float"/>
          <table:table-cell table:formula="of:=AVERAGE([.H3:.H6])" office:value-type="float"/>
          <table:table-cell table:formula="of:=AVERAGE([.I3:.I6])" office:value-type="float"/>
          <table:table-cell table:formula="of:=AVERAGE([.J3:.J6])" office:value-type="float"/>
          <table:table-cell table:formula="of:=AVERAGE([.K3:.K6])" office:value-type="float"/>
          <table:table-cell table:formula="of:=AVERAGE([.L3:.L6])" office:value-type="float"/>
          <table:table-cell table:formula="of:=AVERAGE([.M3:.M6])" office:value-type="float"/>
          <table:table-cell table:formula="of:=AVERAGE([.N3:.N6])" office:value-type="float"/>
          <table:table-cell table:formula="of:=AVERAGE([.O3:.O6])" office:value-type="float"/>
          <table:table-cell table:formula="of:=AVERAGE([.P3:.P6])" office:value-type="float"/>
          <table:table-cell table:formula="of:=AVERAGE([.Q3:.Q6])" office:value-type="float"/>
          <table:table-cell table:formula="of:=AVERAGE([.R3:.R6])" office:value-type="float"/>
          <table:table-cell table:formula="of:=AVERAGE([.S3:.S6])" office:value-type="float"/>
          <table:table-cell table:formula="of:=AVERAGE([.T3:.T6])" office:value-type="float"/>
          <table:table-cell table:formula="of:=AVERAGE([.U3:.U6])" office:value-type="float"/>
          <table:table-cell table:formula="of:=AVERAGE([.V3:.V6])" office:value-type="float"/>
          <table:table-cell table:formula="of:=AVERAGE([.W3:.W6])" office:value-type="float"/>
          <table:table-cell table:formula="of:=AVERAGE([.X3:.X6])" office:value-type="float"/>
          <table:table-cell table:formula="of:=AVERAGE([.Y3:.Y6])" office:value-type="float"/>
          <table:table-cell table:formula="of:=AVERAGE([.Z3:.Z6])" office:value-type="float"/>
          <table:table-cell table:formula="of:=AVERAGE([.AA3:.AA6])" office:value-type="float"/>
          <table:table-cell table:formula="of:=AVERAGE([.AB3:.AB6])" office:value-type="float"/>
          <table:table-cell table:formula="of:=AVERAGE([.AC3:.AC6])" office:value-type="float"/>
          <table:table-cell table:formula="of:=AVERAGE([.AD3:.AD6])" office:value-type="float"/>
          <table:table-cell table:formula="of:=AVERAGE([.AE3:.AE6])" office:value-type="float"/>
          <table:table-cell table:formula="of:=AVERAGE([.AF3:.AF6])" office:value-type="float"/>
          <table:table-cell table:formula="of:=AVERAGE([.AG3:.AG6])" office:value-type="float"/>
          <table:table-cell table:formula="of:=AVERAGE([.AH3:.AH6])" office:value-type="float"/>
          <table:table-cell table:formula="of:=AVERAGE([.AI3:.AI6])" office:value-type="float"/>
          <table:table-cell table:formula="of:=AVERAGE([.AJ3:.AJ6])" office:value-type="float"/>
          <table:table-cell table:formula="of:=AVERAGE([.AK3:.AK6])" office:value-type="float"/>
          <table:table-cell table:formula="of:=AVERAGE([.AL3:.AL6])" office:value-type="float"/>
          <table:table-cell table:formula="of:=AVERAGE([.AM3:.AM6])" office:value-type="float"/>
          <table:table-cell table:formula="of:=AVERAGE([.AN3:.AN6])" office:value-type="float"/>
          <table:table-cell table:formula="of:=AVERAGE([.AO3:.AO6])" office:value-type="float"/>
          <table:table-cell table:formula="of:=AVERAGE([.AP3:.AP6])" office:value-type="float"/>
          <table:table-cell table:formula="of:=AVERAGE([.AQ3:.AQ6])" office:value-type="float"/>
          <table:table-cell table:formula="of:=AVERAGE([.AR3:.AR6])" office:value-type="float"/>
          <table:table-cell table:formula="of:=AVERAGE([.AS3:.AS6])" office:value-type="float"/>
          <table:table-cell table:formula="of:=AVERAGE([.AT3:.AT6])" office:value-type="float"/>
          <table:table-cell table:formula="of:=AVERAGE([.AU3:.AU6])" office:value-type="float"/>
          <table:table-cell table:formula="of:=AVERAGE([.AV3:.AV6])" office:value-type="float"/>
          <table:table-cell table:formula="of:=AVERAGE([.AW3:.AW6])" office:value-type="float"/>
          <table:table-cell table:formula="of:=AVERAGE([.AX3:.AX6])" office:value-type="float"/>
          <table:table-cell table:formula="of:=AVERAGE([.AY3:.AY6])" office:value-type="float"/>
          <table:table-cell table:formula="of:=AVERAGE([.AZ3:.AZ6])" office:value-type="float"/>
          <table:table-cell table:formula="of:=AVERAGE([.BA3:.BA6])" office:value-type="float"/>
          <table:table-cell table:formula="of:=AVERAGE([.BB3:.BB6])" office:value-type="float"/>
          <table:table-cell table:formula="of:=AVERAGE([.BC3:.BC6])" office:value-type="float"/>
          <table:table-cell table:formula="of:=AVERAGE([.BD3:.BD6])" office:value-type="float"/>
          <table:table-cell table:formula="of:=AVERAGE([.BE3:.BE6])" office:value-type="float"/>
          <table:table-cell table:formula="of:=AVERAGE([.BF3:.BF6])" office:value-type="float"/>
          <table:table-cell table:formula="of:=AVERAGE([.BG3:.BG6])" office:value-type="float"/>
          <table:table-cell table:formula="of:=AVERAGE([.BH3:.BH6])" office:value-type="float"/>
          <table:table-cell table:formula="of:=AVERAGE([.BI3:.BI6])" office:value-type="float"/>
          <table:table-cell table:formula="of:=AVERAGE([.BJ3:.BJ6])" office:value-type="float"/>
          <table:table-cell table:formula="of:=AVERAGE([.BK3:.BK6])" office:value-type="float"/>
          <table:table-cell table:formula="of:=AVERAGE([.BL3:.BL6])" office:value-type="float"/>
          <table:table-cell table:formula="of:=AVERAGE([.BM3:.BM6])" office:value-type="float"/>
          <table:table-cell table:formula="of:=AVERAGE([.BN3:.BN6])" office:value-type="float"/>
          <table:table-cell table:formula="of:=AVERAGE([.BO3:.BO6])" office:value-type="float"/>
          <table:table-cell table:formula="of:=AVERAGE([.BP3:.BP6])" office:value-type="float"/>
          <table:table-cell table:formula="of:=AVERAGE([.BQ3:.BQ6])" office:value-type="float"/>
          <table:table-cell table:formula="of:=AVERAGE([.BR3:.BR6])" office:value-type="float"/>
          <table:table-cell table:formula="of:=AVERAGE([.BS3:.BS6])" office:value-type="float"/>
          <table:table-cell table:formula="of:=AVERAGE([.BT3:.BT6])" office:value-type="float"/>
          <table:table-cell table:formula="of:=AVERAGE([.BU3:.BU6])" office:value-type="float"/>
          <table:table-cell table:formula="of:=AVERAGE([.BV3:.BV6])" office:value-type="float"/>
          <table:table-cell table:formula="of:=AVERAGE([.BW3:.BW6])" office:value-type="float"/>
          <table:table-cell table:formula="of:=AVERAGE([.BX3:.BX6])" office:value-type="float"/>
          <table:table-cell table:formula="of:=AVERAGE([.BY3:.BY6])" office:value-type="float"/>
          <table:table-cell table:formula="of:=AVERAGE([.BZ3:.BZ6])" office:value-type="float"/>
          <table:table-cell table:formula="of:=AVERAGE([.CA3:.CA6])" office:value-type="float"/>
          <table:table-cell table:formula="of:=AVERAGE([.CB3:.CB6])" office:value-type="float"/>
          <table:table-cell table:formula="of:=AVERAGE([.CC3:.CC6])" office:value-type="float"/>
          <table:table-cell table:formula="of:=AVERAGE([.CD3:.CD6])" office:value-type="float"/>
          <table:table-cell table:formula="of:=AVERAGE([.CE3:.CE6])" office:value-type="float"/>
          <table:table-cell table:formula="of:=AVERAGE([.CF3:.CF6])" office:value-type="float"/>
          <table:table-cell table:formula="of:=AVERAGE([.CG3:.CG6])" office:value-type="float"/>
          <table:table-cell table:formula="of:=AVERAGE([.CH3:.CH6])" office:value-type="float"/>
          <table:table-cell table:formula="of:=AVERAGE([.CI3:.CI6])" office:value-type="float"/>
          <table:table-cell table:formula="of:=AVERAGE([.CJ3:.CJ6])" office:value-type="float"/>
          <table:table-cell table:formula="of:=AVERAGE([.CK3:.CK6])" office:value-type="float"/>
          <table:table-cell table:formula="of:=AVERAGE([.CL3:.CL6])" office:value-type="float"/>
          <table:table-cell table:formula="of:=AVERAGE([.CM3:.CM6])" office:value-type="float"/>
          <table:table-cell table:formula="of:=AVERAGE([.CN3:.CN6])" office:value-type="float"/>
          <table:table-cell table:formula="of:=AVERAGE([.CO3:.CO6])" office:value-type="float"/>
          <table:table-cell table:formula="of:=AVERAGE([.CP3:.CP6])" office:value-type="float"/>
          <table:table-cell table:formula="of:=AVERAGE([.CQ3:.CQ6])" office:value-type="float"/>
          <table:table-cell table:formula="of:=AVERAGE([.CR3:.CR6])" office:value-type="float"/>
          <table:table-cell table:formula="of:=AVERAGE([.CS3:.CS6])" office:value-type="float"/>
          <table:table-cell table:formula="of:=AVERAGE([.CT3:.CT6])" office:value-type="float"/>
          <table:table-cell table:formula="of:=AVERAGE([.CU3:.CU6])" office:value-type="float"/>
          <table:table-cell table:formula="of:=AVERAGE([.CV3:.CV6])" office:value-type="float"/>
          <table:table-cell table:formula="of:=AVERAGE([.CW3:.CW6])" office:value-type="float"/>
          <table:table-cell table:formula="of:=AVERAGE([.CX3:.CX6])" office:value-type="float"/>
          <table:table-cell table:formula="of:=AVERAGE([.CY3:.CY6])" office:value-type="float"/>
          <table:table-cell table:formula="of:=AVERAGE([.CZ3:.CZ6])" office:value-type="float"/>
          <table:table-cell table:formula="of:=AVERAGE([.DA3:.DA6])" office:value-type="float"/>
          <table:table-cell table:formula="of:=AVERAGE([.DB3:.DB6])" office:value-type="float"/>
          <table:table-cell table:formula="of:=AVERAGE([.DC3:.DC6])" office:value-type="float"/>
          <table:table-cell table:formula="of:=AVERAGE([.DD3:.DD6])" office:value-type="float"/>
          <table:table-cell table:formula="of:=AVERAGE([.DE3:.DE6])" office:value-type="float"/>
          <table:table-cell table:formula="of:=AVERAGE([.DF3:.DF6])" office:value-type="float"/>
          <table:table-cell table:formula="of:=AVERAGE([.DG3:.DG6])" office:value-type="float"/>
          <table:table-cell table:formula="of:=AVERAGE([.DH3:.DH6])" office:value-type="float"/>
          <table:table-cell table:formula="of:=AVERAGE([.DI3:.DI6])" office:value-type="float"/>
          <table:table-cell table:formula="of:=AVERAGE([.DJ3:.DJ6])" office:value-type="float"/>
          <table:table-cell table:formula="of:=AVERAGE([.DK3:.DK6])" office:value-type="float"/>
          <table:table-cell table:formula="of:=AVERAGE([.DL3:.DL6])" office:value-type="float"/>
          <table:table-cell table:formula="of:=AVERAGE([.DM3:.DM6])" office:value-type="float"/>
          <table:table-cell table:formula="of:=AVERAGE([.DN3:.DN6])" office:value-type="float"/>
          <table:table-cell table:formula="of:=AVERAGE([.DO3:.DO6])" office:value-type="float"/>
          <table:table-cell table:formula="of:=AVERAGE([.DP3:.DP6])" office:value-type="float"/>
          <table:table-cell table:formula="of:=AVERAGE([.DQ3:.DQ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6])" office:value-type="float"/>
          <table:table-cell table:formula="of:=STDEV([.C3:.C6])" office:value-type="float"/>
          <table:table-cell table:formula="of:=STDEV([.D3:.D6])" office:value-type="float"/>
          <table:table-cell table:formula="of:=STDEV([.E3:.E6])" office:value-type="float"/>
          <table:table-cell table:formula="of:=STDEV([.F3:.F6])" office:value-type="float"/>
          <table:table-cell table:formula="of:=STDEV([.G3:.G6])" office:value-type="float"/>
          <table:table-cell table:formula="of:=STDEV([.H3:.H6])" office:value-type="float"/>
          <table:table-cell table:formula="of:=STDEV([.I3:.I6])" office:value-type="float"/>
          <table:table-cell table:formula="of:=STDEV([.J3:.J6])" office:value-type="float"/>
          <table:table-cell table:formula="of:=STDEV([.K3:.K6])" office:value-type="float"/>
          <table:table-cell table:formula="of:=STDEV([.L3:.L6])" office:value-type="float"/>
          <table:table-cell table:formula="of:=STDEV([.M3:.M6])" office:value-type="float"/>
          <table:table-cell table:formula="of:=STDEV([.N3:.N6])" office:value-type="float"/>
          <table:table-cell table:formula="of:=STDEV([.O3:.O6])" office:value-type="float"/>
          <table:table-cell table:formula="of:=STDEV([.P3:.P6])" office:value-type="float"/>
          <table:table-cell table:formula="of:=STDEV([.Q3:.Q6])" office:value-type="float"/>
          <table:table-cell table:formula="of:=STDEV([.R3:.R6])" office:value-type="float"/>
          <table:table-cell table:formula="of:=STDEV([.S3:.S6])" office:value-type="float"/>
          <table:table-cell table:formula="of:=STDEV([.T3:.T6])" office:value-type="float"/>
          <table:table-cell table:formula="of:=STDEV([.U3:.U6])" office:value-type="float"/>
          <table:table-cell table:formula="of:=STDEV([.V3:.V6])" office:value-type="float"/>
          <table:table-cell table:formula="of:=STDEV([.W3:.W6])" office:value-type="float"/>
          <table:table-cell table:formula="of:=STDEV([.X3:.X6])" office:value-type="float"/>
          <table:table-cell table:formula="of:=STDEV([.Y3:.Y6])" office:value-type="float"/>
          <table:table-cell table:formula="of:=STDEV([.Z3:.Z6])" office:value-type="float"/>
          <table:table-cell table:formula="of:=STDEV([.AA3:.AA6])" office:value-type="float"/>
          <table:table-cell table:formula="of:=STDEV([.AB3:.AB6])" office:value-type="float"/>
          <table:table-cell table:formula="of:=STDEV([.AC3:.AC6])" office:value-type="float"/>
          <table:table-cell table:formula="of:=STDEV([.AD3:.AD6])" office:value-type="float"/>
          <table:table-cell table:formula="of:=STDEV([.AE3:.AE6])" office:value-type="float"/>
          <table:table-cell table:formula="of:=STDEV([.AF3:.AF6])" office:value-type="float"/>
          <table:table-cell table:formula="of:=STDEV([.AG3:.AG6])" office:value-type="float"/>
          <table:table-cell table:formula="of:=STDEV([.AH3:.AH6])" office:value-type="float"/>
          <table:table-cell table:formula="of:=STDEV([.AI3:.AI6])" office:value-type="float"/>
          <table:table-cell table:formula="of:=STDEV([.AJ3:.AJ6])" office:value-type="float"/>
          <table:table-cell table:formula="of:=STDEV([.AK3:.AK6])" office:value-type="float"/>
          <table:table-cell table:formula="of:=STDEV([.AL3:.AL6])" office:value-type="float"/>
          <table:table-cell table:formula="of:=STDEV([.AM3:.AM6])" office:value-type="float"/>
          <table:table-cell table:formula="of:=STDEV([.AN3:.AN6])" office:value-type="float"/>
          <table:table-cell table:formula="of:=STDEV([.AO3:.AO6])" office:value-type="float"/>
          <table:table-cell table:formula="of:=STDEV([.AP3:.AP6])" office:value-type="float"/>
          <table:table-cell table:formula="of:=STDEV([.AQ3:.AQ6])" office:value-type="float"/>
          <table:table-cell table:formula="of:=STDEV([.AR3:.AR6])" office:value-type="float"/>
          <table:table-cell table:formula="of:=STDEV([.AS3:.AS6])" office:value-type="float"/>
          <table:table-cell table:formula="of:=STDEV([.AT3:.AT6])" office:value-type="float"/>
          <table:table-cell table:formula="of:=STDEV([.AU3:.AU6])" office:value-type="float"/>
          <table:table-cell table:formula="of:=STDEV([.AV3:.AV6])" office:value-type="float"/>
          <table:table-cell table:formula="of:=STDEV([.AW3:.AW6])" office:value-type="float"/>
          <table:table-cell table:formula="of:=STDEV([.AX3:.AX6])" office:value-type="float"/>
          <table:table-cell table:formula="of:=STDEV([.AY3:.AY6])" office:value-type="float"/>
          <table:table-cell table:formula="of:=STDEV([.AZ3:.AZ6])" office:value-type="float"/>
          <table:table-cell table:formula="of:=STDEV([.BA3:.BA6])" office:value-type="float"/>
          <table:table-cell table:formula="of:=STDEV([.BB3:.BB6])" office:value-type="float"/>
          <table:table-cell table:formula="of:=STDEV([.BC3:.BC6])" office:value-type="float"/>
          <table:table-cell table:formula="of:=STDEV([.BD3:.BD6])" office:value-type="float"/>
          <table:table-cell table:formula="of:=STDEV([.BE3:.BE6])" office:value-type="float"/>
          <table:table-cell table:formula="of:=STDEV([.BF3:.BF6])" office:value-type="float"/>
          <table:table-cell table:formula="of:=STDEV([.BG3:.BG6])" office:value-type="float"/>
          <table:table-cell table:formula="of:=STDEV([.BH3:.BH6])" office:value-type="float"/>
          <table:table-cell table:formula="of:=STDEV([.BI3:.BI6])" office:value-type="float"/>
          <table:table-cell table:formula="of:=STDEV([.BJ3:.BJ6])" office:value-type="float"/>
          <table:table-cell table:formula="of:=STDEV([.BK3:.BK6])" office:value-type="float"/>
          <table:table-cell table:formula="of:=STDEV([.BL3:.BL6])" office:value-type="float"/>
          <table:table-cell table:formula="of:=STDEV([.BM3:.BM6])" office:value-type="float"/>
          <table:table-cell table:formula="of:=STDEV([.BN3:.BN6])" office:value-type="float"/>
          <table:table-cell table:formula="of:=STDEV([.BO3:.BO6])" office:value-type="float"/>
          <table:table-cell table:formula="of:=STDEV([.BP3:.BP6])" office:value-type="float"/>
          <table:table-cell table:formula="of:=STDEV([.BQ3:.BQ6])" office:value-type="float"/>
          <table:table-cell table:formula="of:=STDEV([.BR3:.BR6])" office:value-type="float"/>
          <table:table-cell table:formula="of:=STDEV([.BS3:.BS6])" office:value-type="float"/>
          <table:table-cell table:formula="of:=STDEV([.BT3:.BT6])" office:value-type="float"/>
          <table:table-cell table:formula="of:=STDEV([.BU3:.BU6])" office:value-type="float"/>
          <table:table-cell table:formula="of:=STDEV([.BV3:.BV6])" office:value-type="float"/>
          <table:table-cell table:formula="of:=STDEV([.BW3:.BW6])" office:value-type="float"/>
          <table:table-cell table:formula="of:=STDEV([.BX3:.BX6])" office:value-type="float"/>
          <table:table-cell table:formula="of:=STDEV([.BY3:.BY6])" office:value-type="float"/>
          <table:table-cell table:formula="of:=STDEV([.BZ3:.BZ6])" office:value-type="float"/>
          <table:table-cell table:formula="of:=STDEV([.CA3:.CA6])" office:value-type="float"/>
          <table:table-cell table:formula="of:=STDEV([.CB3:.CB6])" office:value-type="float"/>
          <table:table-cell table:formula="of:=STDEV([.CC3:.CC6])" office:value-type="float"/>
          <table:table-cell table:formula="of:=STDEV([.CD3:.CD6])" office:value-type="float"/>
          <table:table-cell table:formula="of:=STDEV([.CE3:.CE6])" office:value-type="float"/>
          <table:table-cell table:formula="of:=STDEV([.CF3:.CF6])" office:value-type="float"/>
          <table:table-cell table:formula="of:=STDEV([.CG3:.CG6])" office:value-type="float"/>
          <table:table-cell table:formula="of:=STDEV([.CH3:.CH6])" office:value-type="float"/>
          <table:table-cell table:formula="of:=STDEV([.CI3:.CI6])" office:value-type="float"/>
          <table:table-cell table:formula="of:=STDEV([.CJ3:.CJ6])" office:value-type="float"/>
          <table:table-cell table:formula="of:=STDEV([.CK3:.CK6])" office:value-type="float"/>
          <table:table-cell table:formula="of:=STDEV([.CL3:.CL6])" office:value-type="float"/>
          <table:table-cell table:formula="of:=STDEV([.CM3:.CM6])" office:value-type="float"/>
          <table:table-cell table:formula="of:=STDEV([.CN3:.CN6])" office:value-type="float"/>
          <table:table-cell table:formula="of:=STDEV([.CO3:.CO6])" office:value-type="float"/>
          <table:table-cell table:formula="of:=STDEV([.CP3:.CP6])" office:value-type="float"/>
          <table:table-cell table:formula="of:=STDEV([.CQ3:.CQ6])" office:value-type="float"/>
          <table:table-cell table:formula="of:=STDEV([.CR3:.CR6])" office:value-type="float"/>
          <table:table-cell table:formula="of:=STDEV([.CS3:.CS6])" office:value-type="float"/>
          <table:table-cell table:formula="of:=STDEV([.CT3:.CT6])" office:value-type="float"/>
          <table:table-cell table:formula="of:=STDEV([.CU3:.CU6])" office:value-type="float"/>
          <table:table-cell table:formula="of:=STDEV([.CV3:.CV6])" office:value-type="float"/>
          <table:table-cell table:formula="of:=STDEV([.CW3:.CW6])" office:value-type="float"/>
          <table:table-cell table:formula="of:=STDEV([.CX3:.CX6])" office:value-type="float"/>
          <table:table-cell table:formula="of:=STDEV([.CY3:.CY6])" office:value-type="float"/>
          <table:table-cell table:formula="of:=STDEV([.CZ3:.CZ6])" office:value-type="float"/>
          <table:table-cell table:formula="of:=STDEV([.DA3:.DA6])" office:value-type="float"/>
          <table:table-cell table:formula="of:=STDEV([.DB3:.DB6])" office:value-type="float"/>
          <table:table-cell table:formula="of:=STDEV([.DC3:.DC6])" office:value-type="float"/>
          <table:table-cell table:formula="of:=STDEV([.DD3:.DD6])" office:value-type="float"/>
          <table:table-cell table:formula="of:=STDEV([.DE3:.DE6])" office:value-type="float"/>
          <table:table-cell table:formula="of:=STDEV([.DF3:.DF6])" office:value-type="float"/>
          <table:table-cell table:formula="of:=STDEV([.DG3:.DG6])" office:value-type="float"/>
          <table:table-cell table:formula="of:=STDEV([.DH3:.DH6])" office:value-type="float"/>
          <table:table-cell table:formula="of:=STDEV([.DI3:.DI6])" office:value-type="float"/>
          <table:table-cell table:formula="of:=STDEV([.DJ3:.DJ6])" office:value-type="float"/>
          <table:table-cell table:formula="of:=STDEV([.DK3:.DK6])" office:value-type="float"/>
          <table:table-cell table:formula="of:=STDEV([.DL3:.DL6])" office:value-type="float"/>
          <table:table-cell table:formula="of:=STDEV([.DM3:.DM6])" office:value-type="float"/>
          <table:table-cell table:formula="of:=STDEV([.DN3:.DN6])" office:value-type="float"/>
          <table:table-cell table:formula="of:=STDEV([.DO3:.DO6])" office:value-type="float"/>
          <table:table-cell table:formula="of:=STDEV([.DP3:.DP6])" office:value-type="float"/>
          <table:table-cell table:formula="of:=STDEV([.DQ3:.DQ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6]-[.$BJ3:.$BJ6])^2)^0.5" office:value-type="float"/>
          <table:table-cell table:number-matrix-columns-spanned="1" table:number-matrix-rows-spanned="1" table:formula="of:=SUM(([.C3:.C6]-[.$BK3:.$BK6])^2)^0.5" office:value-type="float"/>
          <table:table-cell table:number-matrix-columns-spanned="1" table:number-matrix-rows-spanned="1" table:formula="of:=SUM(([.D3:.D6]-[.$BL3:.$BL6])^2)^0.5" office:value-type="float"/>
          <table:table-cell table:number-matrix-columns-spanned="1" table:number-matrix-rows-spanned="1" table:formula="of:=SUM(([.E3:.E6]-[.$BM3:.$BM6])^2)^0.5" office:value-type="float"/>
          <table:table-cell table:number-matrix-columns-spanned="1" table:number-matrix-rows-spanned="1" table:formula="of:=SUM(([.F3:.F6]-[.$BN3:.$BN6])^2)^0.5" office:value-type="float"/>
          <table:table-cell table:number-matrix-columns-spanned="1" table:number-matrix-rows-spanned="1" table:formula="of:=SUM(([.G3:.G6]-[.$BO3:.$BO6])^2)^0.5" office:value-type="float"/>
          <table:table-cell table:number-matrix-columns-spanned="1" table:number-matrix-rows-spanned="1" table:formula="of:=SUM(([.H3:.H6]-[.$BP3:.$BP6])^2)^0.5" office:value-type="float"/>
          <table:table-cell table:number-matrix-columns-spanned="1" table:number-matrix-rows-spanned="1" table:formula="of:=SUM(([.I3:.I6]-[.$BQ3:.$BQ6])^2)^0.5" office:value-type="float"/>
          <table:table-cell table:number-matrix-columns-spanned="1" table:number-matrix-rows-spanned="1" table:formula="of:=SUM(([.J3:.J6]-[.$BR3:.$BR6])^2)^0.5" office:value-type="float"/>
          <table:table-cell table:number-matrix-columns-spanned="1" table:number-matrix-rows-spanned="1" table:formula="of:=SUM(([.K3:.K6]-[.$BS3:.$BS6])^2)^0.5" office:value-type="float"/>
          <table:table-cell table:number-matrix-columns-spanned="1" table:number-matrix-rows-spanned="1" table:formula="of:=SUM(([.L3:.L6]-[.$BT3:.$BT6])^2)^0.5" office:value-type="float"/>
          <table:table-cell table:number-matrix-columns-spanned="1" table:number-matrix-rows-spanned="1" table:formula="of:=SUM(([.M3:.M6]-[.$BU3:.$BU6])^2)^0.5" office:value-type="float"/>
          <table:table-cell table:number-matrix-columns-spanned="1" table:number-matrix-rows-spanned="1" table:formula="of:=SUM(([.N3:.N6]-[.$BV3:.$BV6])^2)^0.5" office:value-type="float"/>
          <table:table-cell table:number-matrix-columns-spanned="1" table:number-matrix-rows-spanned="1" table:formula="of:=SUM(([.O3:.O6]-[.$BW3:.$BW6])^2)^0.5" office:value-type="float"/>
          <table:table-cell table:number-matrix-columns-spanned="1" table:number-matrix-rows-spanned="1" table:formula="of:=SUM(([.P3:.P6]-[.$BX3:.$BX6])^2)^0.5" office:value-type="float"/>
          <table:table-cell table:number-matrix-columns-spanned="1" table:number-matrix-rows-spanned="1" table:formula="of:=SUM(([.Q3:.Q6]-[.$BY3:.$BY6])^2)^0.5" office:value-type="float"/>
          <table:table-cell table:number-matrix-columns-spanned="1" table:number-matrix-rows-spanned="1" table:formula="of:=SUM(([.R3:.R6]-[.$BZ3:.$BZ6])^2)^0.5" office:value-type="float"/>
          <table:table-cell table:number-matrix-columns-spanned="1" table:number-matrix-rows-spanned="1" table:formula="of:=SUM(([.S3:.S6]-[.$CA3:.$CA6])^2)^0.5" office:value-type="float"/>
          <table:table-cell table:number-matrix-columns-spanned="1" table:number-matrix-rows-spanned="1" table:formula="of:=SUM(([.T3:.T6]-[.$CB3:.$CB6])^2)^0.5" office:value-type="float"/>
          <table:table-cell table:number-matrix-columns-spanned="1" table:number-matrix-rows-spanned="1" table:formula="of:=SUM(([.U3:.U6]-[.$CC3:.$CC6])^2)^0.5" office:value-type="float"/>
          <table:table-cell table:number-matrix-columns-spanned="1" table:number-matrix-rows-spanned="1" table:formula="of:=SUM(([.V3:.V6]-[.$BJ3:.$BJ6])^2)^0.5" office:value-type="float"/>
          <table:table-cell table:number-matrix-columns-spanned="1" table:number-matrix-rows-spanned="1" table:formula="of:=SUM(([.W3:.W6]-[.$BK3:.$BK6])^2)^0.5" office:value-type="float"/>
          <table:table-cell table:number-matrix-columns-spanned="1" table:number-matrix-rows-spanned="1" table:formula="of:=SUM(([.X3:.X6]-[.$BL3:.$BL6])^2)^0.5" office:value-type="float"/>
          <table:table-cell table:number-matrix-columns-spanned="1" table:number-matrix-rows-spanned="1" table:formula="of:=SUM(([.Y3:.Y6]-[.$BM3:.$BM6])^2)^0.5" office:value-type="float"/>
          <table:table-cell table:number-matrix-columns-spanned="1" table:number-matrix-rows-spanned="1" table:formula="of:=SUM(([.Z3:.Z6]-[.$BN3:.$BN6])^2)^0.5" office:value-type="float"/>
          <table:table-cell table:number-matrix-columns-spanned="1" table:number-matrix-rows-spanned="1" table:formula="of:=SUM(([.AA3:.AA6]-[.$BO3:.$BO6])^2)^0.5" office:value-type="float"/>
          <table:table-cell table:number-matrix-columns-spanned="1" table:number-matrix-rows-spanned="1" table:formula="of:=SUM(([.AB3:.AB6]-[.$BP3:.$BP6])^2)^0.5" office:value-type="float"/>
          <table:table-cell table:number-matrix-columns-spanned="1" table:number-matrix-rows-spanned="1" table:formula="of:=SUM(([.AC3:.AC6]-[.$BQ3:.$BQ6])^2)^0.5" office:value-type="float"/>
          <table:table-cell table:number-matrix-columns-spanned="1" table:number-matrix-rows-spanned="1" table:formula="of:=SUM(([.AD3:.AD6]-[.$BR3:.$BR6])^2)^0.5" office:value-type="float"/>
          <table:table-cell table:number-matrix-columns-spanned="1" table:number-matrix-rows-spanned="1" table:formula="of:=SUM(([.AE3:.AE6]-[.$BS3:.$BS6])^2)^0.5" office:value-type="float"/>
          <table:table-cell table:number-matrix-columns-spanned="1" table:number-matrix-rows-spanned="1" table:formula="of:=SUM(([.AF3:.AF6]-[.$BT3:.$BT6])^2)^0.5" office:value-type="float"/>
          <table:table-cell table:number-matrix-columns-spanned="1" table:number-matrix-rows-spanned="1" table:formula="of:=SUM(([.AG3:.AG6]-[.$BU3:.$BU6])^2)^0.5" office:value-type="float"/>
          <table:table-cell table:number-matrix-columns-spanned="1" table:number-matrix-rows-spanned="1" table:formula="of:=SUM(([.AH3:.AH6]-[.$BV3:.$BV6])^2)^0.5" office:value-type="float"/>
          <table:table-cell table:number-matrix-columns-spanned="1" table:number-matrix-rows-spanned="1" table:formula="of:=SUM(([.AI3:.AI6]-[.$BW3:.$BW6])^2)^0.5" office:value-type="float"/>
          <table:table-cell table:number-matrix-columns-spanned="1" table:number-matrix-rows-spanned="1" table:formula="of:=SUM(([.AJ3:.AJ6]-[.$BX3:.$BX6])^2)^0.5" office:value-type="float"/>
          <table:table-cell table:number-matrix-columns-spanned="1" table:number-matrix-rows-spanned="1" table:formula="of:=SUM(([.AK3:.AK6]-[.$BY3:.$BY6])^2)^0.5" office:value-type="float"/>
          <table:table-cell table:number-matrix-columns-spanned="1" table:number-matrix-rows-spanned="1" table:formula="of:=SUM(([.AL3:.AL6]-[.$BZ3:.$BZ6])^2)^0.5" office:value-type="float"/>
          <table:table-cell table:number-matrix-columns-spanned="1" table:number-matrix-rows-spanned="1" table:formula="of:=SUM(([.AM3:.AM6]-[.$CA3:.$CA6])^2)^0.5" office:value-type="float"/>
          <table:table-cell table:number-matrix-columns-spanned="1" table:number-matrix-rows-spanned="1" table:formula="of:=SUM(([.AN3:.AN6]-[.$CB3:.$CB6])^2)^0.5" office:value-type="float"/>
          <table:table-cell table:number-matrix-columns-spanned="1" table:number-matrix-rows-spanned="1" table:formula="of:=SUM(([.AO3:.AO6]-[.$CC3:.$CC6])^2)^0.5" office:value-type="float"/>
          <table:table-cell table:number-matrix-columns-spanned="1" table:number-matrix-rows-spanned="1" table:formula="of:=SUM(([.AP3:.AP6]-[.$BJ3:.$BJ6])^2)^0.5" office:value-type="float"/>
          <table:table-cell table:number-matrix-columns-spanned="1" table:number-matrix-rows-spanned="1" table:formula="of:=SUM(([.AQ3:.AQ6]-[.$BK3:.$BK6])^2)^0.5" office:value-type="float"/>
          <table:table-cell table:number-matrix-columns-spanned="1" table:number-matrix-rows-spanned="1" table:formula="of:=SUM(([.AR3:.AR6]-[.$BL3:.$BL6])^2)^0.5" office:value-type="float"/>
          <table:table-cell table:number-matrix-columns-spanned="1" table:number-matrix-rows-spanned="1" table:formula="of:=SUM(([.AS3:.AS6]-[.$BM3:.$BM6])^2)^0.5" office:value-type="float"/>
          <table:table-cell table:number-matrix-columns-spanned="1" table:number-matrix-rows-spanned="1" table:formula="of:=SUM(([.AT3:.AT6]-[.$BN3:.$BN6])^2)^0.5" office:value-type="float"/>
          <table:table-cell table:number-matrix-columns-spanned="1" table:number-matrix-rows-spanned="1" table:formula="of:=SUM(([.AU3:.AU6]-[.$BO3:.$BO6])^2)^0.5" office:value-type="float"/>
          <table:table-cell table:number-matrix-columns-spanned="1" table:number-matrix-rows-spanned="1" table:formula="of:=SUM(([.AV3:.AV6]-[.$BP3:.$BP6])^2)^0.5" office:value-type="float"/>
          <table:table-cell table:number-matrix-columns-spanned="1" table:number-matrix-rows-spanned="1" table:formula="of:=SUM(([.AW3:.AW6]-[.$BQ3:.$BQ6])^2)^0.5" office:value-type="float"/>
          <table:table-cell table:number-matrix-columns-spanned="1" table:number-matrix-rows-spanned="1" table:formula="of:=SUM(([.AX3:.AX6]-[.$BR3:.$BR6])^2)^0.5" office:value-type="float"/>
          <table:table-cell table:number-matrix-columns-spanned="1" table:number-matrix-rows-spanned="1" table:formula="of:=SUM(([.AY3:.AY6]-[.$BS3:.$BS6])^2)^0.5" office:value-type="float"/>
          <table:table-cell table:number-matrix-columns-spanned="1" table:number-matrix-rows-spanned="1" table:formula="of:=SUM(([.AZ3:.AZ6]-[.$BT3:.$BT6])^2)^0.5" office:value-type="float"/>
          <table:table-cell table:number-matrix-columns-spanned="1" table:number-matrix-rows-spanned="1" table:formula="of:=SUM(([.BA3:.BA6]-[.$BU3:.$BU6])^2)^0.5" office:value-type="float"/>
          <table:table-cell table:number-matrix-columns-spanned="1" table:number-matrix-rows-spanned="1" table:formula="of:=SUM(([.BB3:.BB6]-[.$BV3:.$BV6])^2)^0.5" office:value-type="float"/>
          <table:table-cell table:number-matrix-columns-spanned="1" table:number-matrix-rows-spanned="1" table:formula="of:=SUM(([.BC3:.BC6]-[.$BW3:.$BW6])^2)^0.5" office:value-type="float"/>
          <table:table-cell table:number-matrix-columns-spanned="1" table:number-matrix-rows-spanned="1" table:formula="of:=SUM(([.BD3:.BD6]-[.$BX3:.$BX6])^2)^0.5" office:value-type="float"/>
          <table:table-cell table:number-matrix-columns-spanned="1" table:number-matrix-rows-spanned="1" table:formula="of:=SUM(([.BE3:.BE6]-[.$BY3:.$BY6])^2)^0.5" office:value-type="float"/>
          <table:table-cell table:number-matrix-columns-spanned="1" table:number-matrix-rows-spanned="1" table:formula="of:=SUM(([.BF3:.BF6]-[.$BZ3:.$BZ6])^2)^0.5" office:value-type="float"/>
          <table:table-cell table:number-matrix-columns-spanned="1" table:number-matrix-rows-spanned="1" table:formula="of:=SUM(([.BG3:.BG6]-[.$CA3:.$CA6])^2)^0.5" office:value-type="float"/>
          <table:table-cell table:number-matrix-columns-spanned="1" table:number-matrix-rows-spanned="1" table:formula="of:=SUM(([.BH3:.BH6]-[.$CB3:.$CB6])^2)^0.5" office:value-type="float"/>
          <table:table-cell table:number-matrix-columns-spanned="1" table:number-matrix-rows-spanned="1" table:formula="of:=SUM(([.BI3:.BI6]-[.$CC3:.$CC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6]=[.$BJ3:.$BJ6])" office:value-type="float"/>
          <table:table-cell table:number-matrix-columns-spanned="1" table:number-matrix-rows-spanned="1" table:formula="of:=SUM([.C3:.C6]=[.$BK3:.$BK6])" office:value-type="float"/>
          <table:table-cell table:number-matrix-columns-spanned="1" table:number-matrix-rows-spanned="1" table:formula="of:=SUM([.D3:.D6]=[.$BL3:.$BL6])" office:value-type="float"/>
          <table:table-cell table:number-matrix-columns-spanned="1" table:number-matrix-rows-spanned="1" table:formula="of:=SUM([.E3:.E6]=[.$BM3:.$BM6])" office:value-type="float"/>
          <table:table-cell table:number-matrix-columns-spanned="1" table:number-matrix-rows-spanned="1" table:formula="of:=SUM([.F3:.F6]=[.$BN3:.$BN6])" office:value-type="float"/>
          <table:table-cell table:number-matrix-columns-spanned="1" table:number-matrix-rows-spanned="1" table:formula="of:=SUM([.G3:.G6]=[.$BO3:.$BO6])" office:value-type="float"/>
          <table:table-cell table:number-matrix-columns-spanned="1" table:number-matrix-rows-spanned="1" table:formula="of:=SUM([.H3:.H6]=[.$BP3:.$BP6])" office:value-type="float"/>
          <table:table-cell table:number-matrix-columns-spanned="1" table:number-matrix-rows-spanned="1" table:formula="of:=SUM([.I3:.I6]=[.$BQ3:.$BQ6])" office:value-type="float"/>
          <table:table-cell table:number-matrix-columns-spanned="1" table:number-matrix-rows-spanned="1" table:formula="of:=SUM([.J3:.J6]=[.$BR3:.$BR6])" office:value-type="float"/>
          <table:table-cell table:number-matrix-columns-spanned="1" table:number-matrix-rows-spanned="1" table:formula="of:=SUM([.K3:.K6]=[.$BS3:.$BS6])" office:value-type="float"/>
          <table:table-cell table:number-matrix-columns-spanned="1" table:number-matrix-rows-spanned="1" table:formula="of:=SUM([.L3:.L6]=[.$BT3:.$BT6])" office:value-type="float"/>
          <table:table-cell table:number-matrix-columns-spanned="1" table:number-matrix-rows-spanned="1" table:formula="of:=SUM([.M3:.M6]=[.$BU3:.$BU6])" office:value-type="float"/>
          <table:table-cell table:number-matrix-columns-spanned="1" table:number-matrix-rows-spanned="1" table:formula="of:=SUM([.N3:.N6]=[.$BV3:.$BV6])" office:value-type="float"/>
          <table:table-cell table:number-matrix-columns-spanned="1" table:number-matrix-rows-spanned="1" table:formula="of:=SUM([.O3:.O6]=[.$BW3:.$BW6])" office:value-type="float"/>
          <table:table-cell table:number-matrix-columns-spanned="1" table:number-matrix-rows-spanned="1" table:formula="of:=SUM([.P3:.P6]=[.$BX3:.$BX6])" office:value-type="float"/>
          <table:table-cell table:number-matrix-columns-spanned="1" table:number-matrix-rows-spanned="1" table:formula="of:=SUM([.Q3:.Q6]=[.$BY3:.$BY6])" office:value-type="float"/>
          <table:table-cell table:number-matrix-columns-spanned="1" table:number-matrix-rows-spanned="1" table:formula="of:=SUM([.R3:.R6]=[.$BZ3:.$BZ6])" office:value-type="float"/>
          <table:table-cell table:number-matrix-columns-spanned="1" table:number-matrix-rows-spanned="1" table:formula="of:=SUM([.S3:.S6]=[.$CA3:.$CA6])" office:value-type="float"/>
          <table:table-cell table:number-matrix-columns-spanned="1" table:number-matrix-rows-spanned="1" table:formula="of:=SUM([.T3:.T6]=[.$CB3:.$CB6])" office:value-type="float"/>
          <table:table-cell table:number-matrix-columns-spanned="1" table:number-matrix-rows-spanned="1" table:formula="of:=SUM([.U3:.U6]=[.$CC3:.$CC6])" office:value-type="float"/>
          <table:table-cell table:number-matrix-columns-spanned="1" table:number-matrix-rows-spanned="1" table:formula="of:=SUM([.V3:.V6]=[.$BJ3:.$BJ6])" office:value-type="float"/>
          <table:table-cell table:number-matrix-columns-spanned="1" table:number-matrix-rows-spanned="1" table:formula="of:=SUM([.W3:.W6]=[.$BK3:.$BK6])" office:value-type="float"/>
          <table:table-cell table:number-matrix-columns-spanned="1" table:number-matrix-rows-spanned="1" table:formula="of:=SUM([.X3:.X6]=[.$BL3:.$BL6])" office:value-type="float"/>
          <table:table-cell table:number-matrix-columns-spanned="1" table:number-matrix-rows-spanned="1" table:formula="of:=SUM([.Y3:.Y6]=[.$BM3:.$BM6])" office:value-type="float"/>
          <table:table-cell table:number-matrix-columns-spanned="1" table:number-matrix-rows-spanned="1" table:formula="of:=SUM([.Z3:.Z6]=[.$BN3:.$BN6])" office:value-type="float"/>
          <table:table-cell table:number-matrix-columns-spanned="1" table:number-matrix-rows-spanned="1" table:formula="of:=SUM([.AA3:.AA6]=[.$BO3:.$BO6])" office:value-type="float"/>
          <table:table-cell table:number-matrix-columns-spanned="1" table:number-matrix-rows-spanned="1" table:formula="of:=SUM([.AB3:.AB6]=[.$BP3:.$BP6])" office:value-type="float"/>
          <table:table-cell table:number-matrix-columns-spanned="1" table:number-matrix-rows-spanned="1" table:formula="of:=SUM([.AC3:.AC6]=[.$BQ3:.$BQ6])" office:value-type="float"/>
          <table:table-cell table:number-matrix-columns-spanned="1" table:number-matrix-rows-spanned="1" table:formula="of:=SUM([.AD3:.AD6]=[.$BR3:.$BR6])" office:value-type="float"/>
          <table:table-cell table:number-matrix-columns-spanned="1" table:number-matrix-rows-spanned="1" table:formula="of:=SUM([.AE3:.AE6]=[.$BS3:.$BS6])" office:value-type="float"/>
          <table:table-cell table:number-matrix-columns-spanned="1" table:number-matrix-rows-spanned="1" table:formula="of:=SUM([.AF3:.AF6]=[.$BT3:.$BT6])" office:value-type="float"/>
          <table:table-cell table:number-matrix-columns-spanned="1" table:number-matrix-rows-spanned="1" table:formula="of:=SUM([.AG3:.AG6]=[.$BU3:.$BU6])" office:value-type="float"/>
          <table:table-cell table:number-matrix-columns-spanned="1" table:number-matrix-rows-spanned="1" table:formula="of:=SUM([.AH3:.AH6]=[.$BV3:.$BV6])" office:value-type="float"/>
          <table:table-cell table:number-matrix-columns-spanned="1" table:number-matrix-rows-spanned="1" table:formula="of:=SUM([.AI3:.AI6]=[.$BW3:.$BW6])" office:value-type="float"/>
          <table:table-cell table:number-matrix-columns-spanned="1" table:number-matrix-rows-spanned="1" table:formula="of:=SUM([.AJ3:.AJ6]=[.$BX3:.$BX6])" office:value-type="float"/>
          <table:table-cell table:number-matrix-columns-spanned="1" table:number-matrix-rows-spanned="1" table:formula="of:=SUM([.AK3:.AK6]=[.$BY3:.$BY6])" office:value-type="float"/>
          <table:table-cell table:number-matrix-columns-spanned="1" table:number-matrix-rows-spanned="1" table:formula="of:=SUM([.AL3:.AL6]=[.$BZ3:.$BZ6])" office:value-type="float"/>
          <table:table-cell table:number-matrix-columns-spanned="1" table:number-matrix-rows-spanned="1" table:formula="of:=SUM([.AM3:.AM6]=[.$CA3:.$CA6])" office:value-type="float"/>
          <table:table-cell table:number-matrix-columns-spanned="1" table:number-matrix-rows-spanned="1" table:formula="of:=SUM([.AN3:.AN6]=[.$CB3:.$CB6])" office:value-type="float"/>
          <table:table-cell table:number-matrix-columns-spanned="1" table:number-matrix-rows-spanned="1" table:formula="of:=SUM([.AO3:.AO6]=[.$CC3:.$CC6])" office:value-type="float"/>
          <table:table-cell table:number-matrix-columns-spanned="1" table:number-matrix-rows-spanned="1" table:formula="of:=SUM([.AP3:.AP6]=[.$BJ3:.$BJ6])" office:value-type="float"/>
          <table:table-cell table:number-matrix-columns-spanned="1" table:number-matrix-rows-spanned="1" table:formula="of:=SUM([.AQ3:.AQ6]=[.$BK3:.$BK6])" office:value-type="float"/>
          <table:table-cell table:number-matrix-columns-spanned="1" table:number-matrix-rows-spanned="1" table:formula="of:=SUM([.AR3:.AR6]=[.$BL3:.$BL6])" office:value-type="float"/>
          <table:table-cell table:number-matrix-columns-spanned="1" table:number-matrix-rows-spanned="1" table:formula="of:=SUM([.AS3:.AS6]=[.$BM3:.$BM6])" office:value-type="float"/>
          <table:table-cell table:number-matrix-columns-spanned="1" table:number-matrix-rows-spanned="1" table:formula="of:=SUM([.AT3:.AT6]=[.$BN3:.$BN6])" office:value-type="float"/>
          <table:table-cell table:number-matrix-columns-spanned="1" table:number-matrix-rows-spanned="1" table:formula="of:=SUM([.AU3:.AU6]=[.$BO3:.$BO6])" office:value-type="float"/>
          <table:table-cell table:number-matrix-columns-spanned="1" table:number-matrix-rows-spanned="1" table:formula="of:=SUM([.AV3:.AV6]=[.$BP3:.$BP6])" office:value-type="float"/>
          <table:table-cell table:number-matrix-columns-spanned="1" table:number-matrix-rows-spanned="1" table:formula="of:=SUM([.AW3:.AW6]=[.$BQ3:.$BQ6])" office:value-type="float"/>
          <table:table-cell table:number-matrix-columns-spanned="1" table:number-matrix-rows-spanned="1" table:formula="of:=SUM([.AX3:.AX6]=[.$BR3:.$BR6])" office:value-type="float"/>
          <table:table-cell table:number-matrix-columns-spanned="1" table:number-matrix-rows-spanned="1" table:formula="of:=SUM([.AY3:.AY6]=[.$BS3:.$BS6])" office:value-type="float"/>
          <table:table-cell table:number-matrix-columns-spanned="1" table:number-matrix-rows-spanned="1" table:formula="of:=SUM([.AZ3:.AZ6]=[.$BT3:.$BT6])" office:value-type="float"/>
          <table:table-cell table:number-matrix-columns-spanned="1" table:number-matrix-rows-spanned="1" table:formula="of:=SUM([.BA3:.BA6]=[.$BU3:.$BU6])" office:value-type="float"/>
          <table:table-cell table:number-matrix-columns-spanned="1" table:number-matrix-rows-spanned="1" table:formula="of:=SUM([.BB3:.BB6]=[.$BV3:.$BV6])" office:value-type="float"/>
          <table:table-cell table:number-matrix-columns-spanned="1" table:number-matrix-rows-spanned="1" table:formula="of:=SUM([.BC3:.BC6]=[.$BW3:.$BW6])" office:value-type="float"/>
          <table:table-cell table:number-matrix-columns-spanned="1" table:number-matrix-rows-spanned="1" table:formula="of:=SUM([.BD3:.BD6]=[.$BX3:.$BX6])" office:value-type="float"/>
          <table:table-cell table:number-matrix-columns-spanned="1" table:number-matrix-rows-spanned="1" table:formula="of:=SUM([.BE3:.BE6]=[.$BY3:.$BY6])" office:value-type="float"/>
          <table:table-cell table:number-matrix-columns-spanned="1" table:number-matrix-rows-spanned="1" table:formula="of:=SUM([.BF3:.BF6]=[.$BZ3:.$BZ6])" office:value-type="float"/>
          <table:table-cell table:number-matrix-columns-spanned="1" table:number-matrix-rows-spanned="1" table:formula="of:=SUM([.BG3:.BG6]=[.$CA3:.$CA6])" office:value-type="float"/>
          <table:table-cell table:number-matrix-columns-spanned="1" table:number-matrix-rows-spanned="1" table:formula="of:=SUM([.BH3:.BH6]=[.$CB3:.$CB6])" office:value-type="float"/>
          <table:table-cell table:number-matrix-columns-spanned="1" table:number-matrix-rows-spanned="1" table:formula="of:=SUM([.BI3:.BI6]=[.$CC3:.$CC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6]&lt;[.$CD3:.$CD6])" office:value-type="float"/>
          <table:table-cell table:number-matrix-columns-spanned="1" table:number-matrix-rows-spanned="1" table:formula="of:=SUM([.C3:.C6]&lt;[.$CE3:.$CE6])" office:value-type="float"/>
          <table:table-cell table:number-matrix-columns-spanned="1" table:number-matrix-rows-spanned="1" table:formula="of:=SUM([.D3:.D6]&lt;[.$CF3:.$CF6])" office:value-type="float"/>
          <table:table-cell table:number-matrix-columns-spanned="1" table:number-matrix-rows-spanned="1" table:formula="of:=SUM([.E3:.E6]&lt;[.$CG3:.$CG6])" office:value-type="float"/>
          <table:table-cell table:number-matrix-columns-spanned="1" table:number-matrix-rows-spanned="1" table:formula="of:=SUM([.F3:.F6]&lt;[.$CH3:.$CH6])" office:value-type="float"/>
          <table:table-cell table:number-matrix-columns-spanned="1" table:number-matrix-rows-spanned="1" table:formula="of:=SUM([.G3:.G6]&lt;[.$CI3:.$CI6])" office:value-type="float"/>
          <table:table-cell table:number-matrix-columns-spanned="1" table:number-matrix-rows-spanned="1" table:formula="of:=SUM([.H3:.H6]&lt;[.$CJ3:.$CJ6])" office:value-type="float"/>
          <table:table-cell table:number-matrix-columns-spanned="1" table:number-matrix-rows-spanned="1" table:formula="of:=SUM([.I3:.I6]&lt;[.$CK3:.$CK6])" office:value-type="float"/>
          <table:table-cell table:number-matrix-columns-spanned="1" table:number-matrix-rows-spanned="1" table:formula="of:=SUM([.J3:.J6]&lt;[.$CL3:.$CL6])" office:value-type="float"/>
          <table:table-cell table:number-matrix-columns-spanned="1" table:number-matrix-rows-spanned="1" table:formula="of:=SUM([.K3:.K6]&lt;[.$CM3:.$CM6])" office:value-type="float"/>
          <table:table-cell table:number-matrix-columns-spanned="1" table:number-matrix-rows-spanned="1" table:formula="of:=SUM([.L3:.L6]&lt;[.$CN3:.$CN6])" office:value-type="float"/>
          <table:table-cell table:number-matrix-columns-spanned="1" table:number-matrix-rows-spanned="1" table:formula="of:=SUM([.M3:.M6]&lt;[.$CO3:.$CO6])" office:value-type="float"/>
          <table:table-cell table:number-matrix-columns-spanned="1" table:number-matrix-rows-spanned="1" table:formula="of:=SUM([.N3:.N6]&lt;[.$CP3:.$CP6])" office:value-type="float"/>
          <table:table-cell table:number-matrix-columns-spanned="1" table:number-matrix-rows-spanned="1" table:formula="of:=SUM([.O3:.O6]&lt;[.$CQ3:.$CQ6])" office:value-type="float"/>
          <table:table-cell table:number-matrix-columns-spanned="1" table:number-matrix-rows-spanned="1" table:formula="of:=SUM([.P3:.P6]&lt;[.$CR3:.$CR6])" office:value-type="float"/>
          <table:table-cell table:number-matrix-columns-spanned="1" table:number-matrix-rows-spanned="1" table:formula="of:=SUM([.Q3:.Q6]&lt;[.$CS3:.$CS6])" office:value-type="float"/>
          <table:table-cell table:number-matrix-columns-spanned="1" table:number-matrix-rows-spanned="1" table:formula="of:=SUM([.R3:.R6]&lt;[.$CT3:.$CT6])" office:value-type="float"/>
          <table:table-cell table:number-matrix-columns-spanned="1" table:number-matrix-rows-spanned="1" table:formula="of:=SUM([.S3:.S6]&lt;[.$CU3:.$CU6])" office:value-type="float"/>
          <table:table-cell table:number-matrix-columns-spanned="1" table:number-matrix-rows-spanned="1" table:formula="of:=SUM([.T3:.T6]&lt;[.$CV3:.$CV6])" office:value-type="float"/>
          <table:table-cell table:number-matrix-columns-spanned="1" table:number-matrix-rows-spanned="1" table:formula="of:=SUM([.U3:.U6]&lt;[.$CW3:.$CW6])" office:value-type="float"/>
          <table:table-cell table:number-matrix-columns-spanned="1" table:number-matrix-rows-spanned="1" table:formula="of:=SUM([.V3:.V6]&lt;[.$CD3:.$CD6])" office:value-type="float"/>
          <table:table-cell table:number-matrix-columns-spanned="1" table:number-matrix-rows-spanned="1" table:formula="of:=SUM([.W3:.W6]&lt;[.$CE3:.$CE6])" office:value-type="float"/>
          <table:table-cell table:number-matrix-columns-spanned="1" table:number-matrix-rows-spanned="1" table:formula="of:=SUM([.X3:.X6]&lt;[.$CF3:.$CF6])" office:value-type="float"/>
          <table:table-cell table:number-matrix-columns-spanned="1" table:number-matrix-rows-spanned="1" table:formula="of:=SUM([.Y3:.Y6]&lt;[.$CG3:.$CG6])" office:value-type="float"/>
          <table:table-cell table:number-matrix-columns-spanned="1" table:number-matrix-rows-spanned="1" table:formula="of:=SUM([.Z3:.Z6]&lt;[.$CH3:.$CH6])" office:value-type="float"/>
          <table:table-cell table:number-matrix-columns-spanned="1" table:number-matrix-rows-spanned="1" table:formula="of:=SUM([.AA3:.AA6]&lt;[.$CI3:.$CI6])" office:value-type="float"/>
          <table:table-cell table:number-matrix-columns-spanned="1" table:number-matrix-rows-spanned="1" table:formula="of:=SUM([.AB3:.AB6]&lt;[.$CJ3:.$CJ6])" office:value-type="float"/>
          <table:table-cell table:number-matrix-columns-spanned="1" table:number-matrix-rows-spanned="1" table:formula="of:=SUM([.AC3:.AC6]&lt;[.$CK3:.$CK6])" office:value-type="float"/>
          <table:table-cell table:number-matrix-columns-spanned="1" table:number-matrix-rows-spanned="1" table:formula="of:=SUM([.AD3:.AD6]&lt;[.$CL3:.$CL6])" office:value-type="float"/>
          <table:table-cell table:number-matrix-columns-spanned="1" table:number-matrix-rows-spanned="1" table:formula="of:=SUM([.AE3:.AE6]&lt;[.$CM3:.$CM6])" office:value-type="float"/>
          <table:table-cell table:number-matrix-columns-spanned="1" table:number-matrix-rows-spanned="1" table:formula="of:=SUM([.AF3:.AF6]&lt;[.$CN3:.$CN6])" office:value-type="float"/>
          <table:table-cell table:number-matrix-columns-spanned="1" table:number-matrix-rows-spanned="1" table:formula="of:=SUM([.AG3:.AG6]&lt;[.$CO3:.$CO6])" office:value-type="float"/>
          <table:table-cell table:number-matrix-columns-spanned="1" table:number-matrix-rows-spanned="1" table:formula="of:=SUM([.AH3:.AH6]&lt;[.$CP3:.$CP6])" office:value-type="float"/>
          <table:table-cell table:number-matrix-columns-spanned="1" table:number-matrix-rows-spanned="1" table:formula="of:=SUM([.AI3:.AI6]&lt;[.$CQ3:.$CQ6])" office:value-type="float"/>
          <table:table-cell table:number-matrix-columns-spanned="1" table:number-matrix-rows-spanned="1" table:formula="of:=SUM([.AJ3:.AJ6]&lt;[.$CR3:.$CR6])" office:value-type="float"/>
          <table:table-cell table:number-matrix-columns-spanned="1" table:number-matrix-rows-spanned="1" table:formula="of:=SUM([.AK3:.AK6]&lt;[.$CS3:.$CS6])" office:value-type="float"/>
          <table:table-cell table:number-matrix-columns-spanned="1" table:number-matrix-rows-spanned="1" table:formula="of:=SUM([.AL3:.AL6]&lt;[.$CT3:.$CT6])" office:value-type="float"/>
          <table:table-cell table:number-matrix-columns-spanned="1" table:number-matrix-rows-spanned="1" table:formula="of:=SUM([.AM3:.AM6]&lt;[.$CU3:.$CU6])" office:value-type="float"/>
          <table:table-cell table:number-matrix-columns-spanned="1" table:number-matrix-rows-spanned="1" table:formula="of:=SUM([.AN3:.AN6]&lt;[.$CV3:.$CV6])" office:value-type="float"/>
          <table:table-cell table:number-matrix-columns-spanned="1" table:number-matrix-rows-spanned="1" table:formula="of:=SUM([.AO3:.AO6]&lt;[.$CW3:.$CW6])" office:value-type="float"/>
          <table:table-cell table:number-matrix-columns-spanned="1" table:number-matrix-rows-spanned="1" table:formula="of:=SUM([.AP3:.AP6]&lt;[.$CD3:.$CD6])" office:value-type="float"/>
          <table:table-cell table:number-matrix-columns-spanned="1" table:number-matrix-rows-spanned="1" table:formula="of:=SUM([.AQ3:.AQ6]&lt;[.$CE3:.$CE6])" office:value-type="float"/>
          <table:table-cell table:number-matrix-columns-spanned="1" table:number-matrix-rows-spanned="1" table:formula="of:=SUM([.AR3:.AR6]&lt;[.$CF3:.$CF6])" office:value-type="float"/>
          <table:table-cell table:number-matrix-columns-spanned="1" table:number-matrix-rows-spanned="1" table:formula="of:=SUM([.AS3:.AS6]&lt;[.$CG3:.$CG6])" office:value-type="float"/>
          <table:table-cell table:number-matrix-columns-spanned="1" table:number-matrix-rows-spanned="1" table:formula="of:=SUM([.AT3:.AT6]&lt;[.$CH3:.$CH6])" office:value-type="float"/>
          <table:table-cell table:number-matrix-columns-spanned="1" table:number-matrix-rows-spanned="1" table:formula="of:=SUM([.AU3:.AU6]&lt;[.$CI3:.$CI6])" office:value-type="float"/>
          <table:table-cell table:number-matrix-columns-spanned="1" table:number-matrix-rows-spanned="1" table:formula="of:=SUM([.AV3:.AV6]&lt;[.$CJ3:.$CJ6])" office:value-type="float"/>
          <table:table-cell table:number-matrix-columns-spanned="1" table:number-matrix-rows-spanned="1" table:formula="of:=SUM([.AW3:.AW6]&lt;[.$CK3:.$CK6])" office:value-type="float"/>
          <table:table-cell table:number-matrix-columns-spanned="1" table:number-matrix-rows-spanned="1" table:formula="of:=SUM([.AX3:.AX6]&lt;[.$CL3:.$CL6])" office:value-type="float"/>
          <table:table-cell table:number-matrix-columns-spanned="1" table:number-matrix-rows-spanned="1" table:formula="of:=SUM([.AY3:.AY6]&lt;[.$CM3:.$CM6])" office:value-type="float"/>
          <table:table-cell table:number-matrix-columns-spanned="1" table:number-matrix-rows-spanned="1" table:formula="of:=SUM([.AZ3:.AZ6]&lt;[.$CN3:.$CN6])" office:value-type="float"/>
          <table:table-cell table:number-matrix-columns-spanned="1" table:number-matrix-rows-spanned="1" table:formula="of:=SUM([.BA3:.BA6]&lt;[.$CO3:.$CO6])" office:value-type="float"/>
          <table:table-cell table:number-matrix-columns-spanned="1" table:number-matrix-rows-spanned="1" table:formula="of:=SUM([.BB3:.BB6]&lt;[.$CP3:.$CP6])" office:value-type="float"/>
          <table:table-cell table:number-matrix-columns-spanned="1" table:number-matrix-rows-spanned="1" table:formula="of:=SUM([.BC3:.BC6]&lt;[.$CQ3:.$CQ6])" office:value-type="float"/>
          <table:table-cell table:number-matrix-columns-spanned="1" table:number-matrix-rows-spanned="1" table:formula="of:=SUM([.BD3:.BD6]&lt;[.$CR3:.$CR6])" office:value-type="float"/>
          <table:table-cell table:number-matrix-columns-spanned="1" table:number-matrix-rows-spanned="1" table:formula="of:=SUM([.BE3:.BE6]&lt;[.$CS3:.$CS6])" office:value-type="float"/>
          <table:table-cell table:number-matrix-columns-spanned="1" table:number-matrix-rows-spanned="1" table:formula="of:=SUM([.BF3:.BF6]&lt;[.$CT3:.$CT6])" office:value-type="float"/>
          <table:table-cell table:number-matrix-columns-spanned="1" table:number-matrix-rows-spanned="1" table:formula="of:=SUM([.BG3:.BG6]&lt;[.$CU3:.$CU6])" office:value-type="float"/>
          <table:table-cell table:number-matrix-columns-spanned="1" table:number-matrix-rows-spanned="1" table:formula="of:=SUM([.BH3:.BH6]&lt;[.$CV3:.$CV6])" office:value-type="float"/>
          <table:table-cell table:number-matrix-columns-spanned="1" table:number-matrix-rows-spanned="1" table:formula="of:=SUM([.BI3:.BI6]&lt;[.$CW3:.$CW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6]&gt;[.$CD3:.$CD6])" office:value-type="float"/>
          <table:table-cell table:number-matrix-columns-spanned="1" table:number-matrix-rows-spanned="1" table:formula="of:=SUM([.C3:.C6]&gt;[.$CE3:.$CE6])" office:value-type="float"/>
          <table:table-cell table:number-matrix-columns-spanned="1" table:number-matrix-rows-spanned="1" table:formula="of:=SUM([.D3:.D6]&gt;[.$CF3:.$CF6])" office:value-type="float"/>
          <table:table-cell table:number-matrix-columns-spanned="1" table:number-matrix-rows-spanned="1" table:formula="of:=SUM([.E3:.E6]&gt;[.$CG3:.$CG6])" office:value-type="float"/>
          <table:table-cell table:number-matrix-columns-spanned="1" table:number-matrix-rows-spanned="1" table:formula="of:=SUM([.F3:.F6]&gt;[.$CH3:.$CH6])" office:value-type="float"/>
          <table:table-cell table:number-matrix-columns-spanned="1" table:number-matrix-rows-spanned="1" table:formula="of:=SUM([.G3:.G6]&gt;[.$CI3:.$CI6])" office:value-type="float"/>
          <table:table-cell table:number-matrix-columns-spanned="1" table:number-matrix-rows-spanned="1" table:formula="of:=SUM([.H3:.H6]&gt;[.$CJ3:.$CJ6])" office:value-type="float"/>
          <table:table-cell table:number-matrix-columns-spanned="1" table:number-matrix-rows-spanned="1" table:formula="of:=SUM([.I3:.I6]&gt;[.$CK3:.$CK6])" office:value-type="float"/>
          <table:table-cell table:number-matrix-columns-spanned="1" table:number-matrix-rows-spanned="1" table:formula="of:=SUM([.J3:.J6]&gt;[.$CL3:.$CL6])" office:value-type="float"/>
          <table:table-cell table:number-matrix-columns-spanned="1" table:number-matrix-rows-spanned="1" table:formula="of:=SUM([.K3:.K6]&gt;[.$CM3:.$CM6])" office:value-type="float"/>
          <table:table-cell table:number-matrix-columns-spanned="1" table:number-matrix-rows-spanned="1" table:formula="of:=SUM([.L3:.L6]&gt;[.$CN3:.$CN6])" office:value-type="float"/>
          <table:table-cell table:number-matrix-columns-spanned="1" table:number-matrix-rows-spanned="1" table:formula="of:=SUM([.M3:.M6]&gt;[.$CO3:.$CO6])" office:value-type="float"/>
          <table:table-cell table:number-matrix-columns-spanned="1" table:number-matrix-rows-spanned="1" table:formula="of:=SUM([.N3:.N6]&gt;[.$CP3:.$CP6])" office:value-type="float"/>
          <table:table-cell table:number-matrix-columns-spanned="1" table:number-matrix-rows-spanned="1" table:formula="of:=SUM([.O3:.O6]&gt;[.$CQ3:.$CQ6])" office:value-type="float"/>
          <table:table-cell table:number-matrix-columns-spanned="1" table:number-matrix-rows-spanned="1" table:formula="of:=SUM([.P3:.P6]&gt;[.$CR3:.$CR6])" office:value-type="float"/>
          <table:table-cell table:number-matrix-columns-spanned="1" table:number-matrix-rows-spanned="1" table:formula="of:=SUM([.Q3:.Q6]&gt;[.$CS3:.$CS6])" office:value-type="float"/>
          <table:table-cell table:number-matrix-columns-spanned="1" table:number-matrix-rows-spanned="1" table:formula="of:=SUM([.R3:.R6]&gt;[.$CT3:.$CT6])" office:value-type="float"/>
          <table:table-cell table:number-matrix-columns-spanned="1" table:number-matrix-rows-spanned="1" table:formula="of:=SUM([.S3:.S6]&gt;[.$CU3:.$CU6])" office:value-type="float"/>
          <table:table-cell table:number-matrix-columns-spanned="1" table:number-matrix-rows-spanned="1" table:formula="of:=SUM([.T3:.T6]&gt;[.$CV3:.$CV6])" office:value-type="float"/>
          <table:table-cell table:number-matrix-columns-spanned="1" table:number-matrix-rows-spanned="1" table:formula="of:=SUM([.U3:.U6]&gt;[.$CW3:.$CW6])" office:value-type="float"/>
          <table:table-cell table:number-matrix-columns-spanned="1" table:number-matrix-rows-spanned="1" table:formula="of:=SUM([.V3:.V6]&gt;[.$CD3:.$CD6])" office:value-type="float"/>
          <table:table-cell table:number-matrix-columns-spanned="1" table:number-matrix-rows-spanned="1" table:formula="of:=SUM([.W3:.W6]&gt;[.$CE3:.$CE6])" office:value-type="float"/>
          <table:table-cell table:number-matrix-columns-spanned="1" table:number-matrix-rows-spanned="1" table:formula="of:=SUM([.X3:.X6]&gt;[.$CF3:.$CF6])" office:value-type="float"/>
          <table:table-cell table:number-matrix-columns-spanned="1" table:number-matrix-rows-spanned="1" table:formula="of:=SUM([.Y3:.Y6]&gt;[.$CG3:.$CG6])" office:value-type="float"/>
          <table:table-cell table:number-matrix-columns-spanned="1" table:number-matrix-rows-spanned="1" table:formula="of:=SUM([.Z3:.Z6]&gt;[.$CH3:.$CH6])" office:value-type="float"/>
          <table:table-cell table:number-matrix-columns-spanned="1" table:number-matrix-rows-spanned="1" table:formula="of:=SUM([.AA3:.AA6]&gt;[.$CI3:.$CI6])" office:value-type="float"/>
          <table:table-cell table:number-matrix-columns-spanned="1" table:number-matrix-rows-spanned="1" table:formula="of:=SUM([.AB3:.AB6]&gt;[.$CJ3:.$CJ6])" office:value-type="float"/>
          <table:table-cell table:number-matrix-columns-spanned="1" table:number-matrix-rows-spanned="1" table:formula="of:=SUM([.AC3:.AC6]&gt;[.$CK3:.$CK6])" office:value-type="float"/>
          <table:table-cell table:number-matrix-columns-spanned="1" table:number-matrix-rows-spanned="1" table:formula="of:=SUM([.AD3:.AD6]&gt;[.$CL3:.$CL6])" office:value-type="float"/>
          <table:table-cell table:number-matrix-columns-spanned="1" table:number-matrix-rows-spanned="1" table:formula="of:=SUM([.AE3:.AE6]&gt;[.$CM3:.$CM6])" office:value-type="float"/>
          <table:table-cell table:number-matrix-columns-spanned="1" table:number-matrix-rows-spanned="1" table:formula="of:=SUM([.AF3:.AF6]&gt;[.$CN3:.$CN6])" office:value-type="float"/>
          <table:table-cell table:number-matrix-columns-spanned="1" table:number-matrix-rows-spanned="1" table:formula="of:=SUM([.AG3:.AG6]&gt;[.$CO3:.$CO6])" office:value-type="float"/>
          <table:table-cell table:number-matrix-columns-spanned="1" table:number-matrix-rows-spanned="1" table:formula="of:=SUM([.AH3:.AH6]&gt;[.$CP3:.$CP6])" office:value-type="float"/>
          <table:table-cell table:number-matrix-columns-spanned="1" table:number-matrix-rows-spanned="1" table:formula="of:=SUM([.AI3:.AI6]&gt;[.$CQ3:.$CQ6])" office:value-type="float"/>
          <table:table-cell table:number-matrix-columns-spanned="1" table:number-matrix-rows-spanned="1" table:formula="of:=SUM([.AJ3:.AJ6]&gt;[.$CR3:.$CR6])" office:value-type="float"/>
          <table:table-cell table:number-matrix-columns-spanned="1" table:number-matrix-rows-spanned="1" table:formula="of:=SUM([.AK3:.AK6]&gt;[.$CS3:.$CS6])" office:value-type="float"/>
          <table:table-cell table:number-matrix-columns-spanned="1" table:number-matrix-rows-spanned="1" table:formula="of:=SUM([.AL3:.AL6]&gt;[.$CT3:.$CT6])" office:value-type="float"/>
          <table:table-cell table:number-matrix-columns-spanned="1" table:number-matrix-rows-spanned="1" table:formula="of:=SUM([.AM3:.AM6]&gt;[.$CU3:.$CU6])" office:value-type="float"/>
          <table:table-cell table:number-matrix-columns-spanned="1" table:number-matrix-rows-spanned="1" table:formula="of:=SUM([.AN3:.AN6]&gt;[.$CV3:.$CV6])" office:value-type="float"/>
          <table:table-cell table:number-matrix-columns-spanned="1" table:number-matrix-rows-spanned="1" table:formula="of:=SUM([.AO3:.AO6]&gt;[.$CW3:.$CW6])" office:value-type="float"/>
          <table:table-cell table:number-matrix-columns-spanned="1" table:number-matrix-rows-spanned="1" table:formula="of:=SUM([.AP3:.AP6]&gt;[.$CD3:.$CD6])" office:value-type="float"/>
          <table:table-cell table:number-matrix-columns-spanned="1" table:number-matrix-rows-spanned="1" table:formula="of:=SUM([.AQ3:.AQ6]&gt;[.$CE3:.$CE6])" office:value-type="float"/>
          <table:table-cell table:number-matrix-columns-spanned="1" table:number-matrix-rows-spanned="1" table:formula="of:=SUM([.AR3:.AR6]&gt;[.$CF3:.$CF6])" office:value-type="float"/>
          <table:table-cell table:number-matrix-columns-spanned="1" table:number-matrix-rows-spanned="1" table:formula="of:=SUM([.AS3:.AS6]&gt;[.$CG3:.$CG6])" office:value-type="float"/>
          <table:table-cell table:number-matrix-columns-spanned="1" table:number-matrix-rows-spanned="1" table:formula="of:=SUM([.AT3:.AT6]&gt;[.$CH3:.$CH6])" office:value-type="float"/>
          <table:table-cell table:number-matrix-columns-spanned="1" table:number-matrix-rows-spanned="1" table:formula="of:=SUM([.AU3:.AU6]&gt;[.$CI3:.$CI6])" office:value-type="float"/>
          <table:table-cell table:number-matrix-columns-spanned="1" table:number-matrix-rows-spanned="1" table:formula="of:=SUM([.AV3:.AV6]&gt;[.$CJ3:.$CJ6])" office:value-type="float"/>
          <table:table-cell table:number-matrix-columns-spanned="1" table:number-matrix-rows-spanned="1" table:formula="of:=SUM([.AW3:.AW6]&gt;[.$CK3:.$CK6])" office:value-type="float"/>
          <table:table-cell table:number-matrix-columns-spanned="1" table:number-matrix-rows-spanned="1" table:formula="of:=SUM([.AX3:.AX6]&gt;[.$CL3:.$CL6])" office:value-type="float"/>
          <table:table-cell table:number-matrix-columns-spanned="1" table:number-matrix-rows-spanned="1" table:formula="of:=SUM([.AY3:.AY6]&gt;[.$CM3:.$CM6])" office:value-type="float"/>
          <table:table-cell table:number-matrix-columns-spanned="1" table:number-matrix-rows-spanned="1" table:formula="of:=SUM([.AZ3:.AZ6]&gt;[.$CN3:.$CN6])" office:value-type="float"/>
          <table:table-cell table:number-matrix-columns-spanned="1" table:number-matrix-rows-spanned="1" table:formula="of:=SUM([.BA3:.BA6]&gt;[.$CO3:.$CO6])" office:value-type="float"/>
          <table:table-cell table:number-matrix-columns-spanned="1" table:number-matrix-rows-spanned="1" table:formula="of:=SUM([.BB3:.BB6]&gt;[.$CP3:.$CP6])" office:value-type="float"/>
          <table:table-cell table:number-matrix-columns-spanned="1" table:number-matrix-rows-spanned="1" table:formula="of:=SUM([.BC3:.BC6]&gt;[.$CQ3:.$CQ6])" office:value-type="float"/>
          <table:table-cell table:number-matrix-columns-spanned="1" table:number-matrix-rows-spanned="1" table:formula="of:=SUM([.BD3:.BD6]&gt;[.$CR3:.$CR6])" office:value-type="float"/>
          <table:table-cell table:number-matrix-columns-spanned="1" table:number-matrix-rows-spanned="1" table:formula="of:=SUM([.BE3:.BE6]&gt;[.$CS3:.$CS6])" office:value-type="float"/>
          <table:table-cell table:number-matrix-columns-spanned="1" table:number-matrix-rows-spanned="1" table:formula="of:=SUM([.BF3:.BF6]&gt;[.$CT3:.$CT6])" office:value-type="float"/>
          <table:table-cell table:number-matrix-columns-spanned="1" table:number-matrix-rows-spanned="1" table:formula="of:=SUM([.BG3:.BG6]&gt;[.$CU3:.$CU6])" office:value-type="float"/>
          <table:table-cell table:number-matrix-columns-spanned="1" table:number-matrix-rows-spanned="1" table:formula="of:=SUM([.BH3:.BH6]&gt;[.$CV3:.$CV6])" office:value-type="float"/>
          <table:table-cell table:number-matrix-columns-spanned="1" table:number-matrix-rows-spanned="1" table:formula="of:=SUM([.BI3:.BI6]&gt;[.$CW3:.$CW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6]=[.$CX3:.$CX6])" office:value-type="float"/>
          <table:table-cell table:number-matrix-columns-spanned="1" table:number-matrix-rows-spanned="1" table:formula="of:=SUM([.C3:.C6]=[.$CY3:.$CY6])" office:value-type="float"/>
          <table:table-cell table:number-matrix-columns-spanned="1" table:number-matrix-rows-spanned="1" table:formula="of:=SUM([.D3:.D6]=[.$CZ3:.$CZ6])" office:value-type="float"/>
          <table:table-cell table:number-matrix-columns-spanned="1" table:number-matrix-rows-spanned="1" table:formula="of:=SUM([.E3:.E6]=[.$DA3:.$DA6])" office:value-type="float"/>
          <table:table-cell table:number-matrix-columns-spanned="1" table:number-matrix-rows-spanned="1" table:formula="of:=SUM([.F3:.F6]=[.$DB3:.$DB6])" office:value-type="float"/>
          <table:table-cell table:number-matrix-columns-spanned="1" table:number-matrix-rows-spanned="1" table:formula="of:=SUM([.G3:.G6]=[.$DC3:.$DC6])" office:value-type="float"/>
          <table:table-cell table:number-matrix-columns-spanned="1" table:number-matrix-rows-spanned="1" table:formula="of:=SUM([.H3:.H6]=[.$DD3:.$DD6])" office:value-type="float"/>
          <table:table-cell table:number-matrix-columns-spanned="1" table:number-matrix-rows-spanned="1" table:formula="of:=SUM([.I3:.I6]=[.$DE3:.$DE6])" office:value-type="float"/>
          <table:table-cell table:number-matrix-columns-spanned="1" table:number-matrix-rows-spanned="1" table:formula="of:=SUM([.J3:.J6]=[.$DF3:.$DF6])" office:value-type="float"/>
          <table:table-cell table:number-matrix-columns-spanned="1" table:number-matrix-rows-spanned="1" table:formula="of:=SUM([.K3:.K6]=[.$DG3:.$DG6])" office:value-type="float"/>
          <table:table-cell table:number-matrix-columns-spanned="1" table:number-matrix-rows-spanned="1" table:formula="of:=SUM([.L3:.L6]=[.$DH3:.$DH6])" office:value-type="float"/>
          <table:table-cell table:number-matrix-columns-spanned="1" table:number-matrix-rows-spanned="1" table:formula="of:=SUM([.M3:.M6]=[.$DI3:.$DI6])" office:value-type="float"/>
          <table:table-cell table:number-matrix-columns-spanned="1" table:number-matrix-rows-spanned="1" table:formula="of:=SUM([.N3:.N6]=[.$DJ3:.$DJ6])" office:value-type="float"/>
          <table:table-cell table:number-matrix-columns-spanned="1" table:number-matrix-rows-spanned="1" table:formula="of:=SUM([.O3:.O6]=[.$DK3:.$DK6])" office:value-type="float"/>
          <table:table-cell table:number-matrix-columns-spanned="1" table:number-matrix-rows-spanned="1" table:formula="of:=SUM([.P3:.P6]=[.$DL3:.$DL6])" office:value-type="float"/>
          <table:table-cell table:number-matrix-columns-spanned="1" table:number-matrix-rows-spanned="1" table:formula="of:=SUM([.Q3:.Q6]=[.$DM3:.$DM6])" office:value-type="float"/>
          <table:table-cell table:number-matrix-columns-spanned="1" table:number-matrix-rows-spanned="1" table:formula="of:=SUM([.R3:.R6]=[.$DN3:.$DN6])" office:value-type="float"/>
          <table:table-cell table:number-matrix-columns-spanned="1" table:number-matrix-rows-spanned="1" table:formula="of:=SUM([.S3:.S6]=[.$DO3:.$DO6])" office:value-type="float"/>
          <table:table-cell table:number-matrix-columns-spanned="1" table:number-matrix-rows-spanned="1" table:formula="of:=SUM([.T3:.T6]=[.$DP3:.$DP6])" office:value-type="float"/>
          <table:table-cell table:number-matrix-columns-spanned="1" table:number-matrix-rows-spanned="1" table:formula="of:=SUM([.U3:.U6]=[.$DQ3:.$DQ6])" office:value-type="float"/>
          <table:table-cell table:number-matrix-columns-spanned="1" table:number-matrix-rows-spanned="1" table:formula="of:=SUM([.V3:.V6]=[.$CX3:.$CX6])" office:value-type="float"/>
          <table:table-cell table:number-matrix-columns-spanned="1" table:number-matrix-rows-spanned="1" table:formula="of:=SUM([.W3:.W6]=[.$CY3:.$CY6])" office:value-type="float"/>
          <table:table-cell table:number-matrix-columns-spanned="1" table:number-matrix-rows-spanned="1" table:formula="of:=SUM([.X3:.X6]=[.$CZ3:.$CZ6])" office:value-type="float"/>
          <table:table-cell table:number-matrix-columns-spanned="1" table:number-matrix-rows-spanned="1" table:formula="of:=SUM([.Y3:.Y6]=[.$DA3:.$DA6])" office:value-type="float"/>
          <table:table-cell table:number-matrix-columns-spanned="1" table:number-matrix-rows-spanned="1" table:formula="of:=SUM([.Z3:.Z6]=[.$DB3:.$DB6])" office:value-type="float"/>
          <table:table-cell table:number-matrix-columns-spanned="1" table:number-matrix-rows-spanned="1" table:formula="of:=SUM([.AA3:.AA6]=[.$DC3:.$DC6])" office:value-type="float"/>
          <table:table-cell table:number-matrix-columns-spanned="1" table:number-matrix-rows-spanned="1" table:formula="of:=SUM([.AB3:.AB6]=[.$DD3:.$DD6])" office:value-type="float"/>
          <table:table-cell table:number-matrix-columns-spanned="1" table:number-matrix-rows-spanned="1" table:formula="of:=SUM([.AC3:.AC6]=[.$DE3:.$DE6])" office:value-type="float"/>
          <table:table-cell table:number-matrix-columns-spanned="1" table:number-matrix-rows-spanned="1" table:formula="of:=SUM([.AD3:.AD6]=[.$DF3:.$DF6])" office:value-type="float"/>
          <table:table-cell table:number-matrix-columns-spanned="1" table:number-matrix-rows-spanned="1" table:formula="of:=SUM([.AE3:.AE6]=[.$DG3:.$DG6])" office:value-type="float"/>
          <table:table-cell table:number-matrix-columns-spanned="1" table:number-matrix-rows-spanned="1" table:formula="of:=SUM([.AF3:.AF6]=[.$DH3:.$DH6])" office:value-type="float"/>
          <table:table-cell table:number-matrix-columns-spanned="1" table:number-matrix-rows-spanned="1" table:formula="of:=SUM([.AG3:.AG6]=[.$DI3:.$DI6])" office:value-type="float"/>
          <table:table-cell table:number-matrix-columns-spanned="1" table:number-matrix-rows-spanned="1" table:formula="of:=SUM([.AH3:.AH6]=[.$DJ3:.$DJ6])" office:value-type="float"/>
          <table:table-cell table:number-matrix-columns-spanned="1" table:number-matrix-rows-spanned="1" table:formula="of:=SUM([.AI3:.AI6]=[.$DK3:.$DK6])" office:value-type="float"/>
          <table:table-cell table:number-matrix-columns-spanned="1" table:number-matrix-rows-spanned="1" table:formula="of:=SUM([.AJ3:.AJ6]=[.$DL3:.$DL6])" office:value-type="float"/>
          <table:table-cell table:number-matrix-columns-spanned="1" table:number-matrix-rows-spanned="1" table:formula="of:=SUM([.AK3:.AK6]=[.$DM3:.$DM6])" office:value-type="float"/>
          <table:table-cell table:number-matrix-columns-spanned="1" table:number-matrix-rows-spanned="1" table:formula="of:=SUM([.AL3:.AL6]=[.$DN3:.$DN6])" office:value-type="float"/>
          <table:table-cell table:number-matrix-columns-spanned="1" table:number-matrix-rows-spanned="1" table:formula="of:=SUM([.AM3:.AM6]=[.$DO3:.$DO6])" office:value-type="float"/>
          <table:table-cell table:number-matrix-columns-spanned="1" table:number-matrix-rows-spanned="1" table:formula="of:=SUM([.AN3:.AN6]=[.$DP3:.$DP6])" office:value-type="float"/>
          <table:table-cell table:number-matrix-columns-spanned="1" table:number-matrix-rows-spanned="1" table:formula="of:=SUM([.AO3:.AO6]=[.$DQ3:.$DQ6])" office:value-type="float"/>
          <table:table-cell table:number-matrix-columns-spanned="1" table:number-matrix-rows-spanned="1" table:formula="of:=SUM([.AP3:.AP6]=[.$CX3:.$CX6])" office:value-type="float"/>
          <table:table-cell table:number-matrix-columns-spanned="1" table:number-matrix-rows-spanned="1" table:formula="of:=SUM([.AQ3:.AQ6]=[.$CY3:.$CY6])" office:value-type="float"/>
          <table:table-cell table:number-matrix-columns-spanned="1" table:number-matrix-rows-spanned="1" table:formula="of:=SUM([.AR3:.AR6]=[.$CZ3:.$CZ6])" office:value-type="float"/>
          <table:table-cell table:number-matrix-columns-spanned="1" table:number-matrix-rows-spanned="1" table:formula="of:=SUM([.AS3:.AS6]=[.$DA3:.$DA6])" office:value-type="float"/>
          <table:table-cell table:number-matrix-columns-spanned="1" table:number-matrix-rows-spanned="1" table:formula="of:=SUM([.AT3:.AT6]=[.$DB3:.$DB6])" office:value-type="float"/>
          <table:table-cell table:number-matrix-columns-spanned="1" table:number-matrix-rows-spanned="1" table:formula="of:=SUM([.AU3:.AU6]=[.$DC3:.$DC6])" office:value-type="float"/>
          <table:table-cell table:number-matrix-columns-spanned="1" table:number-matrix-rows-spanned="1" table:formula="of:=SUM([.AV3:.AV6]=[.$DD3:.$DD6])" office:value-type="float"/>
          <table:table-cell table:number-matrix-columns-spanned="1" table:number-matrix-rows-spanned="1" table:formula="of:=SUM([.AW3:.AW6]=[.$DE3:.$DE6])" office:value-type="float"/>
          <table:table-cell table:number-matrix-columns-spanned="1" table:number-matrix-rows-spanned="1" table:formula="of:=SUM([.AX3:.AX6]=[.$DF3:.$DF6])" office:value-type="float"/>
          <table:table-cell table:number-matrix-columns-spanned="1" table:number-matrix-rows-spanned="1" table:formula="of:=SUM([.AY3:.AY6]=[.$DG3:.$DG6])" office:value-type="float"/>
          <table:table-cell table:number-matrix-columns-spanned="1" table:number-matrix-rows-spanned="1" table:formula="of:=SUM([.AZ3:.AZ6]=[.$DH3:.$DH6])" office:value-type="float"/>
          <table:table-cell table:number-matrix-columns-spanned="1" table:number-matrix-rows-spanned="1" table:formula="of:=SUM([.BA3:.BA6]=[.$DI3:.$DI6])" office:value-type="float"/>
          <table:table-cell table:number-matrix-columns-spanned="1" table:number-matrix-rows-spanned="1" table:formula="of:=SUM([.BB3:.BB6]=[.$DJ3:.$DJ6])" office:value-type="float"/>
          <table:table-cell table:number-matrix-columns-spanned="1" table:number-matrix-rows-spanned="1" table:formula="of:=SUM([.BC3:.BC6]=[.$DK3:.$DK6])" office:value-type="float"/>
          <table:table-cell table:number-matrix-columns-spanned="1" table:number-matrix-rows-spanned="1" table:formula="of:=SUM([.BD3:.BD6]=[.$DL3:.$DL6])" office:value-type="float"/>
          <table:table-cell table:number-matrix-columns-spanned="1" table:number-matrix-rows-spanned="1" table:formula="of:=SUM([.BE3:.BE6]=[.$DM3:.$DM6])" office:value-type="float"/>
          <table:table-cell table:number-matrix-columns-spanned="1" table:number-matrix-rows-spanned="1" table:formula="of:=SUM([.BF3:.BF6]=[.$DN3:.$DN6])" office:value-type="float"/>
          <table:table-cell table:number-matrix-columns-spanned="1" table:number-matrix-rows-spanned="1" table:formula="of:=SUM([.BG3:.BG6]=[.$DO3:.$DO6])" office:value-type="float"/>
          <table:table-cell table:number-matrix-columns-spanned="1" table:number-matrix-rows-spanned="1" table:formula="of:=SUM([.BH3:.BH6]=[.$DP3:.$DP6])" office:value-type="float"/>
          <table:table-cell table:number-matrix-columns-spanned="1" table:number-matrix-rows-spanned="1" table:formula="of:=SUM([.BI3:.BI6]=[.$DQ3:.$DQ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